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North_Eas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41.147868828" calcext:value-type="float">
            <text:p>341.147868828</text:p>
          </table:table-cell>
          <table:table-cell office:value-type="float" office:value="316.882345913" calcext:value-type="float">
            <text:p>316.882345913</text:p>
          </table:table-cell>
          <table:table-cell office:value-type="float" office:value="317.339132617" calcext:value-type="float">
            <text:p>317.339132617</text:p>
          </table:table-cell>
          <table:table-cell office:value-type="float" office:value="278.162400823" calcext:value-type="float">
            <text:p>278.162400823</text:p>
          </table:table-cell>
          <table:table-cell office:value-type="float" office:value="264.899547628" calcext:value-type="float">
            <text:p>264.899547628</text:p>
          </table:table-cell>
          <table:table-cell office:value-type="float" office:value="275.976712095" calcext:value-type="float">
            <text:p>275.976712095</text:p>
          </table:table-cell>
          <table:table-cell office:value-type="float" office:value="255.604225299" calcext:value-type="float">
            <text:p>255.604225299</text:p>
          </table:table-cell>
          <table:table-cell office:value-type="float" office:value="254.60875201" calcext:value-type="float">
            <text:p>254.60875201</text:p>
          </table:table-cell>
          <table:table-cell office:value-type="float" office:value="263.819634062" calcext:value-type="float">
            <text:p>263.819634062</text:p>
          </table:table-cell>
          <table:table-cell office:value-type="float" office:value="226.237519126" calcext:value-type="float">
            <text:p>226.237519126</text:p>
          </table:table-cell>
          <table:table-cell office:value-type="float" office:value="230.904930329" calcext:value-type="float">
            <text:p>230.904930329</text:p>
          </table:table-cell>
          <table:table-cell office:value-type="float" office:value="196.778945043" calcext:value-type="float">
            <text:p>196.778945043</text:p>
          </table:table-cell>
          <table:table-cell office:value-type="float" office:value="244.175908933" calcext:value-type="float">
            <text:p>244.175908933</text:p>
          </table:table-cell>
          <table:table-cell office:value-type="float" office:value="237.39041078" calcext:value-type="float">
            <text:p>237.39041078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93.4283329526" calcext:value-type="float">
            <text:p>93.4283329526</text:p>
          </table:table-cell>
          <table:table-cell office:value-type="float" office:value="88.2344324319" calcext:value-type="float">
            <text:p>88.2344324319</text:p>
          </table:table-cell>
          <table:table-cell office:value-type="float" office:value="88.6831377759" calcext:value-type="float">
            <text:p>88.6831377759</text:p>
          </table:table-cell>
          <table:table-cell office:value-type="float" office:value="79.1381761907" calcext:value-type="float">
            <text:p>79.1381761907</text:p>
          </table:table-cell>
          <table:table-cell office:value-type="float" office:value="72.4480073973" calcext:value-type="float">
            <text:p>72.4480073973</text:p>
          </table:table-cell>
          <table:table-cell office:value-type="float" office:value="78.0118168951" calcext:value-type="float">
            <text:p>78.0118168951</text:p>
          </table:table-cell>
          <table:table-cell office:value-type="float" office:value="71.7903243348" calcext:value-type="float">
            <text:p>71.7903243348</text:p>
          </table:table-cell>
          <table:table-cell office:value-type="float" office:value="72.5874355326" calcext:value-type="float">
            <text:p>72.5874355326</text:p>
          </table:table-cell>
          <table:table-cell office:value-type="float" office:value="76.1233220899" calcext:value-type="float">
            <text:p>76.1233220899</text:p>
          </table:table-cell>
          <table:table-cell office:value-type="float" office:value="64.6857913662" calcext:value-type="float">
            <text:p>64.6857913662</text:p>
          </table:table-cell>
          <table:table-cell office:value-type="float" office:value="68.2780475752" calcext:value-type="float">
            <text:p>68.2780475752</text:p>
          </table:table-cell>
          <table:table-cell office:value-type="float" office:value="57.8518983437" calcext:value-type="float">
            <text:p>57.8518983437</text:p>
          </table:table-cell>
          <table:table-cell office:value-type="float" office:value="68.6451029002" calcext:value-type="float">
            <text:p>68.6451029002</text:p>
          </table:table-cell>
          <table:table-cell office:value-type="float" office:value="65.6343796501" calcext:value-type="float">
            <text:p>65.6343796501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42083740924" calcext:value-type="float">
            <text:p>1.4208374092</text:p>
          </table:table-cell>
          <table:table-cell office:value-type="float" office:value="1.28332863237" calcext:value-type="float">
            <text:p>1.2833286324</text:p>
          </table:table-cell>
          <table:table-cell office:value-type="float" office:value="1.37416160779" calcext:value-type="float">
            <text:p>1.3741616078</text:p>
          </table:table-cell>
          <table:table-cell office:value-type="float" office:value="1.1627037566" calcext:value-type="float">
            <text:p>1.1627037566</text:p>
          </table:table-cell>
          <table:table-cell office:value-type="float" office:value="1.06373428004" calcext:value-type="float">
            <text:p>1.06373428</text:p>
          </table:table-cell>
          <table:table-cell office:value-type="float" office:value="1.19722891747" calcext:value-type="float">
            <text:p>1.1972289175</text:p>
          </table:table-cell>
          <table:table-cell office:value-type="float" office:value="1.12311270099" calcext:value-type="float">
            <text:p>1.123112701</text:p>
          </table:table-cell>
          <table:table-cell office:value-type="float" office:value="1.14783696372" calcext:value-type="float">
            <text:p>1.1478369637</text:p>
          </table:table-cell>
          <table:table-cell office:value-type="float" office:value="1.22288805958" calcext:value-type="float">
            <text:p>1.2228880596</text:p>
          </table:table-cell>
          <table:table-cell office:value-type="float" office:value="1.03663761148" calcext:value-type="float">
            <text:p>1.0366376115</text:p>
          </table:table-cell>
          <table:table-cell office:value-type="float" office:value="1.10561125509" calcext:value-type="float">
            <text:p>1.1056112551</text:p>
          </table:table-cell>
          <table:table-cell office:value-type="float" office:value="0.927868591844" calcext:value-type="float">
            <text:p>0.9278685918</text:p>
          </table:table-cell>
          <table:table-cell office:value-type="float" office:value="1.12962281127" calcext:value-type="float">
            <text:p>1.1296228113</text:p>
          </table:table-cell>
          <table:table-cell office:value-type="float" office:value="1.12864344036" calcext:value-type="float">
            <text:p>1.1286434404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2205358892" calcext:value-type="float">
            <text:p>1.3220535889</text:p>
          </table:table-cell>
          <table:table-cell office:value-type="float" office:value="1.15519710408" calcext:value-type="float">
            <text:p>1.1551971041</text:p>
          </table:table-cell>
          <table:table-cell office:value-type="float" office:value="1.23957434532" calcext:value-type="float">
            <text:p>1.2395743453</text:p>
          </table:table-cell>
          <table:table-cell office:value-type="float" office:value="1.07493066873" calcext:value-type="float">
            <text:p>1.0749306687</text:p>
          </table:table-cell>
          <table:table-cell office:value-type="float" office:value="0.964343290171" calcext:value-type="float">
            <text:p>0.9643432902</text:p>
          </table:table-cell>
          <table:table-cell office:value-type="float" office:value="1.07235886486" calcext:value-type="float">
            <text:p>1.0723588649</text:p>
          </table:table-cell>
          <table:table-cell office:value-type="float" office:value="1.00402422721" calcext:value-type="float">
            <text:p>1.0040242272</text:p>
          </table:table-cell>
          <table:table-cell office:value-type="float" office:value="1.03518034824" calcext:value-type="float">
            <text:p>1.0351803482</text:p>
          </table:table-cell>
          <table:table-cell office:value-type="float" office:value="1.08643492896" calcext:value-type="float">
            <text:p>1.086434929</text:p>
          </table:table-cell>
          <table:table-cell office:value-type="float" office:value="0.901824600545" calcext:value-type="float">
            <text:p>0.9018246005</text:p>
          </table:table-cell>
          <table:table-cell office:value-type="float" office:value="0.916946936914" calcext:value-type="float">
            <text:p>0.9169469369</text:p>
          </table:table-cell>
          <table:table-cell office:value-type="float" office:value="0.825499820526" calcext:value-type="float">
            <text:p>0.8254998205</text:p>
          </table:table-cell>
          <table:table-cell office:value-type="float" office:value="1.0251513567" calcext:value-type="float">
            <text:p>1.0251513567</text:p>
          </table:table-cell>
          <table:table-cell office:value-type="float" office:value="0.976717964097" calcext:value-type="float">
            <text:p>0.9767179641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40.6961745745" calcext:value-type="float">
            <text:p>40.6961745745</text:p>
          </table:table-cell>
          <table:table-cell office:value-type="float" office:value="36.992033656" calcext:value-type="float">
            <text:p>36.992033656</text:p>
          </table:table-cell>
          <table:table-cell office:value-type="float" office:value="37.9411590417" calcext:value-type="float">
            <text:p>37.9411590417</text:p>
          </table:table-cell>
          <table:table-cell office:value-type="float" office:value="32.571408755" calcext:value-type="float">
            <text:p>32.571408755</text:p>
          </table:table-cell>
          <table:table-cell office:value-type="float" office:value="30.4410031437" calcext:value-type="float">
            <text:p>30.4410031437</text:p>
          </table:table-cell>
          <table:table-cell office:value-type="float" office:value="32.9558676525" calcext:value-type="float">
            <text:p>32.9558676525</text:p>
          </table:table-cell>
          <table:table-cell office:value-type="float" office:value="30.3094873143" calcext:value-type="float">
            <text:p>30.3094873143</text:p>
          </table:table-cell>
          <table:table-cell office:value-type="float" office:value="30.3029424269" calcext:value-type="float">
            <text:p>30.3029424269</text:p>
          </table:table-cell>
          <table:table-cell office:value-type="float" office:value="31.4117355802" calcext:value-type="float">
            <text:p>31.4117355802</text:p>
          </table:table-cell>
          <table:table-cell office:value-type="float" office:value="26.9697973013" calcext:value-type="float">
            <text:p>26.9697973013</text:p>
          </table:table-cell>
          <table:table-cell office:value-type="float" office:value="26.3307781237" calcext:value-type="float">
            <text:p>26.3307781237</text:p>
          </table:table-cell>
          <table:table-cell office:value-type="float" office:value="22.9544905915" calcext:value-type="float">
            <text:p>22.9544905915</text:p>
          </table:table-cell>
          <table:table-cell office:value-type="float" office:value="29.2130769947" calcext:value-type="float">
            <text:p>29.2130769947</text:p>
          </table:table-cell>
          <table:table-cell office:value-type="float" office:value="27.8601316358" calcext:value-type="float">
            <text:p>27.8601316358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58055273976" calcext:value-type="float">
            <text:p>0.258055274</text:p>
          </table:table-cell>
          <table:table-cell office:value-type="float" office:value="0.21487305566" calcext:value-type="float">
            <text:p>0.2148730557</text:p>
          </table:table-cell>
          <table:table-cell office:value-type="float" office:value="0.239692316574" calcext:value-type="float">
            <text:p>0.2396923166</text:p>
          </table:table-cell>
          <table:table-cell office:value-type="float" office:value="0.203155974933" calcext:value-type="float">
            <text:p>0.2031559749</text:p>
          </table:table-cell>
          <table:table-cell office:value-type="float" office:value="0.180555302916" calcext:value-type="float">
            <text:p>0.1805553029</text:p>
          </table:table-cell>
          <table:table-cell office:value-type="float" office:value="0.199728630437" calcext:value-type="float">
            <text:p>0.1997286304</text:p>
          </table:table-cell>
          <table:table-cell office:value-type="float" office:value="0.187445427565" calcext:value-type="float">
            <text:p>0.1874454276</text:p>
          </table:table-cell>
          <table:table-cell office:value-type="float" office:value="0.195961520748" calcext:value-type="float">
            <text:p>0.1959615207</text:p>
          </table:table-cell>
          <table:table-cell office:value-type="float" office:value="0.215205964945" calcext:value-type="float">
            <text:p>0.2152059649</text:p>
          </table:table-cell>
          <table:table-cell office:value-type="float" office:value="0.170249015732" calcext:value-type="float">
            <text:p>0.1702490157</text:p>
          </table:table-cell>
          <table:table-cell office:value-type="float" office:value="0.167182154465" calcext:value-type="float">
            <text:p>0.1671821545</text:p>
          </table:table-cell>
          <table:table-cell office:value-type="float" office:value="0.157521480645" calcext:value-type="float">
            <text:p>0.1575214806</text:p>
          </table:table-cell>
          <table:table-cell office:value-type="float" office:value="0.194431768652" calcext:value-type="float">
            <text:p>0.1944317687</text:p>
          </table:table-cell>
          <table:table-cell office:value-type="float" office:value="0.194863331903" calcext:value-type="float">
            <text:p>0.1948633319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03541588715" calcext:value-type="float">
            <text:p>0.2035415887</text:p>
          </table:table-cell>
          <table:table-cell office:value-type="float" office:value="0.186328787802" calcext:value-type="float">
            <text:p>0.1863287878</text:p>
          </table:table-cell>
          <table:table-cell office:value-type="float" office:value="0.20098545596" calcext:value-type="float">
            <text:p>0.200985456</text:p>
          </table:table-cell>
          <table:table-cell office:value-type="float" office:value="0.163110399154" calcext:value-type="float">
            <text:p>0.1631103992</text:p>
          </table:table-cell>
          <table:table-cell office:value-type="float" office:value="0.154567558557" calcext:value-type="float">
            <text:p>0.1545675586</text:p>
          </table:table-cell>
          <table:table-cell office:value-type="float" office:value="0.168803912186" calcext:value-type="float">
            <text:p>0.1688039122</text:p>
          </table:table-cell>
          <table:table-cell office:value-type="float" office:value="0.158235246641" calcext:value-type="float">
            <text:p>0.1582352466</text:p>
          </table:table-cell>
          <table:table-cell office:value-type="float" office:value="0.156137554893" calcext:value-type="float">
            <text:p>0.1561375549</text:p>
          </table:table-cell>
          <table:table-cell office:value-type="float" office:value="0.160652115834" calcext:value-type="float">
            <text:p>0.1606521158</text:p>
          </table:table-cell>
          <table:table-cell office:value-type="float" office:value="0.137513387097" calcext:value-type="float">
            <text:p>0.1375133871</text:p>
          </table:table-cell>
          <table:table-cell office:value-type="float" office:value="0.133939657474" calcext:value-type="float">
            <text:p>0.1339396575</text:p>
          </table:table-cell>
          <table:table-cell office:value-type="float" office:value="0.116897435769" calcext:value-type="float">
            <text:p>0.1168974358</text:p>
          </table:table-cell>
          <table:table-cell office:value-type="float" office:value="0.148970974373" calcext:value-type="float">
            <text:p>0.1489709744</text:p>
          </table:table-cell>
          <table:table-cell office:value-type="float" office:value="0.136566156159" calcext:value-type="float">
            <text:p>0.1365661562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99416774353" calcext:value-type="float">
            <text:p>0.4994167744</text:p>
          </table:table-cell>
          <table:table-cell office:value-type="float" office:value="0.434708460222" calcext:value-type="float">
            <text:p>0.4347084602</text:p>
          </table:table-cell>
          <table:table-cell office:value-type="float" office:value="0.463567729595" calcext:value-type="float">
            <text:p>0.4635677296</text:p>
          </table:table-cell>
          <table:table-cell office:value-type="float" office:value="0.386141339086" calcext:value-type="float">
            <text:p>0.3861413391</text:p>
          </table:table-cell>
          <table:table-cell office:value-type="float" office:value="0.360527557213" calcext:value-type="float">
            <text:p>0.3605275572</text:p>
          </table:table-cell>
          <table:table-cell office:value-type="float" office:value="0.398146373325" calcext:value-type="float">
            <text:p>0.3981463733</text:p>
          </table:table-cell>
          <table:table-cell office:value-type="float" office:value="0.35911974952" calcext:value-type="float">
            <text:p>0.3591197495</text:p>
          </table:table-cell>
          <table:table-cell office:value-type="float" office:value="0.362542788024" calcext:value-type="float">
            <text:p>0.362542788</text:p>
          </table:table-cell>
          <table:table-cell office:value-type="float" office:value="0.382256690751" calcext:value-type="float">
            <text:p>0.3822566908</text:p>
          </table:table-cell>
          <table:table-cell office:value-type="float" office:value="0.318232079504" calcext:value-type="float">
            <text:p>0.3182320795</text:p>
          </table:table-cell>
          <table:table-cell office:value-type="float" office:value="0.300444239628" calcext:value-type="float">
            <text:p>0.3004442396</text:p>
          </table:table-cell>
          <table:table-cell office:value-type="float" office:value="0.27676604774" calcext:value-type="float">
            <text:p>0.2767660477</text:p>
          </table:table-cell>
          <table:table-cell office:value-type="float" office:value="0.355745481868" calcext:value-type="float">
            <text:p>0.3557454819</text:p>
          </table:table-cell>
          <table:table-cell office:value-type="float" office:value="0.336112306872" calcext:value-type="float">
            <text:p>0.3361123069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2.0822361034" calcext:value-type="float">
            <text:p>12.0822361034</text:p>
          </table:table-cell>
          <table:table-cell office:value-type="float" office:value="8.90912119353" calcext:value-type="float">
            <text:p>8.9091211935</text:p>
          </table:table-cell>
          <table:table-cell office:value-type="float" office:value="9.94518962375" calcext:value-type="float">
            <text:p>9.9451896238</text:p>
          </table:table-cell>
          <table:table-cell office:value-type="float" office:value="8.43556929581" calcext:value-type="float">
            <text:p>8.4355692958</text:p>
          </table:table-cell>
          <table:table-cell office:value-type="float" office:value="7.97035787069" calcext:value-type="float">
            <text:p>7.9703578707</text:p>
          </table:table-cell>
          <table:table-cell office:value-type="float" office:value="8.37531924309" calcext:value-type="float">
            <text:p>8.3753192431</text:p>
          </table:table-cell>
          <table:table-cell office:value-type="float" office:value="8.21190343006" calcext:value-type="float">
            <text:p>8.2119034301</text:p>
          </table:table-cell>
          <table:table-cell office:value-type="float" office:value="8.24150344593" calcext:value-type="float">
            <text:p>8.2415034459</text:p>
          </table:table-cell>
          <table:table-cell office:value-type="float" office:value="9.32261015054" calcext:value-type="float">
            <text:p>9.3226101505</text:p>
          </table:table-cell>
          <table:table-cell office:value-type="float" office:value="7.00822209251" calcext:value-type="float">
            <text:p>7.0082220925</text:p>
          </table:table-cell>
          <table:table-cell office:value-type="float" office:value="6.99580821019" calcext:value-type="float">
            <text:p>6.9958082102</text:p>
          </table:table-cell>
          <table:table-cell office:value-type="float" office:value="6.54118096986" calcext:value-type="float">
            <text:p>6.5411809699</text:p>
          </table:table-cell>
          <table:table-cell office:value-type="float" office:value="8.47215786751" calcext:value-type="float">
            <text:p>8.4721578675</text:p>
          </table:table-cell>
          <table:table-cell office:value-type="float" office:value="8.4100986287" calcext:value-type="float">
            <text:p>8.4100986287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72115458535" calcext:value-type="float">
            <text:p>0.3721154585</text:p>
          </table:table-cell>
          <table:table-cell office:value-type="float" office:value="0.344283214202" calcext:value-type="float">
            <text:p>0.3442832142</text:p>
          </table:table-cell>
          <table:table-cell office:value-type="float" office:value="0.358064643496" calcext:value-type="float">
            <text:p>0.3580646435</text:p>
          </table:table-cell>
          <table:table-cell office:value-type="float" office:value="0.327402844734" calcext:value-type="float">
            <text:p>0.3274028447</text:p>
          </table:table-cell>
          <table:table-cell office:value-type="float" office:value="0.312335607095" calcext:value-type="float">
            <text:p>0.3123356071</text:p>
          </table:table-cell>
          <table:table-cell office:value-type="float" office:value="0.330672352192" calcext:value-type="float">
            <text:p>0.3306723522</text:p>
          </table:table-cell>
          <table:table-cell office:value-type="float" office:value="0.314733853832" calcext:value-type="float">
            <text:p>0.3147338538</text:p>
          </table:table-cell>
          <table:table-cell office:value-type="float" office:value="0.325990405763" calcext:value-type="float">
            <text:p>0.3259904058</text:p>
          </table:table-cell>
          <table:table-cell office:value-type="float" office:value="0.344789098659" calcext:value-type="float">
            <text:p>0.3447890987</text:p>
          </table:table-cell>
          <table:table-cell office:value-type="float" office:value="0.274464840708" calcext:value-type="float">
            <text:p>0.2744648407</text:p>
          </table:table-cell>
          <table:table-cell office:value-type="float" office:value="0.293180263915" calcext:value-type="float">
            <text:p>0.2931802639</text:p>
          </table:table-cell>
          <table:table-cell office:value-type="float" office:value="0.268117434231" calcext:value-type="float">
            <text:p>0.2681174342</text:p>
          </table:table-cell>
          <table:table-cell office:value-type="float" office:value="0.311836526738" calcext:value-type="float">
            <text:p>0.3118365267</text:p>
          </table:table-cell>
          <table:table-cell office:value-type="float" office:value="0.305900118452" calcext:value-type="float">
            <text:p>0.3059001185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th_Wes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04.668167436" calcext:value-type="float">
            <text:p>304.668167436</text:p>
          </table:table-cell>
          <table:table-cell office:value-type="float" office:value="332.164419154" calcext:value-type="float">
            <text:p>332.164419154</text:p>
          </table:table-cell>
          <table:table-cell office:value-type="float" office:value="313.098239307" calcext:value-type="float">
            <text:p>313.098239307</text:p>
          </table:table-cell>
          <table:table-cell office:value-type="float" office:value="313.980340655" calcext:value-type="float">
            <text:p>313.980340655</text:p>
          </table:table-cell>
          <table:table-cell office:value-type="float" office:value="273.808385817" calcext:value-type="float">
            <text:p>273.808385817</text:p>
          </table:table-cell>
          <table:table-cell office:value-type="float" office:value="277.02075947" calcext:value-type="float">
            <text:p>277.02075947</text:p>
          </table:table-cell>
          <table:table-cell office:value-type="float" office:value="264.734461677" calcext:value-type="float">
            <text:p>264.734461677</text:p>
          </table:table-cell>
          <table:table-cell office:value-type="float" office:value="234.078353724" calcext:value-type="float">
            <text:p>234.078353724</text:p>
          </table:table-cell>
          <table:table-cell office:value-type="float" office:value="300.908174406" calcext:value-type="float">
            <text:p>300.908174406</text:p>
          </table:table-cell>
          <table:table-cell office:value-type="float" office:value="254.940435863" calcext:value-type="float">
            <text:p>254.940435863</text:p>
          </table:table-cell>
          <table:table-cell office:value-type="float" office:value="227.092086426" calcext:value-type="float">
            <text:p>227.092086426</text:p>
          </table:table-cell>
          <table:table-cell office:value-type="float" office:value="203.078310742" calcext:value-type="float">
            <text:p>203.078310742</text:p>
          </table:table-cell>
          <table:table-cell office:value-type="float" office:value="228.921426906" calcext:value-type="float">
            <text:p>228.921426906</text:p>
          </table:table-cell>
          <table:table-cell office:value-type="float" office:value="202.222196607" calcext:value-type="float">
            <text:p>202.222196607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4.5407294541" calcext:value-type="float">
            <text:p>84.5407294541</text:p>
          </table:table-cell>
          <table:table-cell office:value-type="float" office:value="93.789442135" calcext:value-type="float">
            <text:p>93.789442135</text:p>
          </table:table-cell>
          <table:table-cell office:value-type="float" office:value="89.1531753001" calcext:value-type="float">
            <text:p>89.1531753001</text:p>
          </table:table-cell>
          <table:table-cell office:value-type="float" office:value="86.9255025213" calcext:value-type="float">
            <text:p>86.9255025213</text:p>
          </table:table-cell>
          <table:table-cell office:value-type="float" office:value="77.6044490048" calcext:value-type="float">
            <text:p>77.6044490048</text:p>
          </table:table-cell>
          <table:table-cell office:value-type="float" office:value="78.7476146632" calcext:value-type="float">
            <text:p>78.7476146632</text:p>
          </table:table-cell>
          <table:table-cell office:value-type="float" office:value="74.3627566838" calcext:value-type="float">
            <text:p>74.3627566838</text:p>
          </table:table-cell>
          <table:table-cell office:value-type="float" office:value="67.1454409425" calcext:value-type="float">
            <text:p>67.1454409425</text:p>
          </table:table-cell>
          <table:table-cell office:value-type="float" office:value="83.6019413031" calcext:value-type="float">
            <text:p>83.6019413031</text:p>
          </table:table-cell>
          <table:table-cell office:value-type="float" office:value="72.7861575822" calcext:value-type="float">
            <text:p>72.7861575822</text:p>
          </table:table-cell>
          <table:table-cell office:value-type="float" office:value="65.8795802695" calcext:value-type="float">
            <text:p>65.8795802695</text:p>
          </table:table-cell>
          <table:table-cell office:value-type="float" office:value="60.6049991729" calcext:value-type="float">
            <text:p>60.6049991729</text:p>
          </table:table-cell>
          <table:table-cell office:value-type="float" office:value="66.5765031832" calcext:value-type="float">
            <text:p>66.5765031832</text:p>
          </table:table-cell>
          <table:table-cell office:value-type="float" office:value="58.7000212294" calcext:value-type="float">
            <text:p>58.7000212294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9198381583" calcext:value-type="float">
            <text:p>1.2919838158</text:p>
          </table:table-cell>
          <table:table-cell office:value-type="float" office:value="1.42740060637" calcext:value-type="float">
            <text:p>1.4274006064</text:p>
          </table:table-cell>
          <table:table-cell office:value-type="float" office:value="1.34735354607" calcext:value-type="float">
            <text:p>1.3473535461</text:p>
          </table:table-cell>
          <table:table-cell office:value-type="float" office:value="1.38175142481" calcext:value-type="float">
            <text:p>1.3817514248</text:p>
          </table:table-cell>
          <table:table-cell office:value-type="float" office:value="1.21477248399" calcext:value-type="float">
            <text:p>1.214772484</text:p>
          </table:table-cell>
          <table:table-cell office:value-type="float" office:value="1.28284911362" calcext:value-type="float">
            <text:p>1.2828491136</text:p>
          </table:table-cell>
          <table:table-cell office:value-type="float" office:value="1.23053423597" calcext:value-type="float">
            <text:p>1.230534236</text:p>
          </table:table-cell>
          <table:table-cell office:value-type="float" office:value="1.07161653179" calcext:value-type="float">
            <text:p>1.0716165318</text:p>
          </table:table-cell>
          <table:table-cell office:value-type="float" office:value="1.42974506981" calcext:value-type="float">
            <text:p>1.4297450698</text:p>
          </table:table-cell>
          <table:table-cell office:value-type="float" office:value="1.24211256015" calcext:value-type="float">
            <text:p>1.2421125602</text:p>
          </table:table-cell>
          <table:table-cell office:value-type="float" office:value="1.07282163943" calcext:value-type="float">
            <text:p>1.0728216394</text:p>
          </table:table-cell>
          <table:table-cell office:value-type="float" office:value="0.983714124017" calcext:value-type="float">
            <text:p>0.983714124</text:p>
          </table:table-cell>
          <table:table-cell office:value-type="float" office:value="1.10973525791" calcext:value-type="float">
            <text:p>1.1097352579</text:p>
          </table:table-cell>
          <table:table-cell office:value-type="float" office:value="0.965233340956" calcext:value-type="float">
            <text:p>0.965233341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18982276147" calcext:value-type="float">
            <text:p>1.1898227615</text:p>
          </table:table-cell>
          <table:table-cell office:value-type="float" office:value="1.29965851135" calcext:value-type="float">
            <text:p>1.2996585114</text:p>
          </table:table-cell>
          <table:table-cell office:value-type="float" office:value="1.21068269295" calcext:value-type="float">
            <text:p>1.210682693</text:p>
          </table:table-cell>
          <table:table-cell office:value-type="float" office:value="1.23244115073" calcext:value-type="float">
            <text:p>1.2324411507</text:p>
          </table:table-cell>
          <table:table-cell office:value-type="float" office:value="1.08937142238" calcext:value-type="float">
            <text:p>1.0893714224</text:p>
          </table:table-cell>
          <table:table-cell office:value-type="float" office:value="1.13443673952" calcext:value-type="float">
            <text:p>1.1344367395</text:p>
          </table:table-cell>
          <table:table-cell office:value-type="float" office:value="1.07290352591" calcext:value-type="float">
            <text:p>1.0729035259</text:p>
          </table:table-cell>
          <table:table-cell office:value-type="float" office:value="0.951304233272" calcext:value-type="float">
            <text:p>0.9513042333</text:p>
          </table:table-cell>
          <table:table-cell office:value-type="float" office:value="1.24935382097" calcext:value-type="float">
            <text:p>1.249353821</text:p>
          </table:table-cell>
          <table:table-cell office:value-type="float" office:value="1.10979104446" calcext:value-type="float">
            <text:p>1.1097910445</text:p>
          </table:table-cell>
          <table:table-cell office:value-type="float" office:value="0.95262191651" calcext:value-type="float">
            <text:p>0.9526219165</text:p>
          </table:table-cell>
          <table:table-cell office:value-type="float" office:value="0.870086686149" calcext:value-type="float">
            <text:p>0.8700866861</text:p>
          </table:table-cell>
          <table:table-cell office:value-type="float" office:value="0.968636232244" calcext:value-type="float">
            <text:p>0.9686362322</text:p>
          </table:table-cell>
          <table:table-cell office:value-type="float" office:value="0.843369509289" calcext:value-type="float">
            <text:p>0.8433695093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6.125961978" calcext:value-type="float">
            <text:p>36.125961978</text:p>
          </table:table-cell>
          <table:table-cell office:value-type="float" office:value="39.1959932106" calcext:value-type="float">
            <text:p>39.1959932106</text:p>
          </table:table-cell>
          <table:table-cell office:value-type="float" office:value="36.4727074143" calcext:value-type="float">
            <text:p>36.4727074143</text:p>
          </table:table-cell>
          <table:table-cell office:value-type="float" office:value="36.8633898914" calcext:value-type="float">
            <text:p>36.8633898914</text:p>
          </table:table-cell>
          <table:table-cell office:value-type="float" office:value="32.4769081561" calcext:value-type="float">
            <text:p>32.4769081561</text:p>
          </table:table-cell>
          <table:table-cell office:value-type="float" office:value="32.2613625429" calcext:value-type="float">
            <text:p>32.2613625429</text:p>
          </table:table-cell>
          <table:table-cell office:value-type="float" office:value="31.2798409415" calcext:value-type="float">
            <text:p>31.2798409415</text:p>
          </table:table-cell>
          <table:table-cell office:value-type="float" office:value="27.2395375412" calcext:value-type="float">
            <text:p>27.2395375412</text:p>
          </table:table-cell>
          <table:table-cell office:value-type="float" office:value="34.9554487515" calcext:value-type="float">
            <text:p>34.9554487515</text:p>
          </table:table-cell>
          <table:table-cell office:value-type="float" office:value="29.8187141258" calcext:value-type="float">
            <text:p>29.8187141258</text:p>
          </table:table-cell>
          <table:table-cell office:value-type="float" office:value="26.7740667673" calcext:value-type="float">
            <text:p>26.7740667673</text:p>
          </table:table-cell>
          <table:table-cell office:value-type="float" office:value="23.6846723437" calcext:value-type="float">
            <text:p>23.6846723437</text:p>
          </table:table-cell>
          <table:table-cell office:value-type="float" office:value="26.6322595018" calcext:value-type="float">
            <text:p>26.6322595018</text:p>
          </table:table-cell>
          <table:table-cell office:value-type="float" office:value="23.4792358253" calcext:value-type="float">
            <text:p>23.4792358253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26332212498" calcext:value-type="float">
            <text:p>0.2263322125</text:p>
          </table:table-cell>
          <table:table-cell office:value-type="float" office:value="0.245910218263" calcext:value-type="float">
            <text:p>0.2459102183</text:p>
          </table:table-cell>
          <table:table-cell office:value-type="float" office:value="0.227658734981" calcext:value-type="float">
            <text:p>0.227658735</text:p>
          </table:table-cell>
          <table:table-cell office:value-type="float" office:value="0.234953617455" calcext:value-type="float">
            <text:p>0.2349536175</text:p>
          </table:table-cell>
          <table:table-cell office:value-type="float" office:value="0.211550212144" calcext:value-type="float">
            <text:p>0.2115502121</text:p>
          </table:table-cell>
          <table:table-cell office:value-type="float" office:value="0.217299132237" calcext:value-type="float">
            <text:p>0.2172991322</text:p>
          </table:table-cell>
          <table:table-cell office:value-type="float" office:value="0.211757509713" calcext:value-type="float">
            <text:p>0.2117575097</text:p>
          </table:table-cell>
          <table:table-cell office:value-type="float" office:value="0.180516174385" calcext:value-type="float">
            <text:p>0.1805161744</text:p>
          </table:table-cell>
          <table:table-cell office:value-type="float" office:value="0.241636989155" calcext:value-type="float">
            <text:p>0.2416369892</text:p>
          </table:table-cell>
          <table:table-cell office:value-type="float" office:value="0.211091153264" calcext:value-type="float">
            <text:p>0.2110911533</text:p>
          </table:table-cell>
          <table:table-cell office:value-type="float" office:value="0.182336965065" calcext:value-type="float">
            <text:p>0.1823369651</text:p>
          </table:table-cell>
          <table:table-cell office:value-type="float" office:value="0.160817372251" calcext:value-type="float">
            <text:p>0.1608173723</text:p>
          </table:table-cell>
          <table:table-cell office:value-type="float" office:value="0.18964116654" calcext:value-type="float">
            <text:p>0.1896411665</text:p>
          </table:table-cell>
          <table:table-cell office:value-type="float" office:value="0.15655164838" calcext:value-type="float">
            <text:p>0.1565516484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84806119356" calcext:value-type="float">
            <text:p>0.1848061194</text:p>
          </table:table-cell>
          <table:table-cell office:value-type="float" office:value="0.198118769661" calcext:value-type="float">
            <text:p>0.1981187697</text:p>
          </table:table-cell>
          <table:table-cell office:value-type="float" office:value="0.188753557289" calcext:value-type="float">
            <text:p>0.1887535573</text:p>
          </table:table-cell>
          <table:table-cell office:value-type="float" office:value="0.187800074606" calcext:value-type="float">
            <text:p>0.1878000746</text:p>
          </table:table-cell>
          <table:table-cell office:value-type="float" office:value="0.163523738407" calcext:value-type="float">
            <text:p>0.1635237384</text:p>
          </table:table-cell>
          <table:table-cell office:value-type="float" office:value="0.162258433892" calcext:value-type="float">
            <text:p>0.1622584339</text:p>
          </table:table-cell>
          <table:table-cell office:value-type="float" office:value="0.159481999495" calcext:value-type="float">
            <text:p>0.1594819995</text:p>
          </table:table-cell>
          <table:table-cell office:value-type="float" office:value="0.139950603816" calcext:value-type="float">
            <text:p>0.1399506038</text:p>
          </table:table-cell>
          <table:table-cell office:value-type="float" office:value="0.175457948646" calcext:value-type="float">
            <text:p>0.1754579486</text:p>
          </table:table-cell>
          <table:table-cell office:value-type="float" office:value="0.149373856437" calcext:value-type="float">
            <text:p>0.1493738564</text:p>
          </table:table-cell>
          <table:table-cell office:value-type="float" office:value="0.1382764166" calcext:value-type="float">
            <text:p>0.1382764166</text:p>
          </table:table-cell>
          <table:table-cell office:value-type="float" office:value="0.123228362382" calcext:value-type="float">
            <text:p>0.1232283624</text:p>
          </table:table-cell>
          <table:table-cell office:value-type="float" office:value="0.134645402019" calcext:value-type="float">
            <text:p>0.134645402</text:p>
          </table:table-cell>
          <table:table-cell office:value-type="float" office:value="0.119910728275" calcext:value-type="float">
            <text:p>0.1199107283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36635843492" calcext:value-type="float">
            <text:p>0.4366358435</text:p>
          </table:table-cell>
          <table:table-cell office:value-type="float" office:value="0.464723887872" calcext:value-type="float">
            <text:p>0.4647238879</text:p>
          </table:table-cell>
          <table:table-cell office:value-type="float" office:value="0.434742491756" calcext:value-type="float">
            <text:p>0.4347424918</text:p>
          </table:table-cell>
          <table:table-cell office:value-type="float" office:value="0.443637072558" calcext:value-type="float">
            <text:p>0.4436370726</text:p>
          </table:table-cell>
          <table:table-cell office:value-type="float" office:value="0.389362717886" calcext:value-type="float">
            <text:p>0.3893627179</text:p>
          </table:table-cell>
          <table:table-cell office:value-type="float" office:value="0.386632525936" calcext:value-type="float">
            <text:p>0.3866325259</text:p>
          </table:table-cell>
          <table:table-cell office:value-type="float" office:value="0.379119671825" calcext:value-type="float">
            <text:p>0.3791196718</text:p>
          </table:table-cell>
          <table:table-cell office:value-type="float" office:value="0.324093400134" calcext:value-type="float">
            <text:p>0.3240934001</text:p>
          </table:table-cell>
          <table:table-cell office:value-type="float" office:value="0.426959668776" calcext:value-type="float">
            <text:p>0.4269596688</text:p>
          </table:table-cell>
          <table:table-cell office:value-type="float" office:value="0.362521246356" calcext:value-type="float">
            <text:p>0.3625212464</text:p>
          </table:table-cell>
          <table:table-cell office:value-type="float" office:value="0.320945728074" calcext:value-type="float">
            <text:p>0.3209457281</text:p>
          </table:table-cell>
          <table:table-cell office:value-type="float" office:value="0.277816200934" calcext:value-type="float">
            <text:p>0.2778162009</text:p>
          </table:table-cell>
          <table:table-cell office:value-type="float" office:value="0.322096072802" calcext:value-type="float">
            <text:p>0.3220960728</text:p>
          </table:table-cell>
          <table:table-cell office:value-type="float" office:value="0.275092084993" calcext:value-type="float">
            <text:p>0.275092085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0.9294101072" calcext:value-type="float">
            <text:p>10.9294101072</text:p>
          </table:table-cell>
          <table:table-cell office:value-type="float" office:value="10.1388537715" calcext:value-type="float">
            <text:p>10.1388537715</text:p>
          </table:table-cell>
          <table:table-cell office:value-type="float" office:value="9.57829596091" calcext:value-type="float">
            <text:p>9.5782959609</text:p>
          </table:table-cell>
          <table:table-cell office:value-type="float" office:value="10.1892513742" calcext:value-type="float">
            <text:p>10.1892513742</text:p>
          </table:table-cell>
          <table:table-cell office:value-type="float" office:value="8.96281146737" calcext:value-type="float">
            <text:p>8.9628114674</text:p>
          </table:table-cell>
          <table:table-cell office:value-type="float" office:value="9.27597167149" calcext:value-type="float">
            <text:p>9.2759716715</text:p>
          </table:table-cell>
          <table:table-cell office:value-type="float" office:value="9.08038951669" calcext:value-type="float">
            <text:p>9.0803895167</text:p>
          </table:table-cell>
          <table:table-cell office:value-type="float" office:value="7.77130111319" calcext:value-type="float">
            <text:p>7.7713011132</text:p>
          </table:table-cell>
          <table:table-cell office:value-type="float" office:value="10.2916007036" calcext:value-type="float">
            <text:p>10.2916007036</text:p>
          </table:table-cell>
          <table:table-cell office:value-type="float" office:value="9.1015985046" calcext:value-type="float">
            <text:p>9.1015985046</text:p>
          </table:table-cell>
          <table:table-cell office:value-type="float" office:value="7.77773359279" calcext:value-type="float">
            <text:p>7.7777335928</text:p>
          </table:table-cell>
          <table:table-cell office:value-type="float" office:value="6.87616837922" calcext:value-type="float">
            <text:p>6.8761683792</text:p>
          </table:table-cell>
          <table:table-cell office:value-type="float" office:value="8.19498441068" calcext:value-type="float">
            <text:p>8.1949844107</text:p>
          </table:table-cell>
          <table:table-cell office:value-type="float" office:value="6.47555561691" calcext:value-type="float">
            <text:p>6.4755556169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5952539606" calcext:value-type="float">
            <text:p>0.3595253961</text:p>
          </table:table-cell>
          <table:table-cell office:value-type="float" office:value="0.384357046071" calcext:value-type="float">
            <text:p>0.3843570461</text:p>
          </table:table-cell>
          <table:table-cell office:value-type="float" office:value="0.374302438634" calcext:value-type="float">
            <text:p>0.3743024386</text:p>
          </table:table-cell>
          <table:table-cell office:value-type="float" office:value="0.370992577094" calcext:value-type="float">
            <text:p>0.3709925771</text:p>
          </table:table-cell>
          <table:table-cell office:value-type="float" office:value="0.33638713552" calcext:value-type="float">
            <text:p>0.3363871355</text:p>
          </table:table-cell>
          <table:table-cell office:value-type="float" office:value="0.342154818202" calcext:value-type="float">
            <text:p>0.3421548182</text:p>
          </table:table-cell>
          <table:table-cell office:value-type="float" office:value="0.354223281918" calcext:value-type="float">
            <text:p>0.3542232819</text:p>
          </table:table-cell>
          <table:table-cell office:value-type="float" office:value="0.292239534682" calcext:value-type="float">
            <text:p>0.2922395347</text:p>
          </table:table-cell>
          <table:table-cell office:value-type="float" office:value="0.391483348155" calcext:value-type="float">
            <text:p>0.3914833482</text:p>
          </table:table-cell>
          <table:table-cell office:value-type="float" office:value="0.330111604425" calcext:value-type="float">
            <text:p>0.3301116044</text:p>
          </table:table-cell>
          <table:table-cell office:value-type="float" office:value="0.298453175556" calcext:value-type="float">
            <text:p>0.2984531756</text:p>
          </table:table-cell>
          <table:table-cell office:value-type="float" office:value="0.281401451532" calcext:value-type="float">
            <text:p>0.2814014515</text:p>
          </table:table-cell>
          <table:table-cell office:value-type="float" office:value="0.307243934683" calcext:value-type="float">
            <text:p>0.3072439347</text:p>
          </table:table-cell>
          <table:table-cell office:value-type="float" office:value="0.275693416376" calcext:value-type="float">
            <text:p>0.2756934164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orks_&amp;_The_Humb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30.56331826" calcext:value-type="float">
            <text:p>330.56331826</text:p>
          </table:table-cell>
          <table:table-cell office:value-type="float" office:value="322.220151112" calcext:value-type="float">
            <text:p>322.220151112</text:p>
          </table:table-cell>
          <table:table-cell office:value-type="float" office:value="318.076565968" calcext:value-type="float">
            <text:p>318.076565968</text:p>
          </table:table-cell>
          <table:table-cell office:value-type="float" office:value="302.479072447" calcext:value-type="float">
            <text:p>302.479072447</text:p>
          </table:table-cell>
          <table:table-cell office:value-type="float" office:value="303.807874353" calcext:value-type="float">
            <text:p>303.807874353</text:p>
          </table:table-cell>
          <table:table-cell office:value-type="float" office:value="288.456857812" calcext:value-type="float">
            <text:p>288.456857812</text:p>
          </table:table-cell>
          <table:table-cell office:value-type="float" office:value="266.877078044" calcext:value-type="float">
            <text:p>266.877078044</text:p>
          </table:table-cell>
          <table:table-cell office:value-type="float" office:value="249.762845981" calcext:value-type="float">
            <text:p>249.762845981</text:p>
          </table:table-cell>
          <table:table-cell office:value-type="float" office:value="239.006692418" calcext:value-type="float">
            <text:p>239.006692418</text:p>
          </table:table-cell>
          <table:table-cell office:value-type="float" office:value="267.889390483" calcext:value-type="float">
            <text:p>267.889390483</text:p>
          </table:table-cell>
          <table:table-cell office:value-type="float" office:value="244.602878808" calcext:value-type="float">
            <text:p>244.602878808</text:p>
          </table:table-cell>
          <table:table-cell office:value-type="float" office:value="217.32775253" calcext:value-type="float">
            <text:p>217.32775253</text:p>
          </table:table-cell>
          <table:table-cell office:value-type="float" office:value="217.772319633" calcext:value-type="float">
            <text:p>217.772319633</text:p>
          </table:table-cell>
          <table:table-cell office:value-type="float" office:value="245.554523603" calcext:value-type="float">
            <text:p>245.554523603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92.0546896612" calcext:value-type="float">
            <text:p>92.0546896612</text:p>
          </table:table-cell>
          <table:table-cell office:value-type="float" office:value="91.2557643981" calcext:value-type="float">
            <text:p>91.2557643981</text:p>
          </table:table-cell>
          <table:table-cell office:value-type="float" office:value="91.2783419348" calcext:value-type="float">
            <text:p>91.2783419348</text:p>
          </table:table-cell>
          <table:table-cell office:value-type="float" office:value="84.5231631352" calcext:value-type="float">
            <text:p>84.5231631352</text:p>
          </table:table-cell>
          <table:table-cell office:value-type="float" office:value="88.2480070765" calcext:value-type="float">
            <text:p>88.2480070765</text:p>
          </table:table-cell>
          <table:table-cell office:value-type="float" office:value="83.3920605444" calcext:value-type="float">
            <text:p>83.3920605444</text:p>
          </table:table-cell>
          <table:table-cell office:value-type="float" office:value="78.1422943807" calcext:value-type="float">
            <text:p>78.1422943807</text:p>
          </table:table-cell>
          <table:table-cell office:value-type="float" office:value="73.689362863" calcext:value-type="float">
            <text:p>73.689362863</text:p>
          </table:table-cell>
          <table:table-cell office:value-type="float" office:value="70.4042998312" calcext:value-type="float">
            <text:p>70.4042998312</text:p>
          </table:table-cell>
          <table:table-cell office:value-type="float" office:value="78.1212706322" calcext:value-type="float">
            <text:p>78.1212706322</text:p>
          </table:table-cell>
          <table:table-cell office:value-type="float" office:value="71.9104361997" calcext:value-type="float">
            <text:p>71.9104361997</text:p>
          </table:table-cell>
          <table:table-cell office:value-type="float" office:value="64.5277604659" calcext:value-type="float">
            <text:p>64.5277604659</text:p>
          </table:table-cell>
          <table:table-cell office:value-type="float" office:value="63.3315219202" calcext:value-type="float">
            <text:p>63.3315219202</text:p>
          </table:table-cell>
          <table:table-cell office:value-type="float" office:value="71.935295784" calcext:value-type="float">
            <text:p>71.935295784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5965065703" calcext:value-type="float">
            <text:p>1.359650657</text:p>
          </table:table-cell>
          <table:table-cell office:value-type="float" office:value="1.3909152514" calcext:value-type="float">
            <text:p>1.3909152514</text:p>
          </table:table-cell>
          <table:table-cell office:value-type="float" office:value="1.34192015121" calcext:value-type="float">
            <text:p>1.3419201512</text:p>
          </table:table-cell>
          <table:table-cell office:value-type="float" office:value="1.29520690124" calcext:value-type="float">
            <text:p>1.2952069012</text:p>
          </table:table-cell>
          <table:table-cell office:value-type="float" office:value="1.37468751347" calcext:value-type="float">
            <text:p>1.3746875135</text:p>
          </table:table-cell>
          <table:table-cell office:value-type="float" office:value="1.27429970099" calcext:value-type="float">
            <text:p>1.274299701</text:p>
          </table:table-cell>
          <table:table-cell office:value-type="float" office:value="1.25257091627" calcext:value-type="float">
            <text:p>1.2525709163</text:p>
          </table:table-cell>
          <table:table-cell office:value-type="float" office:value="1.17929885077" calcext:value-type="float">
            <text:p>1.1792988508</text:p>
          </table:table-cell>
          <table:table-cell office:value-type="float" office:value="1.13297144606" calcext:value-type="float">
            <text:p>1.1329714461</text:p>
          </table:table-cell>
          <table:table-cell office:value-type="float" office:value="1.29761336338" calcext:value-type="float">
            <text:p>1.2976133634</text:p>
          </table:table-cell>
          <table:table-cell office:value-type="float" office:value="1.18099782022" calcext:value-type="float">
            <text:p>1.1809978202</text:p>
          </table:table-cell>
          <table:table-cell office:value-type="float" office:value="1.04373837807" calcext:value-type="float">
            <text:p>1.0437383781</text:p>
          </table:table-cell>
          <table:table-cell office:value-type="float" office:value="1.06180194288" calcext:value-type="float">
            <text:p>1.0618019429</text:p>
          </table:table-cell>
          <table:table-cell office:value-type="float" office:value="1.17176896903" calcext:value-type="float">
            <text:p>1.171768969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5199711582" calcext:value-type="float">
            <text:p>1.2519971158</text:p>
          </table:table-cell>
          <table:table-cell office:value-type="float" office:value="1.25599436619" calcext:value-type="float">
            <text:p>1.2559943662</text:p>
          </table:table-cell>
          <table:table-cell office:value-type="float" office:value="1.2209647855" calcext:value-type="float">
            <text:p>1.2209647855</text:p>
          </table:table-cell>
          <table:table-cell office:value-type="float" office:value="1.14320810069" calcext:value-type="float">
            <text:p>1.1432081007</text:p>
          </table:table-cell>
          <table:table-cell office:value-type="float" office:value="1.21926195659" calcext:value-type="float">
            <text:p>1.2192619566</text:p>
          </table:table-cell>
          <table:table-cell office:value-type="float" office:value="1.12656673595" calcext:value-type="float">
            <text:p>1.126566736</text:p>
          </table:table-cell>
          <table:table-cell office:value-type="float" office:value="1.04882253609" calcext:value-type="float">
            <text:p>1.0488225361</text:p>
          </table:table-cell>
          <table:table-cell office:value-type="float" office:value="1.00544842281" calcext:value-type="float">
            <text:p>1.0054484228</text:p>
          </table:table-cell>
          <table:table-cell office:value-type="float" office:value="0.990068556356" calcext:value-type="float">
            <text:p>0.9900685564</text:p>
          </table:table-cell>
          <table:table-cell office:value-type="float" office:value="1.1491076118" calcext:value-type="float">
            <text:p>1.1491076118</text:p>
          </table:table-cell>
          <table:table-cell office:value-type="float" office:value="1.00630472013" calcext:value-type="float">
            <text:p>1.0063047201</text:p>
          </table:table-cell>
          <table:table-cell office:value-type="float" office:value="0.912191906973" calcext:value-type="float">
            <text:p>0.912191907</text:p>
          </table:table-cell>
          <table:table-cell office:value-type="float" office:value="0.9067247362" calcext:value-type="float">
            <text:p>0.9067247362</text:p>
          </table:table-cell>
          <table:table-cell office:value-type="float" office:value="1.03111227193" calcext:value-type="float">
            <text:p>1.0311122719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40.8818398053" calcext:value-type="float">
            <text:p>40.8818398053</text:p>
          </table:table-cell>
          <table:table-cell office:value-type="float" office:value="38.228019014" calcext:value-type="float">
            <text:p>38.228019014</text:p>
          </table:table-cell>
          <table:table-cell office:value-type="float" office:value="37.7984124326" calcext:value-type="float">
            <text:p>37.7984124326</text:p>
          </table:table-cell>
          <table:table-cell office:value-type="float" office:value="36.1682091832" calcext:value-type="float">
            <text:p>36.1682091832</text:p>
          </table:table-cell>
          <table:table-cell office:value-type="float" office:value="36.3521085967" calcext:value-type="float">
            <text:p>36.3521085967</text:p>
          </table:table-cell>
          <table:table-cell office:value-type="float" office:value="35.0484151869" calcext:value-type="float">
            <text:p>35.0484151869</text:p>
          </table:table-cell>
          <table:table-cell office:value-type="float" office:value="31.2096640638" calcext:value-type="float">
            <text:p>31.2096640638</text:p>
          </table:table-cell>
          <table:table-cell office:value-type="float" office:value="28.7597765332" calcext:value-type="float">
            <text:p>28.7597765332</text:p>
          </table:table-cell>
          <table:table-cell office:value-type="float" office:value="27.796767768" calcext:value-type="float">
            <text:p>27.796767768</text:p>
          </table:table-cell>
          <table:table-cell office:value-type="float" office:value="31.1631493602" calcext:value-type="float">
            <text:p>31.1631493602</text:p>
          </table:table-cell>
          <table:table-cell office:value-type="float" office:value="28.6691281413" calcext:value-type="float">
            <text:p>28.6691281413</text:p>
          </table:table-cell>
          <table:table-cell office:value-type="float" office:value="25.3327800961" calcext:value-type="float">
            <text:p>25.3327800961</text:p>
          </table:table-cell>
          <table:table-cell office:value-type="float" office:value="25.3762662117" calcext:value-type="float">
            <text:p>25.3762662117</text:p>
          </table:table-cell>
          <table:table-cell office:value-type="float" office:value="29.149121206" calcext:value-type="float">
            <text:p>29.149121206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45473735112" calcext:value-type="float">
            <text:p>0.2454737351</text:p>
          </table:table-cell>
          <table:table-cell office:value-type="float" office:value="0.240420863211" calcext:value-type="float">
            <text:p>0.2404208632</text:p>
          </table:table-cell>
          <table:table-cell office:value-type="float" office:value="0.233241676307" calcext:value-type="float">
            <text:p>0.2332416763</text:p>
          </table:table-cell>
          <table:table-cell office:value-type="float" office:value="0.21925855603" calcext:value-type="float">
            <text:p>0.219258556</text:p>
          </table:table-cell>
          <table:table-cell office:value-type="float" office:value="0.235332216058" calcext:value-type="float">
            <text:p>0.2353322161</text:p>
          </table:table-cell>
          <table:table-cell office:value-type="float" office:value="0.216463316771" calcext:value-type="float">
            <text:p>0.2164633168</text:p>
          </table:table-cell>
          <table:table-cell office:value-type="float" office:value="0.200607355493" calcext:value-type="float">
            <text:p>0.2006073555</text:p>
          </table:table-cell>
          <table:table-cell office:value-type="float" office:value="0.190794393549" calcext:value-type="float">
            <text:p>0.1907943935</text:p>
          </table:table-cell>
          <table:table-cell office:value-type="float" office:value="0.193541175383" calcext:value-type="float">
            <text:p>0.1935411754</text:p>
          </table:table-cell>
          <table:table-cell office:value-type="float" office:value="0.22255084844" calcext:value-type="float">
            <text:p>0.2225508484</text:p>
          </table:table-cell>
          <table:table-cell office:value-type="float" office:value="0.197491966275" calcext:value-type="float">
            <text:p>0.1974919663</text:p>
          </table:table-cell>
          <table:table-cell office:value-type="float" office:value="0.172707725398" calcext:value-type="float">
            <text:p>0.1727077254</text:p>
          </table:table-cell>
          <table:table-cell office:value-type="float" office:value="0.175945277138" calcext:value-type="float">
            <text:p>0.1759452771</text:p>
          </table:table-cell>
          <table:table-cell office:value-type="float" office:value="0.201034791088" calcext:value-type="float">
            <text:p>0.2010347911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08248398961" calcext:value-type="float">
            <text:p>0.208248399</text:p>
          </table:table-cell>
          <table:table-cell office:value-type="float" office:value="0.197537699846" calcext:value-type="float">
            <text:p>0.1975376998</text:p>
          </table:table-cell>
          <table:table-cell office:value-type="float" office:value="0.193786717651" calcext:value-type="float">
            <text:p>0.1937867177</text:p>
          </table:table-cell>
          <table:table-cell office:value-type="float" office:value="0.187133130417" calcext:value-type="float">
            <text:p>0.1871331304</text:p>
          </table:table-cell>
          <table:table-cell office:value-type="float" office:value="0.187876944634" calcext:value-type="float">
            <text:p>0.1878769446</text:p>
          </table:table-cell>
          <table:table-cell office:value-type="float" office:value="0.180940237215" calcext:value-type="float">
            <text:p>0.1809402372</text:p>
          </table:table-cell>
          <table:table-cell office:value-type="float" office:value="0.159566216571" calcext:value-type="float">
            <text:p>0.1595662166</text:p>
          </table:table-cell>
          <table:table-cell office:value-type="float" office:value="0.146408500977" calcext:value-type="float">
            <text:p>0.146408501</text:p>
          </table:table-cell>
          <table:table-cell office:value-type="float" office:value="0.144168634181" calcext:value-type="float">
            <text:p>0.1441686342</text:p>
          </table:table-cell>
          <table:table-cell office:value-type="float" office:value="0.160239001387" calcext:value-type="float">
            <text:p>0.1602390014</text:p>
          </table:table-cell>
          <table:table-cell office:value-type="float" office:value="0.144249253705" calcext:value-type="float">
            <text:p>0.1442492537</text:p>
          </table:table-cell>
          <table:table-cell office:value-type="float" office:value="0.128532606989" calcext:value-type="float">
            <text:p>0.128532607</text:p>
          </table:table-cell>
          <table:table-cell office:value-type="float" office:value="0.128578699941" calcext:value-type="float">
            <text:p>0.1285786999</text:p>
          </table:table-cell>
          <table:table-cell office:value-type="float" office:value="0.153834543395" calcext:value-type="float">
            <text:p>0.1538345434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90674121825" calcext:value-type="float">
            <text:p>0.4906741218</text:p>
          </table:table-cell>
          <table:table-cell office:value-type="float" office:value="0.460388645186" calcext:value-type="float">
            <text:p>0.4603886452</text:p>
          </table:table-cell>
          <table:table-cell office:value-type="float" office:value="0.447898834653" calcext:value-type="float">
            <text:p>0.4478988347</text:p>
          </table:table-cell>
          <table:table-cell office:value-type="float" office:value="0.435274801505" calcext:value-type="float">
            <text:p>0.4352748015</text:p>
          </table:table-cell>
          <table:table-cell office:value-type="float" office:value="0.433733028835" calcext:value-type="float">
            <text:p>0.4337330288</text:p>
          </table:table-cell>
          <table:table-cell office:value-type="float" office:value="0.417839241294" calcext:value-type="float">
            <text:p>0.4178392413</text:p>
          </table:table-cell>
          <table:table-cell office:value-type="float" office:value="0.36533794324" calcext:value-type="float">
            <text:p>0.3653379432</text:p>
          </table:table-cell>
          <table:table-cell office:value-type="float" office:value="0.333829072707" calcext:value-type="float">
            <text:p>0.3338290727</text:p>
          </table:table-cell>
          <table:table-cell office:value-type="float" office:value="0.331713092392" calcext:value-type="float">
            <text:p>0.3317130924</text:p>
          </table:table-cell>
          <table:table-cell office:value-type="float" office:value="0.377596719249" calcext:value-type="float">
            <text:p>0.3775967192</text:p>
          </table:table-cell>
          <table:table-cell office:value-type="float" office:value="0.33969314621" calcext:value-type="float">
            <text:p>0.3396931462</text:p>
          </table:table-cell>
          <table:table-cell office:value-type="float" office:value="0.298371879512" calcext:value-type="float">
            <text:p>0.2983718795</text:p>
          </table:table-cell>
          <table:table-cell office:value-type="float" office:value="0.304438576554" calcext:value-type="float">
            <text:p>0.3044385766</text:p>
          </table:table-cell>
          <table:table-cell office:value-type="float" office:value="0.352014171758" calcext:value-type="float">
            <text:p>0.3520141718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1.3124235079" calcext:value-type="float">
            <text:p>11.3124235079</text:p>
          </table:table-cell>
          <table:table-cell office:value-type="float" office:value="10.0932097348" calcext:value-type="float">
            <text:p>10.0932097348</text:p>
          </table:table-cell>
          <table:table-cell office:value-type="float" office:value="9.93127810194" calcext:value-type="float">
            <text:p>9.9312781019</text:p>
          </table:table-cell>
          <table:table-cell office:value-type="float" office:value="9.09087827552" calcext:value-type="float">
            <text:p>9.0908782755</text:p>
          </table:table-cell>
          <table:table-cell office:value-type="float" office:value="10.0944007567" calcext:value-type="float">
            <text:p>10.0944007567</text:p>
          </table:table-cell>
          <table:table-cell office:value-type="float" office:value="9.49214972201" calcext:value-type="float">
            <text:p>9.492149722</text:p>
          </table:table-cell>
          <table:table-cell office:value-type="float" office:value="8.44003335791" calcext:value-type="float">
            <text:p>8.4400333579</text:p>
          </table:table-cell>
          <table:table-cell office:value-type="float" office:value="8.19316235589" calcext:value-type="float">
            <text:p>8.1931623559</text:p>
          </table:table-cell>
          <table:table-cell office:value-type="float" office:value="8.04640742403" calcext:value-type="float">
            <text:p>8.046407424</text:p>
          </table:table-cell>
          <table:table-cell office:value-type="float" office:value="9.53027690673" calcext:value-type="float">
            <text:p>9.5302769067</text:p>
          </table:table-cell>
          <table:table-cell office:value-type="float" office:value="8.27868619242" calcext:value-type="float">
            <text:p>8.2786861924</text:p>
          </table:table-cell>
          <table:table-cell office:value-type="float" office:value="7.26613100835" calcext:value-type="float">
            <text:p>7.2661310084</text:p>
          </table:table-cell>
          <table:table-cell office:value-type="float" office:value="7.35786405571" calcext:value-type="float">
            <text:p>7.3578640557</text:p>
          </table:table-cell>
          <table:table-cell office:value-type="float" office:value="8.69761434926" calcext:value-type="float">
            <text:p>8.6976143493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75074154802" calcext:value-type="float">
            <text:p>0.3750741548</text:p>
          </table:table-cell>
          <table:table-cell office:value-type="float" office:value="0.375430498238" calcext:value-type="float">
            <text:p>0.3754304982</text:p>
          </table:table-cell>
          <table:table-cell office:value-type="float" office:value="0.377112447115" calcext:value-type="float">
            <text:p>0.3771124471</text:p>
          </table:table-cell>
          <table:table-cell office:value-type="float" office:value="0.361415111956" calcext:value-type="float">
            <text:p>0.361415112</text:p>
          </table:table-cell>
          <table:table-cell office:value-type="float" office:value="0.381868765678" calcext:value-type="float">
            <text:p>0.3818687657</text:p>
          </table:table-cell>
          <table:table-cell office:value-type="float" office:value="0.355577685926" calcext:value-type="float">
            <text:p>0.3555776859</text:p>
          </table:table-cell>
          <table:table-cell office:value-type="float" office:value="0.329769916576" calcext:value-type="float">
            <text:p>0.3297699166</text:p>
          </table:table-cell>
          <table:table-cell office:value-type="float" office:value="0.316849004462" calcext:value-type="float">
            <text:p>0.3168490045</text:p>
          </table:table-cell>
          <table:table-cell office:value-type="float" office:value="0.316903583939" calcext:value-type="float">
            <text:p>0.3169035839</text:p>
          </table:table-cell>
          <table:table-cell office:value-type="float" office:value="0.349804348354" calcext:value-type="float">
            <text:p>0.3498043484</text:p>
          </table:table-cell>
          <table:table-cell office:value-type="float" office:value="0.313256045153" calcext:value-type="float">
            <text:p>0.3132560452</text:p>
          </table:table-cell>
          <table:table-cell office:value-type="float" office:value="0.284728611814" calcext:value-type="float">
            <text:p>0.2847286118</text:p>
          </table:table-cell>
          <table:table-cell office:value-type="float" office:value="0.284981612943" calcext:value-type="float">
            <text:p>0.2849816129</text:p>
          </table:table-cell>
          <table:table-cell office:value-type="float" office:value="0.315376795436" calcext:value-type="float">
            <text:p>0.3153767954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t_Midland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21.175349531" calcext:value-type="float">
            <text:p>321.175349531</text:p>
          </table:table-cell>
          <table:table-cell office:value-type="float" office:value="290.929172188" calcext:value-type="float">
            <text:p>290.929172188</text:p>
          </table:table-cell>
          <table:table-cell office:value-type="float" office:value="313.491614285" calcext:value-type="float">
            <text:p>313.491614285</text:p>
          </table:table-cell>
          <table:table-cell office:value-type="float" office:value="272.787620746" calcext:value-type="float">
            <text:p>272.787620746</text:p>
          </table:table-cell>
          <table:table-cell office:value-type="float" office:value="278.004230689" calcext:value-type="float">
            <text:p>278.004230689</text:p>
          </table:table-cell>
          <table:table-cell office:value-type="float" office:value="262.471208794" calcext:value-type="float">
            <text:p>262.471208794</text:p>
          </table:table-cell>
          <table:table-cell office:value-type="float" office:value="219.161757007" calcext:value-type="float">
            <text:p>219.161757007</text:p>
          </table:table-cell>
          <table:table-cell office:value-type="float" office:value="284.666101959" calcext:value-type="float">
            <text:p>284.666101959</text:p>
          </table:table-cell>
          <table:table-cell office:value-type="float" office:value="233.53868154" calcext:value-type="float">
            <text:p>233.53868154</text:p>
          </table:table-cell>
          <table:table-cell office:value-type="float" office:value="219.670139157" calcext:value-type="float">
            <text:p>219.670139157</text:p>
          </table:table-cell>
          <table:table-cell office:value-type="float" office:value="217.465258944" calcext:value-type="float">
            <text:p>217.465258944</text:p>
          </table:table-cell>
          <table:table-cell office:value-type="float" office:value="209.552858819" calcext:value-type="float">
            <text:p>209.552858819</text:p>
          </table:table-cell>
          <table:table-cell office:value-type="float" office:value="199.774744859" calcext:value-type="float">
            <text:p>199.774744859</text:p>
          </table:table-cell>
          <table:table-cell office:value-type="float" office:value="210.793794681" calcext:value-type="float">
            <text:p>210.793794681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92.075425823" calcext:value-type="float">
            <text:p>92.075425823</text:p>
          </table:table-cell>
          <table:table-cell office:value-type="float" office:value="87.5792257872" calcext:value-type="float">
            <text:p>87.5792257872</text:p>
          </table:table-cell>
          <table:table-cell office:value-type="float" office:value="91.3990138819" calcext:value-type="float">
            <text:p>91.3990138819</text:p>
          </table:table-cell>
          <table:table-cell office:value-type="float" office:value="80.9336956836" calcext:value-type="float">
            <text:p>80.9336956836</text:p>
          </table:table-cell>
          <table:table-cell office:value-type="float" office:value="79.4396658203" calcext:value-type="float">
            <text:p>79.4396658203</text:p>
          </table:table-cell>
          <table:table-cell office:value-type="float" office:value="78.1408790451" calcext:value-type="float">
            <text:p>78.1408790451</text:p>
          </table:table-cell>
          <table:table-cell office:value-type="float" office:value="63.7883267622" calcext:value-type="float">
            <text:p>63.7883267622</text:p>
          </table:table-cell>
          <table:table-cell office:value-type="float" office:value="81.424188541" calcext:value-type="float">
            <text:p>81.424188541</text:p>
          </table:table-cell>
          <table:table-cell office:value-type="float" office:value="70.1357756159" calcext:value-type="float">
            <text:p>70.1357756159</text:p>
          </table:table-cell>
          <table:table-cell office:value-type="float" office:value="64.6931938269" calcext:value-type="float">
            <text:p>64.6931938269</text:p>
          </table:table-cell>
          <table:table-cell office:value-type="float" office:value="64.3781501213" calcext:value-type="float">
            <text:p>64.3781501213</text:p>
          </table:table-cell>
          <table:table-cell office:value-type="float" office:value="66.2125991188" calcext:value-type="float">
            <text:p>66.2125991188</text:p>
          </table:table-cell>
          <table:table-cell office:value-type="float" office:value="59.8479574016" calcext:value-type="float">
            <text:p>59.8479574016</text:p>
          </table:table-cell>
          <table:table-cell office:value-type="float" office:value="59.8431990503" calcext:value-type="float">
            <text:p>59.8431990503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3896588874" calcext:value-type="float">
            <text:p>1.3389658887</text:p>
          </table:table-cell>
          <table:table-cell office:value-type="float" office:value="1.25424485553" calcext:value-type="float">
            <text:p>1.2542448555</text:p>
          </table:table-cell>
          <table:table-cell office:value-type="float" office:value="1.3981779142" calcext:value-type="float">
            <text:p>1.3981779142</text:p>
          </table:table-cell>
          <table:table-cell office:value-type="float" office:value="1.21770855308" calcext:value-type="float">
            <text:p>1.2177085531</text:p>
          </table:table-cell>
          <table:table-cell office:value-type="float" office:value="1.31412827041" calcext:value-type="float">
            <text:p>1.3141282704</text:p>
          </table:table-cell>
          <table:table-cell office:value-type="float" office:value="1.19007916049" calcext:value-type="float">
            <text:p>1.1900791605</text:p>
          </table:table-cell>
          <table:table-cell office:value-type="float" office:value="1.05066500658" calcext:value-type="float">
            <text:p>1.0506650066</text:p>
          </table:table-cell>
          <table:table-cell office:value-type="float" office:value="1.339837768" calcext:value-type="float">
            <text:p>1.339837768</text:p>
          </table:table-cell>
          <table:table-cell office:value-type="float" office:value="1.10148053397" calcext:value-type="float">
            <text:p>1.101480534</text:p>
          </table:table-cell>
          <table:table-cell office:value-type="float" office:value="1.08199164738" calcext:value-type="float">
            <text:p>1.0819916474</text:p>
          </table:table-cell>
          <table:table-cell office:value-type="float" office:value="1.09363813471" calcext:value-type="float">
            <text:p>1.0936381347</text:p>
          </table:table-cell>
          <table:table-cell office:value-type="float" office:value="1.03039581413" calcext:value-type="float">
            <text:p>1.0303958141</text:p>
          </table:table-cell>
          <table:table-cell office:value-type="float" office:value="0.9412818335" calcext:value-type="float">
            <text:p>0.9412818335</text:p>
          </table:table-cell>
          <table:table-cell office:value-type="float" office:value="1.05349175355" calcext:value-type="float">
            <text:p>1.0534917536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5388715411" calcext:value-type="float">
            <text:p>1.2538871541</text:p>
          </table:table-cell>
          <table:table-cell office:value-type="float" office:value="1.14900115109" calcext:value-type="float">
            <text:p>1.1490011511</text:p>
          </table:table-cell>
          <table:table-cell office:value-type="float" office:value="1.23345752677" calcext:value-type="float">
            <text:p>1.2334575268</text:p>
          </table:table-cell>
          <table:table-cell office:value-type="float" office:value="1.06708438854" calcext:value-type="float">
            <text:p>1.0670843885</text:p>
          </table:table-cell>
          <table:table-cell office:value-type="float" office:value="1.07332131898" calcext:value-type="float">
            <text:p>1.073321319</text:p>
          </table:table-cell>
          <table:table-cell office:value-type="float" office:value="1.06128686986" calcext:value-type="float">
            <text:p>1.0612868699</text:p>
          </table:table-cell>
          <table:table-cell office:value-type="float" office:value="0.88079643264" calcext:value-type="float">
            <text:p>0.8807964326</text:p>
          </table:table-cell>
          <table:table-cell office:value-type="float" office:value="1.16330729237" calcext:value-type="float">
            <text:p>1.1633072924</text:p>
          </table:table-cell>
          <table:table-cell office:value-type="float" office:value="0.97528027631" calcext:value-type="float">
            <text:p>0.9752802763</text:p>
          </table:table-cell>
          <table:table-cell office:value-type="float" office:value="0.901702101062" calcext:value-type="float">
            <text:p>0.9017021011</text:p>
          </table:table-cell>
          <table:table-cell office:value-type="float" office:value="0.883643300301" calcext:value-type="float">
            <text:p>0.8836433003</text:p>
          </table:table-cell>
          <table:table-cell office:value-type="float" office:value="0.895257192491" calcext:value-type="float">
            <text:p>0.8952571925</text:p>
          </table:table-cell>
          <table:table-cell office:value-type="float" office:value="0.813644075414" calcext:value-type="float">
            <text:p>0.8136440754</text:p>
          </table:table-cell>
          <table:table-cell office:value-type="float" office:value="0.878372250096" calcext:value-type="float">
            <text:p>0.8783722501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9.6019655691" calcext:value-type="float">
            <text:p>39.6019655691</text:p>
          </table:table-cell>
          <table:table-cell office:value-type="float" office:value="34.7899286392" calcext:value-type="float">
            <text:p>34.7899286392</text:p>
          </table:table-cell>
          <table:table-cell office:value-type="float" office:value="36.3701444765" calcext:value-type="float">
            <text:p>36.3701444765</text:p>
          </table:table-cell>
          <table:table-cell office:value-type="float" office:value="32.2639911069" calcext:value-type="float">
            <text:p>32.2639911069</text:p>
          </table:table-cell>
          <table:table-cell office:value-type="float" office:value="31.8221639921" calcext:value-type="float">
            <text:p>31.8221639921</text:p>
          </table:table-cell>
          <table:table-cell office:value-type="float" office:value="31.0979494671" calcext:value-type="float">
            <text:p>31.0979494671</text:p>
          </table:table-cell>
          <table:table-cell office:value-type="float" office:value="26.0188027766" calcext:value-type="float">
            <text:p>26.0188027766</text:p>
          </table:table-cell>
          <table:table-cell office:value-type="float" office:value="33.37233852" calcext:value-type="float">
            <text:p>33.37233852</text:p>
          </table:table-cell>
          <table:table-cell office:value-type="float" office:value="27.6856001977" calcext:value-type="float">
            <text:p>27.6856001977</text:p>
          </table:table-cell>
          <table:table-cell office:value-type="float" office:value="25.884718424" calcext:value-type="float">
            <text:p>25.884718424</text:p>
          </table:table-cell>
          <table:table-cell office:value-type="float" office:value="25.2687521589" calcext:value-type="float">
            <text:p>25.2687521589</text:p>
          </table:table-cell>
          <table:table-cell office:value-type="float" office:value="24.3476849922" calcext:value-type="float">
            <text:p>24.3476849922</text:p>
          </table:table-cell>
          <table:table-cell office:value-type="float" office:value="24.0660823086" calcext:value-type="float">
            <text:p>24.0660823086</text:p>
          </table:table-cell>
          <table:table-cell office:value-type="float" office:value="24.5093868435" calcext:value-type="float">
            <text:p>24.5093868435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39944537304" calcext:value-type="float">
            <text:p>0.2399445373</text:p>
          </table:table-cell>
          <table:table-cell office:value-type="float" office:value="0.213853427423" calcext:value-type="float">
            <text:p>0.2138534274</text:p>
          </table:table-cell>
          <table:table-cell office:value-type="float" office:value="0.238811929751" calcext:value-type="float">
            <text:p>0.2388119298</text:p>
          </table:table-cell>
          <table:table-cell office:value-type="float" office:value="0.201573917048" calcext:value-type="float">
            <text:p>0.201573917</text:p>
          </table:table-cell>
          <table:table-cell office:value-type="float" office:value="0.201007650615" calcext:value-type="float">
            <text:p>0.2010076506</text:p>
          </table:table-cell>
          <table:table-cell office:value-type="float" office:value="0.19974315432" calcext:value-type="float">
            <text:p>0.1997431543</text:p>
          </table:table-cell>
          <table:table-cell office:value-type="float" office:value="0.165459618321" calcext:value-type="float">
            <text:p>0.1654596183</text:p>
          </table:table-cell>
          <table:table-cell office:value-type="float" office:value="0.227638973644" calcext:value-type="float">
            <text:p>0.2276389736</text:p>
          </table:table-cell>
          <table:table-cell office:value-type="float" office:value="0.18761842499" calcext:value-type="float">
            <text:p>0.187618425</text:p>
          </table:table-cell>
          <table:table-cell office:value-type="float" office:value="0.174368851334" calcext:value-type="float">
            <text:p>0.1743688513</text:p>
          </table:table-cell>
          <table:table-cell office:value-type="float" office:value="0.172181612121" calcext:value-type="float">
            <text:p>0.1721816121</text:p>
          </table:table-cell>
          <table:table-cell office:value-type="float" office:value="0.170819068804" calcext:value-type="float">
            <text:p>0.1708190688</text:p>
          </table:table-cell>
          <table:table-cell office:value-type="float" office:value="0.153837077204" calcext:value-type="float">
            <text:p>0.1538370772</text:p>
          </table:table-cell>
          <table:table-cell office:value-type="float" office:value="0.170818636214" calcext:value-type="float">
            <text:p>0.1708186362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0495567556" calcext:value-type="float">
            <text:p>0.2049556756</text:p>
          </table:table-cell>
          <table:table-cell office:value-type="float" office:value="0.184438545581" calcext:value-type="float">
            <text:p>0.1844385456</text:p>
          </table:table-cell>
          <table:table-cell office:value-type="float" office:value="0.189190050883" calcext:value-type="float">
            <text:p>0.1891900509</text:p>
          </table:table-cell>
          <table:table-cell office:value-type="float" office:value="0.168788028758" calcext:value-type="float">
            <text:p>0.1687880288</text:p>
          </table:table-cell>
          <table:table-cell office:value-type="float" office:value="0.165257598286" calcext:value-type="float">
            <text:p>0.1652575983</text:p>
          </table:table-cell>
          <table:table-cell office:value-type="float" office:value="0.161022721621" calcext:value-type="float">
            <text:p>0.1610227216</text:p>
          </table:table-cell>
          <table:table-cell office:value-type="float" office:value="0.133466112934" calcext:value-type="float">
            <text:p>0.1334661129</text:p>
          </table:table-cell>
          <table:table-cell office:value-type="float" office:value="0.172471332594" calcext:value-type="float">
            <text:p>0.1724713326</text:p>
          </table:table-cell>
          <table:table-cell office:value-type="float" office:value="0.141291487228" calcext:value-type="float">
            <text:p>0.1412914872</text:p>
          </table:table-cell>
          <table:table-cell office:value-type="float" office:value="0.131065011134" calcext:value-type="float">
            <text:p>0.1310650111</text:p>
          </table:table-cell>
          <table:table-cell office:value-type="float" office:value="0.12535954383" calcext:value-type="float">
            <text:p>0.1253595438</text:p>
          </table:table-cell>
          <table:table-cell office:value-type="float" office:value="0.126774152774" calcext:value-type="float">
            <text:p>0.1267741528</text:p>
          </table:table-cell>
          <table:table-cell office:value-type="float" office:value="0.117739498774" calcext:value-type="float">
            <text:p>0.1177394988</text:p>
          </table:table-cell>
          <table:table-cell office:value-type="float" office:value="0.122731861138" calcext:value-type="float">
            <text:p>0.1227318611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69854460391" calcext:value-type="float">
            <text:p>0.4698544604</text:p>
          </table:table-cell>
          <table:table-cell office:value-type="float" office:value="0.399985311341" calcext:value-type="float">
            <text:p>0.3999853113</text:p>
          </table:table-cell>
          <table:table-cell office:value-type="float" office:value="0.427681185514" calcext:value-type="float">
            <text:p>0.4276811855</text:p>
          </table:table-cell>
          <table:table-cell office:value-type="float" office:value="0.367937599381" calcext:value-type="float">
            <text:p>0.3679375994</text:p>
          </table:table-cell>
          <table:table-cell office:value-type="float" office:value="0.36634329274" calcext:value-type="float">
            <text:p>0.3663432927</text:p>
          </table:table-cell>
          <table:table-cell office:value-type="float" office:value="0.362451604167" calcext:value-type="float">
            <text:p>0.3624516042</text:p>
          </table:table-cell>
          <table:table-cell office:value-type="float" office:value="0.303028543288" calcext:value-type="float">
            <text:p>0.3030285433</text:p>
          </table:table-cell>
          <table:table-cell office:value-type="float" office:value="0.397228319706" calcext:value-type="float">
            <text:p>0.3972283197</text:p>
          </table:table-cell>
          <table:table-cell office:value-type="float" office:value="0.323244857164" calcext:value-type="float">
            <text:p>0.3232448572</text:p>
          </table:table-cell>
          <table:table-cell office:value-type="float" office:value="0.300109998055" calcext:value-type="float">
            <text:p>0.3001099981</text:p>
          </table:table-cell>
          <table:table-cell office:value-type="float" office:value="0.293028091994" calcext:value-type="float">
            <text:p>0.293028092</text:p>
          </table:table-cell>
          <table:table-cell office:value-type="float" office:value="0.283212724542" calcext:value-type="float">
            <text:p>0.2832127245</text:p>
          </table:table-cell>
          <table:table-cell office:value-type="float" office:value="0.2733220815" calcext:value-type="float">
            <text:p>0.2733220815</text:p>
          </table:table-cell>
          <table:table-cell office:value-type="float" office:value="0.29023655188" calcext:value-type="float">
            <text:p>0.2902365519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1.3336319758" calcext:value-type="float">
            <text:p>11.3336319758</text:p>
          </table:table-cell>
          <table:table-cell office:value-type="float" office:value="9.04724857791" calcext:value-type="float">
            <text:p>9.0472485779</text:p>
          </table:table-cell>
          <table:table-cell office:value-type="float" office:value="10.4567927558" calcext:value-type="float">
            <text:p>10.4567927558</text:p>
          </table:table-cell>
          <table:table-cell office:value-type="float" office:value="8.52784601921" calcext:value-type="float">
            <text:p>8.5278460192</text:p>
          </table:table-cell>
          <table:table-cell office:value-type="float" office:value="8.64119171012" calcext:value-type="float">
            <text:p>8.6411917101</text:p>
          </table:table-cell>
          <table:table-cell office:value-type="float" office:value="8.9846092771" calcext:value-type="float">
            <text:p>8.9846092771</text:p>
          </table:table-cell>
          <table:table-cell office:value-type="float" office:value="6.97625885423" calcext:value-type="float">
            <text:p>6.9762588542</text:p>
          </table:table-cell>
          <table:table-cell office:value-type="float" office:value="10.0002361983" calcext:value-type="float">
            <text:p>10.0002361983</text:p>
          </table:table-cell>
          <table:table-cell office:value-type="float" office:value="8.12077379332" calcext:value-type="float">
            <text:p>8.1207737933</text:p>
          </table:table-cell>
          <table:table-cell office:value-type="float" office:value="7.49519701786" calcext:value-type="float">
            <text:p>7.4951970179</text:p>
          </table:table-cell>
          <table:table-cell office:value-type="float" office:value="7.26334956738" calcext:value-type="float">
            <text:p>7.2633495674</text:p>
          </table:table-cell>
          <table:table-cell office:value-type="float" office:value="7.3506279895" calcext:value-type="float">
            <text:p>7.3506279895</text:p>
          </table:table-cell>
          <table:table-cell office:value-type="float" office:value="6.630990081" calcext:value-type="float">
            <text:p>6.630990081</text:p>
          </table:table-cell>
          <table:table-cell office:value-type="float" office:value="7.29981709434" calcext:value-type="float">
            <text:p>7.2998170943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72123273469" calcext:value-type="float">
            <text:p>0.3721232735</text:p>
          </table:table-cell>
          <table:table-cell office:value-type="float" office:value="0.346617739594" calcext:value-type="float">
            <text:p>0.3466177396</text:p>
          </table:table-cell>
          <table:table-cell office:value-type="float" office:value="0.375930463187" calcext:value-type="float">
            <text:p>0.3759304632</text:p>
          </table:table-cell>
          <table:table-cell office:value-type="float" office:value="0.333210841676" calcext:value-type="float">
            <text:p>0.3332108417</text:p>
          </table:table-cell>
          <table:table-cell office:value-type="float" office:value="0.341503610042" calcext:value-type="float">
            <text:p>0.34150361</text:p>
          </table:table-cell>
          <table:table-cell office:value-type="float" office:value="0.311650367782" calcext:value-type="float">
            <text:p>0.3116503678</text:p>
          </table:table-cell>
          <table:table-cell office:value-type="float" office:value="0.278756490229" calcext:value-type="float">
            <text:p>0.2787564902</text:p>
          </table:table-cell>
          <table:table-cell office:value-type="float" office:value="0.414481615163" calcext:value-type="float">
            <text:p>0.4144816152</text:p>
          </table:table-cell>
          <table:table-cell office:value-type="float" office:value="0.300805779976" calcext:value-type="float">
            <text:p>0.30080578</text:p>
          </table:table-cell>
          <table:table-cell office:value-type="float" office:value="0.277237188248" calcext:value-type="float">
            <text:p>0.2772371882</text:p>
          </table:table-cell>
          <table:table-cell office:value-type="float" office:value="0.264904140902" calcext:value-type="float">
            <text:p>0.2649041409</text:p>
          </table:table-cell>
          <table:table-cell office:value-type="float" office:value="0.288827520865" calcext:value-type="float">
            <text:p>0.2888275209</text:p>
          </table:table-cell>
          <table:table-cell office:value-type="float" office:value="0.266744355222" calcext:value-type="float">
            <text:p>0.2667443552</text:p>
          </table:table-cell>
          <table:table-cell office:value-type="float" office:value="0.287691432253" calcext:value-type="float">
            <text:p>0.2876914323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st_Midland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01.447098142" calcext:value-type="float">
            <text:p>301.447098142</text:p>
          </table:table-cell>
          <table:table-cell office:value-type="float" office:value="271.421422594" calcext:value-type="float">
            <text:p>271.421422594</text:p>
          </table:table-cell>
          <table:table-cell office:value-type="float" office:value="266.869507117" calcext:value-type="float">
            <text:p>266.869507117</text:p>
          </table:table-cell>
          <table:table-cell office:value-type="float" office:value="271.575536535" calcext:value-type="float">
            <text:p>271.575536535</text:p>
          </table:table-cell>
          <table:table-cell office:value-type="float" office:value="251.252158205" calcext:value-type="float">
            <text:p>251.252158205</text:p>
          </table:table-cell>
          <table:table-cell office:value-type="float" office:value="262.898427147" calcext:value-type="float">
            <text:p>262.898427147</text:p>
          </table:table-cell>
          <table:table-cell office:value-type="float" office:value="240.629189711" calcext:value-type="float">
            <text:p>240.629189711</text:p>
          </table:table-cell>
          <table:table-cell office:value-type="float" office:value="224.476044677" calcext:value-type="float">
            <text:p>224.476044677</text:p>
          </table:table-cell>
          <table:table-cell office:value-type="float" office:value="235.681661315" calcext:value-type="float">
            <text:p>235.681661315</text:p>
          </table:table-cell>
          <table:table-cell office:value-type="float" office:value="226.220093266" calcext:value-type="float">
            <text:p>226.220093266</text:p>
          </table:table-cell>
          <table:table-cell office:value-type="float" office:value="222.485703426" calcext:value-type="float">
            <text:p>222.485703426</text:p>
          </table:table-cell>
          <table:table-cell office:value-type="float" office:value="214.762933409" calcext:value-type="float">
            <text:p>214.762933409</text:p>
          </table:table-cell>
          <table:table-cell office:value-type="float" office:value="186.909883687" calcext:value-type="float">
            <text:p>186.909883687</text:p>
          </table:table-cell>
          <table:table-cell office:value-type="float" office:value="182.061217882" calcext:value-type="float">
            <text:p>182.061217882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4.6477276592" calcext:value-type="float">
            <text:p>84.6477276592</text:p>
          </table:table-cell>
          <table:table-cell office:value-type="float" office:value="78.5948385174" calcext:value-type="float">
            <text:p>78.5948385174</text:p>
          </table:table-cell>
          <table:table-cell office:value-type="float" office:value="76.6985050296" calcext:value-type="float">
            <text:p>76.6985050296</text:p>
          </table:table-cell>
          <table:table-cell office:value-type="float" office:value="77.1186253732" calcext:value-type="float">
            <text:p>77.1186253732</text:p>
          </table:table-cell>
          <table:table-cell office:value-type="float" office:value="71.8525295524" calcext:value-type="float">
            <text:p>71.8525295524</text:p>
          </table:table-cell>
          <table:table-cell office:value-type="float" office:value="74.8055721301" calcext:value-type="float">
            <text:p>74.8055721301</text:p>
          </table:table-cell>
          <table:table-cell office:value-type="float" office:value="69.4903220744" calcext:value-type="float">
            <text:p>69.4903220744</text:p>
          </table:table-cell>
          <table:table-cell office:value-type="float" office:value="66.5458154152" calcext:value-type="float">
            <text:p>66.5458154152</text:p>
          </table:table-cell>
          <table:table-cell office:value-type="float" office:value="65.1341594033" calcext:value-type="float">
            <text:p>65.1341594033</text:p>
          </table:table-cell>
          <table:table-cell office:value-type="float" office:value="67.0288944123" calcext:value-type="float">
            <text:p>67.0288944123</text:p>
          </table:table-cell>
          <table:table-cell office:value-type="float" office:value="64.7710038682" calcext:value-type="float">
            <text:p>64.7710038682</text:p>
          </table:table-cell>
          <table:table-cell office:value-type="float" office:value="61.9894473154" calcext:value-type="float">
            <text:p>61.9894473154</text:p>
          </table:table-cell>
          <table:table-cell office:value-type="float" office:value="55.2563465096" calcext:value-type="float">
            <text:p>55.2563465096</text:p>
          </table:table-cell>
          <table:table-cell office:value-type="float" office:value="53.1439103047" calcext:value-type="float">
            <text:p>53.1439103047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6416084416" calcext:value-type="float">
            <text:p>1.2641608442</text:p>
          </table:table-cell>
          <table:table-cell office:value-type="float" office:value="1.179429976" calcext:value-type="float">
            <text:p>1.179429976</text:p>
          </table:table-cell>
          <table:table-cell office:value-type="float" office:value="1.13284645626" calcext:value-type="float">
            <text:p>1.1328464563</text:p>
          </table:table-cell>
          <table:table-cell office:value-type="float" office:value="1.25099692836" calcext:value-type="float">
            <text:p>1.2509969284</text:p>
          </table:table-cell>
          <table:table-cell office:value-type="float" office:value="1.12886388042" calcext:value-type="float">
            <text:p>1.1288638804</text:p>
          </table:table-cell>
          <table:table-cell office:value-type="float" office:value="1.19685668735" calcext:value-type="float">
            <text:p>1.1968566874</text:p>
          </table:table-cell>
          <table:table-cell office:value-type="float" office:value="1.13083104507" calcext:value-type="float">
            <text:p>1.1308310451</text:p>
          </table:table-cell>
          <table:table-cell office:value-type="float" office:value="1.06815751493" calcext:value-type="float">
            <text:p>1.0681575149</text:p>
          </table:table-cell>
          <table:table-cell office:value-type="float" office:value="1.12826202726" calcext:value-type="float">
            <text:p>1.1282620273</text:p>
          </table:table-cell>
          <table:table-cell office:value-type="float" office:value="1.09472810922" calcext:value-type="float">
            <text:p>1.0947281092</text:p>
          </table:table-cell>
          <table:table-cell office:value-type="float" office:value="1.11741953944" calcext:value-type="float">
            <text:p>1.1174195394</text:p>
          </table:table-cell>
          <table:table-cell office:value-type="float" office:value="1.05292042281" calcext:value-type="float">
            <text:p>1.0529204228</text:p>
          </table:table-cell>
          <table:table-cell office:value-type="float" office:value="0.937919252882" calcext:value-type="float">
            <text:p>0.9379192529</text:p>
          </table:table-cell>
          <table:table-cell office:value-type="float" office:value="0.913066681043" calcext:value-type="float">
            <text:p>0.913066681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15565925019" calcext:value-type="float">
            <text:p>1.1556592502</text:p>
          </table:table-cell>
          <table:table-cell office:value-type="float" office:value="1.03533541093" calcext:value-type="float">
            <text:p>1.0353354109</text:p>
          </table:table-cell>
          <table:table-cell office:value-type="float" office:value="0.988436544199" calcext:value-type="float">
            <text:p>0.9884365442</text:p>
          </table:table-cell>
          <table:table-cell office:value-type="float" office:value="1.05003762673" calcext:value-type="float">
            <text:p>1.0500376267</text:p>
          </table:table-cell>
          <table:table-cell office:value-type="float" office:value="0.985561896488" calcext:value-type="float">
            <text:p>0.9855618965</text:p>
          </table:table-cell>
          <table:table-cell office:value-type="float" office:value="1.03380155467" calcext:value-type="float">
            <text:p>1.0338015547</text:p>
          </table:table-cell>
          <table:table-cell office:value-type="float" office:value="0.986253352716" calcext:value-type="float">
            <text:p>0.9862533527</text:p>
          </table:table-cell>
          <table:table-cell office:value-type="float" office:value="0.904951879167" calcext:value-type="float">
            <text:p>0.9049518792</text:p>
          </table:table-cell>
          <table:table-cell office:value-type="float" office:value="0.932329386469" calcext:value-type="float">
            <text:p>0.9323293865</text:p>
          </table:table-cell>
          <table:table-cell office:value-type="float" office:value="0.965237255991" calcext:value-type="float">
            <text:p>0.965237256</text:p>
          </table:table-cell>
          <table:table-cell office:value-type="float" office:value="0.917352118842" calcext:value-type="float">
            <text:p>0.9173521188</text:p>
          </table:table-cell>
          <table:table-cell office:value-type="float" office:value="0.874316378433" calcext:value-type="float">
            <text:p>0.8743163784</text:p>
          </table:table-cell>
          <table:table-cell office:value-type="float" office:value="0.768962036833" calcext:value-type="float">
            <text:p>0.7689620368</text:p>
          </table:table-cell>
          <table:table-cell office:value-type="float" office:value="0.770920340242" calcext:value-type="float">
            <text:p>0.7709203402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6.8708241651" calcext:value-type="float">
            <text:p>36.8708241651</text:p>
          </table:table-cell>
          <table:table-cell office:value-type="float" office:value="31.6782843626" calcext:value-type="float">
            <text:p>31.6782843626</text:p>
          </table:table-cell>
          <table:table-cell office:value-type="float" office:value="30.5971368169" calcext:value-type="float">
            <text:p>30.5971368169</text:p>
          </table:table-cell>
          <table:table-cell office:value-type="float" office:value="31.7943760643" calcext:value-type="float">
            <text:p>31.7943760643</text:p>
          </table:table-cell>
          <table:table-cell office:value-type="float" office:value="29.7123344218" calcext:value-type="float">
            <text:p>29.7123344218</text:p>
          </table:table-cell>
          <table:table-cell office:value-type="float" office:value="31.3170931694" calcext:value-type="float">
            <text:p>31.3170931694</text:p>
          </table:table-cell>
          <table:table-cell office:value-type="float" office:value="28.0622586244" calcext:value-type="float">
            <text:p>28.0622586244</text:p>
          </table:table-cell>
          <table:table-cell office:value-type="float" office:value="25.9964559514" calcext:value-type="float">
            <text:p>25.9964559514</text:p>
          </table:table-cell>
          <table:table-cell office:value-type="float" office:value="27.2205496824" calcext:value-type="float">
            <text:p>27.2205496824</text:p>
          </table:table-cell>
          <table:table-cell office:value-type="float" office:value="26.5062882498" calcext:value-type="float">
            <text:p>26.5062882498</text:p>
          </table:table-cell>
          <table:table-cell office:value-type="float" office:value="25.6942123711" calcext:value-type="float">
            <text:p>25.6942123711</text:p>
          </table:table-cell>
          <table:table-cell office:value-type="float" office:value="25.2106133225" calcext:value-type="float">
            <text:p>25.2106133225</text:p>
          </table:table-cell>
          <table:table-cell office:value-type="float" office:value="21.5851101879" calcext:value-type="float">
            <text:p>21.5851101879</text:p>
          </table:table-cell>
          <table:table-cell office:value-type="float" office:value="20.7736759817" calcext:value-type="float">
            <text:p>20.7736759817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25353931315" calcext:value-type="float">
            <text:p>0.2253539313</text:p>
          </table:table-cell>
          <table:table-cell office:value-type="float" office:value="0.197167403905" calcext:value-type="float">
            <text:p>0.1971674039</text:p>
          </table:table-cell>
          <table:table-cell office:value-type="float" office:value="0.187608792749" calcext:value-type="float">
            <text:p>0.1876087927</text:p>
          </table:table-cell>
          <table:table-cell office:value-type="float" office:value="0.204295164748" calcext:value-type="float">
            <text:p>0.2042951647</text:p>
          </table:table-cell>
          <table:table-cell office:value-type="float" office:value="0.187080015666" calcext:value-type="float">
            <text:p>0.1870800157</text:p>
          </table:table-cell>
          <table:table-cell office:value-type="float" office:value="0.198143433939" calcext:value-type="float">
            <text:p>0.1981434339</text:p>
          </table:table-cell>
          <table:table-cell office:value-type="float" office:value="0.190117178508" calcext:value-type="float">
            <text:p>0.1901171785</text:p>
          </table:table-cell>
          <table:table-cell office:value-type="float" office:value="0.170417755838" calcext:value-type="float">
            <text:p>0.1704177558</text:p>
          </table:table-cell>
          <table:table-cell office:value-type="float" office:value="0.183102344868" calcext:value-type="float">
            <text:p>0.1831023449</text:p>
          </table:table-cell>
          <table:table-cell office:value-type="float" office:value="0.182012393687" calcext:value-type="float">
            <text:p>0.1820123937</text:p>
          </table:table-cell>
          <table:table-cell office:value-type="float" office:value="0.177245397986" calcext:value-type="float">
            <text:p>0.177245398</text:p>
          </table:table-cell>
          <table:table-cell office:value-type="float" office:value="0.16620469716" calcext:value-type="float">
            <text:p>0.1662046972</text:p>
          </table:table-cell>
          <table:table-cell office:value-type="float" office:value="0.151176697025" calcext:value-type="float">
            <text:p>0.151176697</text:p>
          </table:table-cell>
          <table:table-cell office:value-type="float" office:value="0.147027674626" calcext:value-type="float">
            <text:p>0.1470276746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89062092664" calcext:value-type="float">
            <text:p>0.1890620927</text:p>
          </table:table-cell>
          <table:table-cell office:value-type="float" office:value="0.163129226213" calcext:value-type="float">
            <text:p>0.1631292262</text:p>
          </table:table-cell>
          <table:table-cell office:value-type="float" office:value="0.159392818328" calcext:value-type="float">
            <text:p>0.1593928183</text:p>
          </table:table-cell>
          <table:table-cell office:value-type="float" office:value="0.161912897068" calcext:value-type="float">
            <text:p>0.1619128971</text:p>
          </table:table-cell>
          <table:table-cell office:value-type="float" office:value="0.151790516848" calcext:value-type="float">
            <text:p>0.1517905168</text:p>
          </table:table-cell>
          <table:table-cell office:value-type="float" office:value="0.159618164403" calcext:value-type="float">
            <text:p>0.1596181644</text:p>
          </table:table-cell>
          <table:table-cell office:value-type="float" office:value="0.140663514236" calcext:value-type="float">
            <text:p>0.1406635142</text:p>
          </table:table-cell>
          <table:table-cell office:value-type="float" office:value="0.13429831644" calcext:value-type="float">
            <text:p>0.1342983164</text:p>
          </table:table-cell>
          <table:table-cell office:value-type="float" office:value="0.13782339311" calcext:value-type="float">
            <text:p>0.1378233931</text:p>
          </table:table-cell>
          <table:table-cell office:value-type="float" office:value="0.137726362241" calcext:value-type="float">
            <text:p>0.1377263622</text:p>
          </table:table-cell>
          <table:table-cell office:value-type="float" office:value="0.129960183075" calcext:value-type="float">
            <text:p>0.1299601831</text:p>
          </table:table-cell>
          <table:table-cell office:value-type="float" office:value="0.125186991087" calcext:value-type="float">
            <text:p>0.1251869911</text:p>
          </table:table-cell>
          <table:table-cell office:value-type="float" office:value="0.110036780207" calcext:value-type="float">
            <text:p>0.1100367802</text:p>
          </table:table-cell>
          <table:table-cell office:value-type="float" office:value="0.106918703969" calcext:value-type="float">
            <text:p>0.106918704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46782483482" calcext:value-type="float">
            <text:p>0.4467824835</text:p>
          </table:table-cell>
          <table:table-cell office:value-type="float" office:value="0.373584029177" calcext:value-type="float">
            <text:p>0.3735840292</text:p>
          </table:table-cell>
          <table:table-cell office:value-type="float" office:value="0.356015955396" calcext:value-type="float">
            <text:p>0.3560159554</text:p>
          </table:table-cell>
          <table:table-cell office:value-type="float" office:value="0.377981867043" calcext:value-type="float">
            <text:p>0.377981867</text:p>
          </table:table-cell>
          <table:table-cell office:value-type="float" office:value="0.347629373657" calcext:value-type="float">
            <text:p>0.3476293737</text:p>
          </table:table-cell>
          <table:table-cell office:value-type="float" office:value="0.372004410938" calcext:value-type="float">
            <text:p>0.3720044109</text:p>
          </table:table-cell>
          <table:table-cell office:value-type="float" office:value="0.327845303132" calcext:value-type="float">
            <text:p>0.3278453031</text:p>
          </table:table-cell>
          <table:table-cell office:value-type="float" office:value="0.304906304046" calcext:value-type="float">
            <text:p>0.304906304</text:p>
          </table:table-cell>
          <table:table-cell office:value-type="float" office:value="0.328070381822" calcext:value-type="float">
            <text:p>0.3280703818</text:p>
          </table:table-cell>
          <table:table-cell office:value-type="float" office:value="0.31635059536" calcext:value-type="float">
            <text:p>0.3163505954</text:p>
          </table:table-cell>
          <table:table-cell office:value-type="float" office:value="0.303007019291" calcext:value-type="float">
            <text:p>0.3030070193</text:p>
          </table:table-cell>
          <table:table-cell office:value-type="float" office:value="0.299808691902" calcext:value-type="float">
            <text:p>0.2998086919</text:p>
          </table:table-cell>
          <table:table-cell office:value-type="float" office:value="0.253571642372" calcext:value-type="float">
            <text:p>0.2535716424</text:p>
          </table:table-cell>
          <table:table-cell office:value-type="float" office:value="0.244419730456" calcext:value-type="float">
            <text:p>0.2444197305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0.3328083773" calcext:value-type="float">
            <text:p>10.3328083773</text:p>
          </table:table-cell>
          <table:table-cell office:value-type="float" office:value="8.30975237219" calcext:value-type="float">
            <text:p>8.3097523722</text:p>
          </table:table-cell>
          <table:table-cell office:value-type="float" office:value="7.93835945421" calcext:value-type="float">
            <text:p>7.9383594542</text:p>
          </table:table-cell>
          <table:table-cell office:value-type="float" office:value="8.40312549611" calcext:value-type="float">
            <text:p>8.4031254961</text:p>
          </table:table-cell>
          <table:table-cell office:value-type="float" office:value="7.99780580433" calcext:value-type="float">
            <text:p>7.9978058043</text:p>
          </table:table-cell>
          <table:table-cell office:value-type="float" office:value="8.54870521283" calcext:value-type="float">
            <text:p>8.5487052128</text:p>
          </table:table-cell>
          <table:table-cell office:value-type="float" office:value="8.29847112131" calcext:value-type="float">
            <text:p>8.2984711213</text:p>
          </table:table-cell>
          <table:table-cell office:value-type="float" office:value="7.16057588424" calcext:value-type="float">
            <text:p>7.1605758842</text:p>
          </table:table-cell>
          <table:table-cell office:value-type="float" office:value="7.81547633089" calcext:value-type="float">
            <text:p>7.8154763309</text:p>
          </table:table-cell>
          <table:table-cell office:value-type="float" office:value="7.67260750796" calcext:value-type="float">
            <text:p>7.672607508</text:p>
          </table:table-cell>
          <table:table-cell office:value-type="float" office:value="7.0771935117" calcext:value-type="float">
            <text:p>7.0771935117</text:p>
          </table:table-cell>
          <table:table-cell office:value-type="float" office:value="6.93884687524" calcext:value-type="float">
            <text:p>6.9388468752</text:p>
          </table:table-cell>
          <table:table-cell office:value-type="float" office:value="6.32993329516" calcext:value-type="float">
            <text:p>6.3299332952</text:p>
          </table:table-cell>
          <table:table-cell office:value-type="float" office:value="6.07270385963" calcext:value-type="float">
            <text:p>6.0727038596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3455688011" calcext:value-type="float">
            <text:p>0.3345568801</text:p>
          </table:table-cell>
          <table:table-cell office:value-type="float" office:value="0.312496977104" calcext:value-type="float">
            <text:p>0.3124969771</text:p>
          </table:table-cell>
          <table:table-cell office:value-type="float" office:value="0.319970563936" calcext:value-type="float">
            <text:p>0.3199705639</text:p>
          </table:table-cell>
          <table:table-cell office:value-type="float" office:value="0.313817760445" calcext:value-type="float">
            <text:p>0.3138177604</text:p>
          </table:table-cell>
          <table:table-cell office:value-type="float" office:value="0.305152930593" calcext:value-type="float">
            <text:p>0.3051529306</text:p>
          </table:table-cell>
          <table:table-cell office:value-type="float" office:value="0.312097104658" calcext:value-type="float">
            <text:p>0.3120971047</text:p>
          </table:table-cell>
          <table:table-cell office:value-type="float" office:value="0.298080860075" calcext:value-type="float">
            <text:p>0.2980808601</text:p>
          </table:table-cell>
          <table:table-cell office:value-type="float" office:value="0.27958364345" calcext:value-type="float">
            <text:p>0.2795836435</text:p>
          </table:table-cell>
          <table:table-cell office:value-type="float" office:value="0.27943523765" calcext:value-type="float">
            <text:p>0.2794352377</text:p>
          </table:table-cell>
          <table:table-cell office:value-type="float" office:value="0.284831158077" calcext:value-type="float">
            <text:p>0.2848311581</text:p>
          </table:table-cell>
          <table:table-cell office:value-type="float" office:value="0.265472166344" calcext:value-type="float">
            <text:p>0.2654721663</text:p>
          </table:table-cell>
          <table:table-cell office:value-type="float" office:value="0.2727548318" calcext:value-type="float">
            <text:p>0.2727548318</text:p>
          </table:table-cell>
          <table:table-cell office:value-type="float" office:value="0.247869690904" calcext:value-type="float">
            <text:p>0.2478696909</text:p>
          </table:table-cell>
          <table:table-cell office:value-type="float" office:value="0.248459319844" calcext:value-type="float">
            <text:p>0.248459319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270.525768272" calcext:value-type="float">
            <text:p>270.525768272</text:p>
          </table:table-cell>
          <table:table-cell office:value-type="float" office:value="313.643818944" calcext:value-type="float">
            <text:p>313.643818944</text:p>
          </table:table-cell>
          <table:table-cell office:value-type="float" office:value="247.607007008" calcext:value-type="float">
            <text:p>247.607007008</text:p>
          </table:table-cell>
          <table:table-cell office:value-type="float" office:value="294.947493085" calcext:value-type="float">
            <text:p>294.947493085</text:p>
          </table:table-cell>
          <table:table-cell office:value-type="float" office:value="270.589782621" calcext:value-type="float">
            <text:p>270.589782621</text:p>
          </table:table-cell>
          <table:table-cell office:value-type="float" office:value="259.133022878" calcext:value-type="float">
            <text:p>259.133022878</text:p>
          </table:table-cell>
          <table:table-cell office:value-type="float" office:value="250.672885919" calcext:value-type="float">
            <text:p>250.672885919</text:p>
          </table:table-cell>
          <table:table-cell office:value-type="float" office:value="251.106230283" calcext:value-type="float">
            <text:p>251.106230283</text:p>
          </table:table-cell>
          <table:table-cell office:value-type="float" office:value="230.739436543" calcext:value-type="float">
            <text:p>230.739436543</text:p>
          </table:table-cell>
          <table:table-cell office:value-type="float" office:value="253.883729345" calcext:value-type="float">
            <text:p>253.883729345</text:p>
          </table:table-cell>
          <table:table-cell office:value-type="float" office:value="207.792976702" calcext:value-type="float">
            <text:p>207.792976702</text:p>
          </table:table-cell>
          <table:table-cell office:value-type="float" office:value="230.094978677" calcext:value-type="float">
            <text:p>230.094978677</text:p>
          </table:table-cell>
          <table:table-cell office:value-type="float" office:value="202.221444911" calcext:value-type="float">
            <text:p>202.221444911</text:p>
          </table:table-cell>
          <table:table-cell office:value-type="float" office:value="209.752594669" calcext:value-type="float">
            <text:p>209.752594669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79.26185435" calcext:value-type="float">
            <text:p>79.26185435</text:p>
          </table:table-cell>
          <table:table-cell office:value-type="float" office:value="90.8303220812" calcext:value-type="float">
            <text:p>90.8303220812</text:p>
          </table:table-cell>
          <table:table-cell office:value-type="float" office:value="72.2605238444" calcext:value-type="float">
            <text:p>72.2605238444</text:p>
          </table:table-cell>
          <table:table-cell office:value-type="float" office:value="84.1842414866" calcext:value-type="float">
            <text:p>84.1842414866</text:p>
          </table:table-cell>
          <table:table-cell office:value-type="float" office:value="79.6019068961" calcext:value-type="float">
            <text:p>79.6019068961</text:p>
          </table:table-cell>
          <table:table-cell office:value-type="float" office:value="77.4097722832" calcext:value-type="float">
            <text:p>77.4097722832</text:p>
          </table:table-cell>
          <table:table-cell office:value-type="float" office:value="74.4927519254" calcext:value-type="float">
            <text:p>74.4927519254</text:p>
          </table:table-cell>
          <table:table-cell office:value-type="float" office:value="74.3873245107" calcext:value-type="float">
            <text:p>74.3873245107</text:p>
          </table:table-cell>
          <table:table-cell office:value-type="float" office:value="68.6271401961" calcext:value-type="float">
            <text:p>68.6271401961</text:p>
          </table:table-cell>
          <table:table-cell office:value-type="float" office:value="73.4458505204" calcext:value-type="float">
            <text:p>73.4458505204</text:p>
          </table:table-cell>
          <table:table-cell office:value-type="float" office:value="63.1535693321" calcext:value-type="float">
            <text:p>63.1535693321</text:p>
          </table:table-cell>
          <table:table-cell office:value-type="float" office:value="68.1313593021" calcext:value-type="float">
            <text:p>68.1313593021</text:p>
          </table:table-cell>
          <table:table-cell office:value-type="float" office:value="61.0175128024" calcext:value-type="float">
            <text:p>61.0175128024</text:p>
          </table:table-cell>
          <table:table-cell office:value-type="float" office:value="62.2503947414" calcext:value-type="float">
            <text:p>62.2503947414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1944605422" calcext:value-type="float">
            <text:p>1.1944605422</text:p>
          </table:table-cell>
          <table:table-cell office:value-type="float" office:value="1.47156034503" calcext:value-type="float">
            <text:p>1.471560345</text:p>
          </table:table-cell>
          <table:table-cell office:value-type="float" office:value="1.10439884474" calcext:value-type="float">
            <text:p>1.1043988447</text:p>
          </table:table-cell>
          <table:table-cell office:value-type="float" office:value="1.39793859457" calcext:value-type="float">
            <text:p>1.3979385946</text:p>
          </table:table-cell>
          <table:table-cell office:value-type="float" office:value="1.24902309302" calcext:value-type="float">
            <text:p>1.249023093</text:p>
          </table:table-cell>
          <table:table-cell office:value-type="float" office:value="1.19788291653" calcext:value-type="float">
            <text:p>1.1978829165</text:p>
          </table:table-cell>
          <table:table-cell office:value-type="float" office:value="1.18899758121" calcext:value-type="float">
            <text:p>1.1889975812</text:p>
          </table:table-cell>
          <table:table-cell office:value-type="float" office:value="1.22238689021" calcext:value-type="float">
            <text:p>1.2223868902</text:p>
          </table:table-cell>
          <table:table-cell office:value-type="float" office:value="1.12237632456" calcext:value-type="float">
            <text:p>1.1223763246</text:p>
          </table:table-cell>
          <table:table-cell office:value-type="float" office:value="1.27382961077" calcext:value-type="float">
            <text:p>1.2738296108</text:p>
          </table:table-cell>
          <table:table-cell office:value-type="float" office:value="1.03337567544" calcext:value-type="float">
            <text:p>1.0333756754</text:p>
          </table:table-cell>
          <table:table-cell office:value-type="float" office:value="1.12785025879" calcext:value-type="float">
            <text:p>1.1278502588</text:p>
          </table:table-cell>
          <table:table-cell office:value-type="float" office:value="1.02966536553" calcext:value-type="float">
            <text:p>1.0296653655</text:p>
          </table:table-cell>
          <table:table-cell office:value-type="float" office:value="1.04975441355" calcext:value-type="float">
            <text:p>1.0497544136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09396881664" calcext:value-type="float">
            <text:p>1.0939688166</text:p>
          </table:table-cell>
          <table:table-cell office:value-type="float" office:value="1.30967786789" calcext:value-type="float">
            <text:p>1.3096778679</text:p>
          </table:table-cell>
          <table:table-cell office:value-type="float" office:value="0.972250125458" calcext:value-type="float">
            <text:p>0.9722501255</text:p>
          </table:table-cell>
          <table:table-cell office:value-type="float" office:value="1.19234285221" calcext:value-type="float">
            <text:p>1.1923428522</text:p>
          </table:table-cell>
          <table:table-cell office:value-type="float" office:value="1.10907220926" calcext:value-type="float">
            <text:p>1.1090722093</text:p>
          </table:table-cell>
          <table:table-cell office:value-type="float" office:value="1.06280914737" calcext:value-type="float">
            <text:p>1.0628091474</text:p>
          </table:table-cell>
          <table:table-cell office:value-type="float" office:value="1.02008882244" calcext:value-type="float">
            <text:p>1.0200888224</text:p>
          </table:table-cell>
          <table:table-cell office:value-type="float" office:value="1.04746152982" calcext:value-type="float">
            <text:p>1.0474615298</text:p>
          </table:table-cell>
          <table:table-cell office:value-type="float" office:value="0.943194893757" calcext:value-type="float">
            <text:p>0.9431948938</text:p>
          </table:table-cell>
          <table:table-cell office:value-type="float" office:value="1.07700522804" calcext:value-type="float">
            <text:p>1.077005228</text:p>
          </table:table-cell>
          <table:table-cell office:value-type="float" office:value="0.869175206712" calcext:value-type="float">
            <text:p>0.8691752067</text:p>
          </table:table-cell>
          <table:table-cell office:value-type="float" office:value="0.996041129847" calcext:value-type="float">
            <text:p>0.9960411298</text:p>
          </table:table-cell>
          <table:table-cell office:value-type="float" office:value="0.87904962756" calcext:value-type="float">
            <text:p>0.8790496276</text:p>
          </table:table-cell>
          <table:table-cell office:value-type="float" office:value="0.898668318305" calcext:value-type="float">
            <text:p>0.8986683183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1.5465052847" calcext:value-type="float">
            <text:p>31.5465052847</text:p>
          </table:table-cell>
          <table:table-cell office:value-type="float" office:value="36.6920667888" calcext:value-type="float">
            <text:p>36.6920667888</text:p>
          </table:table-cell>
          <table:table-cell office:value-type="float" office:value="28.8791547794" calcext:value-type="float">
            <text:p>28.8791547794</text:p>
          </table:table-cell>
          <table:table-cell office:value-type="float" office:value="34.2976739399" calcext:value-type="float">
            <text:p>34.2976739399</text:p>
          </table:table-cell>
          <table:table-cell office:value-type="float" office:value="31.5329636897" calcext:value-type="float">
            <text:p>31.5329636897</text:p>
          </table:table-cell>
          <table:table-cell office:value-type="float" office:value="29.8173238508" calcext:value-type="float">
            <text:p>29.8173238508</text:p>
          </table:table-cell>
          <table:table-cell office:value-type="float" office:value="29.4730840661" calcext:value-type="float">
            <text:p>29.4730840661</text:p>
          </table:table-cell>
          <table:table-cell office:value-type="float" office:value="29.0084730311" calcext:value-type="float">
            <text:p>29.0084730311</text:p>
          </table:table-cell>
          <table:table-cell office:value-type="float" office:value="26.1866799304" calcext:value-type="float">
            <text:p>26.1866799304</text:p>
          </table:table-cell>
          <table:table-cell office:value-type="float" office:value="29.4409243281" calcext:value-type="float">
            <text:p>29.4409243281</text:p>
          </table:table-cell>
          <table:table-cell office:value-type="float" office:value="23.9361967906" calcext:value-type="float">
            <text:p>23.9361967906</text:p>
          </table:table-cell>
          <table:table-cell office:value-type="float" office:value="27.1839722032" calcext:value-type="float">
            <text:p>27.1839722032</text:p>
          </table:table-cell>
          <table:table-cell office:value-type="float" office:value="23.4611599417" calcext:value-type="float">
            <text:p>23.4611599417</text:p>
          </table:table-cell>
          <table:table-cell office:value-type="float" office:value="24.5491611244" calcext:value-type="float">
            <text:p>24.5491611244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10642779135" calcext:value-type="float">
            <text:p>0.2106427791</text:p>
          </table:table-cell>
          <table:table-cell office:value-type="float" office:value="0.253934128512" calcext:value-type="float">
            <text:p>0.2539341285</text:p>
          </table:table-cell>
          <table:table-cell office:value-type="float" office:value="0.178999746695" calcext:value-type="float">
            <text:p>0.1789997467</text:p>
          </table:table-cell>
          <table:table-cell office:value-type="float" office:value="0.232677026544" calcext:value-type="float">
            <text:p>0.2326770265</text:p>
          </table:table-cell>
          <table:table-cell office:value-type="float" office:value="0.208555108363" calcext:value-type="float">
            <text:p>0.2085551084</text:p>
          </table:table-cell>
          <table:table-cell office:value-type="float" office:value="0.201366742837" calcext:value-type="float">
            <text:p>0.2013667428</text:p>
          </table:table-cell>
          <table:table-cell office:value-type="float" office:value="0.193519077934" calcext:value-type="float">
            <text:p>0.1935190779</text:p>
          </table:table-cell>
          <table:table-cell office:value-type="float" office:value="0.201625214906" calcext:value-type="float">
            <text:p>0.2016252149</text:p>
          </table:table-cell>
          <table:table-cell office:value-type="float" office:value="0.179266625213" calcext:value-type="float">
            <text:p>0.1792666252</text:p>
          </table:table-cell>
          <table:table-cell office:value-type="float" office:value="0.208558085035" calcext:value-type="float">
            <text:p>0.208558085</text:p>
          </table:table-cell>
          <table:table-cell office:value-type="float" office:value="0.168116405192" calcext:value-type="float">
            <text:p>0.1681164052</text:p>
          </table:table-cell>
          <table:table-cell office:value-type="float" office:value="0.192903725033" calcext:value-type="float">
            <text:p>0.192903725</text:p>
          </table:table-cell>
          <table:table-cell office:value-type="float" office:value="0.16825382816" calcext:value-type="float">
            <text:p>0.1682538282</text:p>
          </table:table-cell>
          <table:table-cell office:value-type="float" office:value="0.169435199985" calcext:value-type="float">
            <text:p>0.1694352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60466151622" calcext:value-type="float">
            <text:p>0.1604661516</text:p>
          </table:table-cell>
          <table:table-cell office:value-type="float" office:value="0.189556459968" calcext:value-type="float">
            <text:p>0.18955646</text:p>
          </table:table-cell>
          <table:table-cell office:value-type="float" office:value="0.148224916344" calcext:value-type="float">
            <text:p>0.1482249163</text:p>
          </table:table-cell>
          <table:table-cell office:value-type="float" office:value="0.173121420786" calcext:value-type="float">
            <text:p>0.1731214208</text:p>
          </table:table-cell>
          <table:table-cell office:value-type="float" office:value="0.162890202471" calcext:value-type="float">
            <text:p>0.1628902025</text:p>
          </table:table-cell>
          <table:table-cell office:value-type="float" office:value="0.153317512382" calcext:value-type="float">
            <text:p>0.1533175124</text:p>
          </table:table-cell>
          <table:table-cell office:value-type="float" office:value="0.151397481107" calcext:value-type="float">
            <text:p>0.1513974811</text:p>
          </table:table-cell>
          <table:table-cell office:value-type="float" office:value="0.145088075209" calcext:value-type="float">
            <text:p>0.1450880752</text:p>
          </table:table-cell>
          <table:table-cell office:value-type="float" office:value="0.132422264896" calcext:value-type="float">
            <text:p>0.1324222649</text:p>
          </table:table-cell>
          <table:table-cell office:value-type="float" office:value="0.147750761425" calcext:value-type="float">
            <text:p>0.1477507614</text:p>
          </table:table-cell>
          <table:table-cell office:value-type="float" office:value="0.124911482309" calcext:value-type="float">
            <text:p>0.1249114823</text:p>
          </table:table-cell>
          <table:table-cell office:value-type="float" office:value="0.138264760746" calcext:value-type="float">
            <text:p>0.1382647607</text:p>
          </table:table-cell>
          <table:table-cell office:value-type="float" office:value="0.118115177624" calcext:value-type="float">
            <text:p>0.1181151776</text:p>
          </table:table-cell>
          <table:table-cell office:value-type="float" office:value="0.123672801999" calcext:value-type="float">
            <text:p>0.123672802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367088240004" calcext:value-type="float">
            <text:p>0.36708824</text:p>
          </table:table-cell>
          <table:table-cell office:value-type="float" office:value="0.43567565811" calcext:value-type="float">
            <text:p>0.4356756581</text:p>
          </table:table-cell>
          <table:table-cell office:value-type="float" office:value="0.325474238342" calcext:value-type="float">
            <text:p>0.3254742383</text:p>
          </table:table-cell>
          <table:table-cell office:value-type="float" office:value="0.405448546657" calcext:value-type="float">
            <text:p>0.4054485467</text:p>
          </table:table-cell>
          <table:table-cell office:value-type="float" office:value="0.365846755352" calcext:value-type="float">
            <text:p>0.3658467554</text:p>
          </table:table-cell>
          <table:table-cell office:value-type="float" office:value="0.343973823108" calcext:value-type="float">
            <text:p>0.3439738231</text:p>
          </table:table-cell>
          <table:table-cell office:value-type="float" office:value="0.338661263134" calcext:value-type="float">
            <text:p>0.3386612631</text:p>
          </table:table-cell>
          <table:table-cell office:value-type="float" office:value="0.338174666797" calcext:value-type="float">
            <text:p>0.3381746668</text:p>
          </table:table-cell>
          <table:table-cell office:value-type="float" office:value="0.297463255441" calcext:value-type="float">
            <text:p>0.2974632554</text:p>
          </table:table-cell>
          <table:table-cell office:value-type="float" office:value="0.346941925371" calcext:value-type="float">
            <text:p>0.3469419254</text:p>
          </table:table-cell>
          <table:table-cell office:value-type="float" office:value="0.279688084891" calcext:value-type="float">
            <text:p>0.2796880849</text:p>
          </table:table-cell>
          <table:table-cell office:value-type="float" office:value="0.319975476378" calcext:value-type="float">
            <text:p>0.3199754764</text:p>
          </table:table-cell>
          <table:table-cell office:value-type="float" office:value="0.271638312999" calcext:value-type="float">
            <text:p>0.271638313</text:p>
          </table:table-cell>
          <table:table-cell office:value-type="float" office:value="0.283678539896" calcext:value-type="float">
            <text:p>0.2836785399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0.0456447857" calcext:value-type="float">
            <text:p>10.0456447857</text:p>
          </table:table-cell>
          <table:table-cell office:value-type="float" office:value="11.0187077641" calcext:value-type="float">
            <text:p>11.0187077641</text:p>
          </table:table-cell>
          <table:table-cell office:value-type="float" office:value="7.87094709239" calcext:value-type="float">
            <text:p>7.8709470924</text:p>
          </table:table-cell>
          <table:table-cell office:value-type="float" office:value="9.9000834861" calcext:value-type="float">
            <text:p>9.9000834861</text:p>
          </table:table-cell>
          <table:table-cell office:value-type="float" office:value="9.03671633159" calcext:value-type="float">
            <text:p>9.0367163316</text:p>
          </table:table-cell>
          <table:table-cell office:value-type="float" office:value="8.8614927485" calcext:value-type="float">
            <text:p>8.8614927485</text:p>
          </table:table-cell>
          <table:table-cell office:value-type="float" office:value="8.45528550876" calcext:value-type="float">
            <text:p>8.4552855088</text:p>
          </table:table-cell>
          <table:table-cell office:value-type="float" office:value="8.78923865694" calcext:value-type="float">
            <text:p>8.7892386569</text:p>
          </table:table-cell>
          <table:table-cell office:value-type="float" office:value="7.79394819638" calcext:value-type="float">
            <text:p>7.7939481964</text:p>
          </table:table-cell>
          <table:table-cell office:value-type="float" office:value="8.86735200777" calcext:value-type="float">
            <text:p>8.8673520078</text:p>
          </table:table-cell>
          <table:table-cell office:value-type="float" office:value="7.21086818686" calcext:value-type="float">
            <text:p>7.2108681869</text:p>
          </table:table-cell>
          <table:table-cell office:value-type="float" office:value="8.08370241587" calcext:value-type="float">
            <text:p>8.0837024159</text:p>
          </table:table-cell>
          <table:table-cell office:value-type="float" office:value="7.26486811348" calcext:value-type="float">
            <text:p>7.2648681135</text:p>
          </table:table-cell>
          <table:table-cell office:value-type="float" office:value="7.12382356453" calcext:value-type="float">
            <text:p>7.1238235645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56626750558" calcext:value-type="float">
            <text:p>0.3566267506</text:p>
          </table:table-cell>
          <table:table-cell office:value-type="float" office:value="0.411200665307" calcext:value-type="float">
            <text:p>0.4112006653</text:p>
          </table:table-cell>
          <table:table-cell office:value-type="float" office:value="0.323464649442" calcext:value-type="float">
            <text:p>0.3234646494</text:p>
          </table:table-cell>
          <table:table-cell office:value-type="float" office:value="0.381847064216" calcext:value-type="float">
            <text:p>0.3818470642</text:p>
          </table:table-cell>
          <table:table-cell office:value-type="float" office:value="0.352300314583" calcext:value-type="float">
            <text:p>0.3523003146</text:p>
          </table:table-cell>
          <table:table-cell office:value-type="float" office:value="0.34871926477" calcext:value-type="float">
            <text:p>0.3487192648</text:p>
          </table:table-cell>
          <table:table-cell office:value-type="float" office:value="0.349563797911" calcext:value-type="float">
            <text:p>0.3495637979</text:p>
          </table:table-cell>
          <table:table-cell office:value-type="float" office:value="0.330285426346" calcext:value-type="float">
            <text:p>0.3302854263</text:p>
          </table:table-cell>
          <table:table-cell office:value-type="float" office:value="0.30934839688" calcext:value-type="float">
            <text:p>0.3093483969</text:p>
          </table:table-cell>
          <table:table-cell office:value-type="float" office:value="0.356384571318" calcext:value-type="float">
            <text:p>0.3563845713</text:p>
          </table:table-cell>
          <table:table-cell office:value-type="float" office:value="0.285884184424" calcext:value-type="float">
            <text:p>0.2858841844</text:p>
          </table:table-cell>
          <table:table-cell office:value-type="float" office:value="0.307938011649" calcext:value-type="float">
            <text:p>0.3079380116</text:p>
          </table:table-cell>
          <table:table-cell office:value-type="float" office:value="0.294283838837" calcext:value-type="float">
            <text:p>0.2942838388</text:p>
          </table:table-cell>
          <table:table-cell office:value-type="float" office:value="0.29816957771" calcext:value-type="float">
            <text:p>0.2981695777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ndon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58.944819764" calcext:value-type="float">
            <text:p>358.944819764</text:p>
          </table:table-cell>
          <table:table-cell office:value-type="float" office:value="352.150612912" calcext:value-type="float">
            <text:p>352.150612912</text:p>
          </table:table-cell>
          <table:table-cell office:value-type="float" office:value="348.607726417" calcext:value-type="float">
            <text:p>348.607726417</text:p>
          </table:table-cell>
          <table:table-cell office:value-type="float" office:value="321.016862498" calcext:value-type="float">
            <text:p>321.016862498</text:p>
          </table:table-cell>
          <table:table-cell office:value-type="float" office:value="337.792155225" calcext:value-type="float">
            <text:p>337.792155225</text:p>
          </table:table-cell>
          <table:table-cell office:value-type="float" office:value="342.188219159" calcext:value-type="float">
            <text:p>342.188219159</text:p>
          </table:table-cell>
          <table:table-cell office:value-type="float" office:value="355.379376097" calcext:value-type="float">
            <text:p>355.379376097</text:p>
          </table:table-cell>
          <table:table-cell office:value-type="float" office:value="276.565011867" calcext:value-type="float">
            <text:p>276.565011867</text:p>
          </table:table-cell>
          <table:table-cell office:value-type="float" office:value="269.964178149" calcext:value-type="float">
            <text:p>269.964178149</text:p>
          </table:table-cell>
          <table:table-cell office:value-type="float" office:value="334.214081835" calcext:value-type="float">
            <text:p>334.214081835</text:p>
          </table:table-cell>
          <table:table-cell office:value-type="float" office:value="273.674869996" calcext:value-type="float">
            <text:p>273.674869996</text:p>
          </table:table-cell>
          <table:table-cell office:value-type="float" office:value="266.847581079" calcext:value-type="float">
            <text:p>266.847581079</text:p>
          </table:table-cell>
          <table:table-cell office:value-type="float" office:value="263.470272581" calcext:value-type="float">
            <text:p>263.470272581</text:p>
          </table:table-cell>
          <table:table-cell office:value-type="float" office:value="287.474824813" calcext:value-type="float">
            <text:p>287.474824813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05.89202381" calcext:value-type="float">
            <text:p>105.89202381</text:p>
          </table:table-cell>
          <table:table-cell office:value-type="float" office:value="104.690259242" calcext:value-type="float">
            <text:p>104.690259242</text:p>
          </table:table-cell>
          <table:table-cell office:value-type="float" office:value="102.058694464" calcext:value-type="float">
            <text:p>102.058694464</text:p>
          </table:table-cell>
          <table:table-cell office:value-type="float" office:value="95.6515484121" calcext:value-type="float">
            <text:p>95.6515484121</text:p>
          </table:table-cell>
          <table:table-cell office:value-type="float" office:value="100.262076101" calcext:value-type="float">
            <text:p>100.262076101</text:p>
          </table:table-cell>
          <table:table-cell office:value-type="float" office:value="99.2767541457" calcext:value-type="float">
            <text:p>99.2767541457</text:p>
          </table:table-cell>
          <table:table-cell office:value-type="float" office:value="106.351300858" calcext:value-type="float">
            <text:p>106.351300858</text:p>
          </table:table-cell>
          <table:table-cell office:value-type="float" office:value="80.4643095442" calcext:value-type="float">
            <text:p>80.4643095442</text:p>
          </table:table-cell>
          <table:table-cell office:value-type="float" office:value="79.6629740497" calcext:value-type="float">
            <text:p>79.6629740497</text:p>
          </table:table-cell>
          <table:table-cell office:value-type="float" office:value="97.2184237463" calcext:value-type="float">
            <text:p>97.2184237463</text:p>
          </table:table-cell>
          <table:table-cell office:value-type="float" office:value="81.3104011514" calcext:value-type="float">
            <text:p>81.3104011514</text:p>
          </table:table-cell>
          <table:table-cell office:value-type="float" office:value="79.8291753465" calcext:value-type="float">
            <text:p>79.8291753465</text:p>
          </table:table-cell>
          <table:table-cell office:value-type="float" office:value="78.729916664" calcext:value-type="float">
            <text:p>78.729916664</text:p>
          </table:table-cell>
          <table:table-cell office:value-type="float" office:value="85.125065559" calcext:value-type="float">
            <text:p>85.125065559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67354246876" calcext:value-type="float">
            <text:p>1.6735424688</text:p>
          </table:table-cell>
          <table:table-cell office:value-type="float" office:value="1.62085963991" calcext:value-type="float">
            <text:p>1.6208596399</text:p>
          </table:table-cell>
          <table:table-cell office:value-type="float" office:value="1.6533680036" calcext:value-type="float">
            <text:p>1.6533680036</text:p>
          </table:table-cell>
          <table:table-cell office:value-type="float" office:value="1.5918112612" calcext:value-type="float">
            <text:p>1.5918112612</text:p>
          </table:table-cell>
          <table:table-cell office:value-type="float" office:value="1.61712561766" calcext:value-type="float">
            <text:p>1.6171256177</text:p>
          </table:table-cell>
          <table:table-cell office:value-type="float" office:value="1.71688533407" calcext:value-type="float">
            <text:p>1.7168853341</text:p>
          </table:table-cell>
          <table:table-cell office:value-type="float" office:value="1.87218046378" calcext:value-type="float">
            <text:p>1.8721804638</text:p>
          </table:table-cell>
          <table:table-cell office:value-type="float" office:value="1.41006473905" calcext:value-type="float">
            <text:p>1.4100647391</text:p>
          </table:table-cell>
          <table:table-cell office:value-type="float" office:value="1.39292901164" calcext:value-type="float">
            <text:p>1.3929290116</text:p>
          </table:table-cell>
          <table:table-cell office:value-type="float" office:value="1.73960974227" calcext:value-type="float">
            <text:p>1.7396097423</text:p>
          </table:table-cell>
          <table:table-cell office:value-type="float" office:value="1.42255473536" calcext:value-type="float">
            <text:p>1.4225547354</text:p>
          </table:table-cell>
          <table:table-cell office:value-type="float" office:value="1.37603894339" calcext:value-type="float">
            <text:p>1.3760389434</text:p>
          </table:table-cell>
          <table:table-cell office:value-type="float" office:value="1.40693394267" calcext:value-type="float">
            <text:p>1.4069339427</text:p>
          </table:table-cell>
          <table:table-cell office:value-type="float" office:value="1.55447423625" calcext:value-type="float">
            <text:p>1.5544742363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47982965591" calcext:value-type="float">
            <text:p>1.4798296559</text:p>
          </table:table-cell>
          <table:table-cell office:value-type="float" office:value="1.41485285457" calcext:value-type="float">
            <text:p>1.4148528546</text:p>
          </table:table-cell>
          <table:table-cell office:value-type="float" office:value="1.40249263245" calcext:value-type="float">
            <text:p>1.4024926325</text:p>
          </table:table-cell>
          <table:table-cell office:value-type="float" office:value="1.33906679506" calcext:value-type="float">
            <text:p>1.3390667951</text:p>
          </table:table-cell>
          <table:table-cell office:value-type="float" office:value="1.40862546649" calcext:value-type="float">
            <text:p>1.4086254665</text:p>
          </table:table-cell>
          <table:table-cell office:value-type="float" office:value="1.47365672866" calcext:value-type="float">
            <text:p>1.4736567287</text:p>
          </table:table-cell>
          <table:table-cell office:value-type="float" office:value="1.45535230345" calcext:value-type="float">
            <text:p>1.4553523035</text:p>
          </table:table-cell>
          <table:table-cell office:value-type="float" office:value="1.14539797219" calcext:value-type="float">
            <text:p>1.1453979722</text:p>
          </table:table-cell>
          <table:table-cell office:value-type="float" office:value="1.1297731376" calcext:value-type="float">
            <text:p>1.1297731376</text:p>
          </table:table-cell>
          <table:table-cell office:value-type="float" office:value="1.42047943385" calcext:value-type="float">
            <text:p>1.4204794339</text:p>
          </table:table-cell>
          <table:table-cell office:value-type="float" office:value="1.1843491184" calcext:value-type="float">
            <text:p>1.1843491184</text:p>
          </table:table-cell>
          <table:table-cell office:value-type="float" office:value="1.14963021622" calcext:value-type="float">
            <text:p>1.1496302162</text:p>
          </table:table-cell>
          <table:table-cell office:value-type="float" office:value="1.14360631364" calcext:value-type="float">
            <text:p>1.1436063136</text:p>
          </table:table-cell>
          <table:table-cell office:value-type="float" office:value="1.27952935614" calcext:value-type="float">
            <text:p>1.2795293561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41.8258742903" calcext:value-type="float">
            <text:p>41.8258742903</text:p>
          </table:table-cell>
          <table:table-cell office:value-type="float" office:value="40.2411592427" calcext:value-type="float">
            <text:p>40.2411592427</text:p>
          </table:table-cell>
          <table:table-cell office:value-type="float" office:value="39.9218267648" calcext:value-type="float">
            <text:p>39.9218267648</text:p>
          </table:table-cell>
          <table:table-cell office:value-type="float" office:value="37.3078099837" calcext:value-type="float">
            <text:p>37.3078099837</text:p>
          </table:table-cell>
          <table:table-cell office:value-type="float" office:value="38.938321756" calcext:value-type="float">
            <text:p>38.938321756</text:p>
          </table:table-cell>
          <table:table-cell office:value-type="float" office:value="39.6405082309" calcext:value-type="float">
            <text:p>39.6405082309</text:p>
          </table:table-cell>
          <table:table-cell office:value-type="float" office:value="40.6412927336" calcext:value-type="float">
            <text:p>40.6412927336</text:p>
          </table:table-cell>
          <table:table-cell office:value-type="float" office:value="31.440384154" calcext:value-type="float">
            <text:p>31.440384154</text:p>
          </table:table-cell>
          <table:table-cell office:value-type="float" office:value="31.0041985742" calcext:value-type="float">
            <text:p>31.0041985742</text:p>
          </table:table-cell>
          <table:table-cell office:value-type="float" office:value="38.6479088702" calcext:value-type="float">
            <text:p>38.6479088702</text:p>
          </table:table-cell>
          <table:table-cell office:value-type="float" office:value="31.6992570255" calcext:value-type="float">
            <text:p>31.6992570255</text:p>
          </table:table-cell>
          <table:table-cell office:value-type="float" office:value="31.2621103975" calcext:value-type="float">
            <text:p>31.2621103975</text:p>
          </table:table-cell>
          <table:table-cell office:value-type="float" office:value="30.4680144189" calcext:value-type="float">
            <text:p>30.4680144189</text:p>
          </table:table-cell>
          <table:table-cell office:value-type="float" office:value="34.090994456" calcext:value-type="float">
            <text:p>34.090994456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97000676235" calcext:value-type="float">
            <text:p>0.2970006762</text:p>
          </table:table-cell>
          <table:table-cell office:value-type="float" office:value="0.27847110156" calcext:value-type="float">
            <text:p>0.2784711016</text:p>
          </table:table-cell>
          <table:table-cell office:value-type="float" office:value="0.275199885421" calcext:value-type="float">
            <text:p>0.2751998854</text:p>
          </table:table-cell>
          <table:table-cell office:value-type="float" office:value="0.260142748858" calcext:value-type="float">
            <text:p>0.2601427489</text:p>
          </table:table-cell>
          <table:table-cell office:value-type="float" office:value="0.2761055971" calcext:value-type="float">
            <text:p>0.2761055971</text:p>
          </table:table-cell>
          <table:table-cell office:value-type="float" office:value="0.30034118805" calcext:value-type="float">
            <text:p>0.3003411881</text:p>
          </table:table-cell>
          <table:table-cell office:value-type="float" office:value="0.289840317627" calcext:value-type="float">
            <text:p>0.2898403176</text:p>
          </table:table-cell>
          <table:table-cell office:value-type="float" office:value="0.226001265762" calcext:value-type="float">
            <text:p>0.2260012658</text:p>
          </table:table-cell>
          <table:table-cell office:value-type="float" office:value="0.225053701332" calcext:value-type="float">
            <text:p>0.2250537013</text:p>
          </table:table-cell>
          <table:table-cell office:value-type="float" office:value="0.288842196007" calcext:value-type="float">
            <text:p>0.288842196</text:p>
          </table:table-cell>
          <table:table-cell office:value-type="float" office:value="0.237712965536" calcext:value-type="float">
            <text:p>0.2377129655</text:p>
          </table:table-cell>
          <table:table-cell office:value-type="float" office:value="0.226100625058" calcext:value-type="float">
            <text:p>0.2261006251</text:p>
          </table:table-cell>
          <table:table-cell office:value-type="float" office:value="0.229150056687" calcext:value-type="float">
            <text:p>0.2291500567</text:p>
          </table:table-cell>
          <table:table-cell office:value-type="float" office:value="0.260753329378" calcext:value-type="float">
            <text:p>0.2607533294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1148516552" calcext:value-type="float">
            <text:p>0.2114851655</text:p>
          </table:table-cell>
          <table:table-cell office:value-type="float" office:value="0.20874355206" calcext:value-type="float">
            <text:p>0.2087435521</text:p>
          </table:table-cell>
          <table:table-cell office:value-type="float" office:value="0.205677906653" calcext:value-type="float">
            <text:p>0.2056779067</text:p>
          </table:table-cell>
          <table:table-cell office:value-type="float" office:value="0.193952793012" calcext:value-type="float">
            <text:p>0.193952793</text:p>
          </table:table-cell>
          <table:table-cell office:value-type="float" office:value="0.199785816946" calcext:value-type="float">
            <text:p>0.1997858169</text:p>
          </table:table-cell>
          <table:table-cell office:value-type="float" office:value="0.203494334313" calcext:value-type="float">
            <text:p>0.2034943343</text:p>
          </table:table-cell>
          <table:table-cell office:value-type="float" office:value="0.203913413479" calcext:value-type="float">
            <text:p>0.2039134135</text:p>
          </table:table-cell>
          <table:table-cell office:value-type="float" office:value="0.160076800219" calcext:value-type="float">
            <text:p>0.1600768002</text:p>
          </table:table-cell>
          <table:table-cell office:value-type="float" office:value="0.15710399739" calcext:value-type="float">
            <text:p>0.1571039974</text:p>
          </table:table-cell>
          <table:table-cell office:value-type="float" office:value="0.195316502221" calcext:value-type="float">
            <text:p>0.1953165022</text:p>
          </table:table-cell>
          <table:table-cell office:value-type="float" office:value="0.159898725217" calcext:value-type="float">
            <text:p>0.1598987252</text:p>
          </table:table-cell>
          <table:table-cell office:value-type="float" office:value="0.161554839001" calcext:value-type="float">
            <text:p>0.161554839</text:p>
          </table:table-cell>
          <table:table-cell office:value-type="float" office:value="0.150662604234" calcext:value-type="float">
            <text:p>0.1506626042</text:p>
          </table:table-cell>
          <table:table-cell office:value-type="float" office:value="0.172554393563" calcext:value-type="float">
            <text:p>0.1725543936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98015796229" calcext:value-type="float">
            <text:p>0.4980157962</text:p>
          </table:table-cell>
          <table:table-cell office:value-type="float" office:value="0.472129020722" calcext:value-type="float">
            <text:p>0.4721290207</text:p>
          </table:table-cell>
          <table:table-cell office:value-type="float" office:value="0.469079491776" calcext:value-type="float">
            <text:p>0.4690794918</text:p>
          </table:table-cell>
          <table:table-cell office:value-type="float" office:value="0.432493255432" calcext:value-type="float">
            <text:p>0.4324932554</text:p>
          </table:table-cell>
          <table:table-cell office:value-type="float" office:value="0.461986136065" calcext:value-type="float">
            <text:p>0.4619861361</text:p>
          </table:table-cell>
          <table:table-cell office:value-type="float" office:value="0.480356564548" calcext:value-type="float">
            <text:p>0.4803565645</text:p>
          </table:table-cell>
          <table:table-cell office:value-type="float" office:value="0.477355776398" calcext:value-type="float">
            <text:p>0.4773557764</text:p>
          </table:table-cell>
          <table:table-cell office:value-type="float" office:value="0.368248165441" calcext:value-type="float">
            <text:p>0.3682481654</text:p>
          </table:table-cell>
          <table:table-cell office:value-type="float" office:value="0.36327091365" calcext:value-type="float">
            <text:p>0.3632709137</text:p>
          </table:table-cell>
          <table:table-cell office:value-type="float" office:value="0.461219478677" calcext:value-type="float">
            <text:p>0.4612194787</text:p>
          </table:table-cell>
          <table:table-cell office:value-type="float" office:value="0.373850869638" calcext:value-type="float">
            <text:p>0.3738508696</text:p>
          </table:table-cell>
          <table:table-cell office:value-type="float" office:value="0.371902301294" calcext:value-type="float">
            <text:p>0.3719023013</text:p>
          </table:table-cell>
          <table:table-cell office:value-type="float" office:value="0.36329218144" calcext:value-type="float">
            <text:p>0.3632921814</text:p>
          </table:table-cell>
          <table:table-cell office:value-type="float" office:value="0.413761444094" calcext:value-type="float">
            <text:p>0.4137614441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4.643308326" calcext:value-type="float">
            <text:p>14.643308326</text:p>
          </table:table-cell>
          <table:table-cell office:value-type="float" office:value="12.7170121285" calcext:value-type="float">
            <text:p>12.7170121285</text:p>
          </table:table-cell>
          <table:table-cell office:value-type="float" office:value="12.0892187296" calcext:value-type="float">
            <text:p>12.0892187296</text:p>
          </table:table-cell>
          <table:table-cell office:value-type="float" office:value="11.1875598015" calcext:value-type="float">
            <text:p>11.1875598015</text:p>
          </table:table-cell>
          <table:table-cell office:value-type="float" office:value="12.5179969083" calcext:value-type="float">
            <text:p>12.5179969083</text:p>
          </table:table-cell>
          <table:table-cell office:value-type="float" office:value="14.0646204693" calcext:value-type="float">
            <text:p>14.0646204693</text:p>
          </table:table-cell>
          <table:table-cell office:value-type="float" office:value="12.3874908013" calcext:value-type="float">
            <text:p>12.3874908013</text:p>
          </table:table-cell>
          <table:table-cell office:value-type="float" office:value="10.1870999304" calcext:value-type="float">
            <text:p>10.1870999304</text:p>
          </table:table-cell>
          <table:table-cell office:value-type="float" office:value="10.1643158494" calcext:value-type="float">
            <text:p>10.1643158494</text:p>
          </table:table-cell>
          <table:table-cell office:value-type="float" office:value="12.8429285144" calcext:value-type="float">
            <text:p>12.8429285144</text:p>
          </table:table-cell>
          <table:table-cell office:value-type="float" office:value="10.3647520902" calcext:value-type="float">
            <text:p>10.3647520902</text:p>
          </table:table-cell>
          <table:table-cell office:value-type="float" office:value="10.1645827326" calcext:value-type="float">
            <text:p>10.1645827326</text:p>
          </table:table-cell>
          <table:table-cell office:value-type="float" office:value="9.97815870796" calcext:value-type="float">
            <text:p>9.978158708</text:p>
          </table:table-cell>
          <table:table-cell office:value-type="float" office:value="11.8960287194" calcext:value-type="float">
            <text:p>11.8960287194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47705507361" calcext:value-type="float">
            <text:p>0.4770550736</text:p>
          </table:table-cell>
          <table:table-cell office:value-type="float" office:value="0.470826136441" calcext:value-type="float">
            <text:p>0.4708261364</text:p>
          </table:table-cell>
          <table:table-cell office:value-type="float" office:value="0.461810504814" calcext:value-type="float">
            <text:p>0.4618105048</text:p>
          </table:table-cell>
          <table:table-cell office:value-type="float" office:value="0.445008835936" calcext:value-type="float">
            <text:p>0.4450088359</text:p>
          </table:table-cell>
          <table:table-cell office:value-type="float" office:value="0.455469230635" calcext:value-type="float">
            <text:p>0.4554692306</text:p>
          </table:table-cell>
          <table:table-cell office:value-type="float" office:value="0.487325064961" calcext:value-type="float">
            <text:p>0.487325065</text:p>
          </table:table-cell>
          <table:table-cell office:value-type="float" office:value="0.453096714968" calcext:value-type="float">
            <text:p>0.453096715</text:p>
          </table:table-cell>
          <table:table-cell office:value-type="float" office:value="0.388798862998" calcext:value-type="float">
            <text:p>0.388798863</text:p>
          </table:table-cell>
          <table:table-cell office:value-type="float" office:value="0.400108054829" calcext:value-type="float">
            <text:p>0.4001080548</text:p>
          </table:table-cell>
          <table:table-cell office:value-type="float" office:value="0.46861946019" calcext:value-type="float">
            <text:p>0.4686194602</text:p>
          </table:table-cell>
          <table:table-cell office:value-type="float" office:value="0.398066835178" calcext:value-type="float">
            <text:p>0.3980668352</text:p>
          </table:table-cell>
          <table:table-cell office:value-type="float" office:value="0.419512210928" calcext:value-type="float">
            <text:p>0.4195122109</text:p>
          </table:table-cell>
          <table:table-cell office:value-type="float" office:value="0.414957598077" calcext:value-type="float">
            <text:p>0.4149575981</text:p>
          </table:table-cell>
          <table:table-cell office:value-type="float" office:value="0.470693726131" calcext:value-type="float">
            <text:p>0.4706937261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th_Eas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293.652911826" calcext:value-type="float">
            <text:p>293.652911826</text:p>
          </table:table-cell>
          <table:table-cell office:value-type="float" office:value="297.079295247" calcext:value-type="float">
            <text:p>297.079295247</text:p>
          </table:table-cell>
          <table:table-cell office:value-type="float" office:value="283.902248285" calcext:value-type="float">
            <text:p>283.902248285</text:p>
          </table:table-cell>
          <table:table-cell office:value-type="float" office:value="273.959298597" calcext:value-type="float">
            <text:p>273.959298597</text:p>
          </table:table-cell>
          <table:table-cell office:value-type="float" office:value="250.463661498" calcext:value-type="float">
            <text:p>250.463661498</text:p>
          </table:table-cell>
          <table:table-cell office:value-type="float" office:value="247.00188782" calcext:value-type="float">
            <text:p>247.00188782</text:p>
          </table:table-cell>
          <table:table-cell office:value-type="float" office:value="252.686330784" calcext:value-type="float">
            <text:p>252.686330784</text:p>
          </table:table-cell>
          <table:table-cell office:value-type="float" office:value="233.786347503" calcext:value-type="float">
            <text:p>233.786347503</text:p>
          </table:table-cell>
          <table:table-cell office:value-type="float" office:value="231.484079483" calcext:value-type="float">
            <text:p>231.484079483</text:p>
          </table:table-cell>
          <table:table-cell office:value-type="float" office:value="241.705036316" calcext:value-type="float">
            <text:p>241.705036316</text:p>
          </table:table-cell>
          <table:table-cell office:value-type="float" office:value="240.556252433" calcext:value-type="float">
            <text:p>240.556252433</text:p>
          </table:table-cell>
          <table:table-cell office:value-type="float" office:value="223.254436413" calcext:value-type="float">
            <text:p>223.254436413</text:p>
          </table:table-cell>
          <table:table-cell office:value-type="float" office:value="198.837801677" calcext:value-type="float">
            <text:p>198.837801677</text:p>
          </table:table-cell>
          <table:table-cell office:value-type="float" office:value="209.991440533" calcext:value-type="float">
            <text:p>209.991440533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5.3410982771" calcext:value-type="float">
            <text:p>85.3410982771</text:p>
          </table:table-cell>
          <table:table-cell office:value-type="float" office:value="85.4038629647" calcext:value-type="float">
            <text:p>85.4038629647</text:p>
          </table:table-cell>
          <table:table-cell office:value-type="float" office:value="80.7711955412" calcext:value-type="float">
            <text:p>80.7711955412</text:p>
          </table:table-cell>
          <table:table-cell office:value-type="float" office:value="81.9296396597" calcext:value-type="float">
            <text:p>81.9296396597</text:p>
          </table:table-cell>
          <table:table-cell office:value-type="float" office:value="73.1000973048" calcext:value-type="float">
            <text:p>73.1000973048</text:p>
          </table:table-cell>
          <table:table-cell office:value-type="float" office:value="73.1018623794" calcext:value-type="float">
            <text:p>73.1018623794</text:p>
          </table:table-cell>
          <table:table-cell office:value-type="float" office:value="73.5087768003" calcext:value-type="float">
            <text:p>73.5087768003</text:p>
          </table:table-cell>
          <table:table-cell office:value-type="float" office:value="69.3620911532" calcext:value-type="float">
            <text:p>69.3620911532</text:p>
          </table:table-cell>
          <table:table-cell office:value-type="float" office:value="69.8496529742" calcext:value-type="float">
            <text:p>69.8496529742</text:p>
          </table:table-cell>
          <table:table-cell office:value-type="float" office:value="71.436548566" calcext:value-type="float">
            <text:p>71.436548566</text:p>
          </table:table-cell>
          <table:table-cell office:value-type="float" office:value="72.4866319259" calcext:value-type="float">
            <text:p>72.4866319259</text:p>
          </table:table-cell>
          <table:table-cell office:value-type="float" office:value="67.0636980944" calcext:value-type="float">
            <text:p>67.0636980944</text:p>
          </table:table-cell>
          <table:table-cell office:value-type="float" office:value="59.8847937837" calcext:value-type="float">
            <text:p>59.8847937837</text:p>
          </table:table-cell>
          <table:table-cell office:value-type="float" office:value="62.0356553116" calcext:value-type="float">
            <text:p>62.0356553116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2073122727" calcext:value-type="float">
            <text:p>1.3207312273</text:p>
          </table:table-cell>
          <table:table-cell office:value-type="float" office:value="1.3489605741" calcext:value-type="float">
            <text:p>1.3489605741</text:p>
          </table:table-cell>
          <table:table-cell office:value-type="float" office:value="1.32936999698" calcext:value-type="float">
            <text:p>1.329369997</text:p>
          </table:table-cell>
          <table:table-cell office:value-type="float" office:value="1.32446963401" calcext:value-type="float">
            <text:p>1.324469634</text:p>
          </table:table-cell>
          <table:table-cell office:value-type="float" office:value="1.18943962445" calcext:value-type="float">
            <text:p>1.1894396245</text:p>
          </table:table-cell>
          <table:table-cell office:value-type="float" office:value="1.22070520998" calcext:value-type="float">
            <text:p>1.22070521</text:p>
          </table:table-cell>
          <table:table-cell office:value-type="float" office:value="1.24980873715" calcext:value-type="float">
            <text:p>1.2498087372</text:p>
          </table:table-cell>
          <table:table-cell office:value-type="float" office:value="1.17362189285" calcext:value-type="float">
            <text:p>1.1736218929</text:p>
          </table:table-cell>
          <table:table-cell office:value-type="float" office:value="1.11116379849" calcext:value-type="float">
            <text:p>1.1111637985</text:p>
          </table:table-cell>
          <table:table-cell office:value-type="float" office:value="1.25440280363" calcext:value-type="float">
            <text:p>1.2544028036</text:p>
          </table:table-cell>
          <table:table-cell office:value-type="float" office:value="1.21092811137" calcext:value-type="float">
            <text:p>1.2109281114</text:p>
          </table:table-cell>
          <table:table-cell office:value-type="float" office:value="1.13767855423" calcext:value-type="float">
            <text:p>1.1376785542</text:p>
          </table:table-cell>
          <table:table-cell office:value-type="float" office:value="1.00053674379" calcext:value-type="float">
            <text:p>1.0005367438</text:p>
          </table:table-cell>
          <table:table-cell office:value-type="float" office:value="1.06302432543" calcext:value-type="float">
            <text:p>1.0630243254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17374080388" calcext:value-type="float">
            <text:p>1.1737408039</text:p>
          </table:table-cell>
          <table:table-cell office:value-type="float" office:value="1.18301828076" calcext:value-type="float">
            <text:p>1.1830182808</text:p>
          </table:table-cell>
          <table:table-cell office:value-type="float" office:value="1.118938381" calcext:value-type="float">
            <text:p>1.118938381</text:p>
          </table:table-cell>
          <table:table-cell office:value-type="float" office:value="1.10084921251" calcext:value-type="float">
            <text:p>1.1008492125</text:p>
          </table:table-cell>
          <table:table-cell office:value-type="float" office:value="1.00520323754" calcext:value-type="float">
            <text:p>1.0052032375</text:p>
          </table:table-cell>
          <table:table-cell office:value-type="float" office:value="1.02638924001" calcext:value-type="float">
            <text:p>1.02638924</text:p>
          </table:table-cell>
          <table:table-cell office:value-type="float" office:value="1.06261872559" calcext:value-type="float">
            <text:p>1.0626187256</text:p>
          </table:table-cell>
          <table:table-cell office:value-type="float" office:value="0.980163473053" calcext:value-type="float">
            <text:p>0.9801634731</text:p>
          </table:table-cell>
          <table:table-cell office:value-type="float" office:value="0.943996573589" calcext:value-type="float">
            <text:p>0.9439965736</text:p>
          </table:table-cell>
          <table:table-cell office:value-type="float" office:value="1.05952107359" calcext:value-type="float">
            <text:p>1.0595210736</text:p>
          </table:table-cell>
          <table:table-cell office:value-type="float" office:value="1.0130928625" calcext:value-type="float">
            <text:p>1.0130928625</text:p>
          </table:table-cell>
          <table:table-cell office:value-type="float" office:value="0.942511745765" calcext:value-type="float">
            <text:p>0.9425117458</text:p>
          </table:table-cell>
          <table:table-cell office:value-type="float" office:value="0.813853007008" calcext:value-type="float">
            <text:p>0.813853007</text:p>
          </table:table-cell>
          <table:table-cell office:value-type="float" office:value="0.916481876774" calcext:value-type="float">
            <text:p>0.9164818768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4.5080499031" calcext:value-type="float">
            <text:p>34.5080499031</text:p>
          </table:table-cell>
          <table:table-cell office:value-type="float" office:value="34.8632481741" calcext:value-type="float">
            <text:p>34.8632481741</text:p>
          </table:table-cell>
          <table:table-cell office:value-type="float" office:value="32.9440327707" calcext:value-type="float">
            <text:p>32.9440327707</text:p>
          </table:table-cell>
          <table:table-cell office:value-type="float" office:value="31.9416169716" calcext:value-type="float">
            <text:p>31.9416169716</text:p>
          </table:table-cell>
          <table:table-cell office:value-type="float" office:value="29.8190753034" calcext:value-type="float">
            <text:p>29.8190753034</text:p>
          </table:table-cell>
          <table:table-cell office:value-type="float" office:value="29.2243890652" calcext:value-type="float">
            <text:p>29.2243890652</text:p>
          </table:table-cell>
          <table:table-cell office:value-type="float" office:value="29.0608528731" calcext:value-type="float">
            <text:p>29.0608528731</text:p>
          </table:table-cell>
          <table:table-cell office:value-type="float" office:value="27.1287969465" calcext:value-type="float">
            <text:p>27.1287969465</text:p>
          </table:table-cell>
          <table:table-cell office:value-type="float" office:value="26.9146282717" calcext:value-type="float">
            <text:p>26.9146282717</text:p>
          </table:table-cell>
          <table:table-cell office:value-type="float" office:value="27.9325232796" calcext:value-type="float">
            <text:p>27.9325232796</text:p>
          </table:table-cell>
          <table:table-cell office:value-type="float" office:value="28.1825724326" calcext:value-type="float">
            <text:p>28.1825724326</text:p>
          </table:table-cell>
          <table:table-cell office:value-type="float" office:value="26.1029346466" calcext:value-type="float">
            <text:p>26.1029346466</text:p>
          </table:table-cell>
          <table:table-cell office:value-type="float" office:value="22.856294523" calcext:value-type="float">
            <text:p>22.856294523</text:p>
          </table:table-cell>
          <table:table-cell office:value-type="float" office:value="24.7605992233" calcext:value-type="float">
            <text:p>24.7605992233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26563269498" calcext:value-type="float">
            <text:p>0.2265632695</text:p>
          </table:table-cell>
          <table:table-cell office:value-type="float" office:value="0.222319117034" calcext:value-type="float">
            <text:p>0.222319117</text:p>
          </table:table-cell>
          <table:table-cell office:value-type="float" office:value="0.211506541535" calcext:value-type="float">
            <text:p>0.2115065415</text:p>
          </table:table-cell>
          <table:table-cell office:value-type="float" office:value="0.21173326868" calcext:value-type="float">
            <text:p>0.2117332687</text:p>
          </table:table-cell>
          <table:table-cell office:value-type="float" office:value="0.187456184192" calcext:value-type="float">
            <text:p>0.1874561842</text:p>
          </table:table-cell>
          <table:table-cell office:value-type="float" office:value="0.197195932854" calcext:value-type="float">
            <text:p>0.1971959329</text:p>
          </table:table-cell>
          <table:table-cell office:value-type="float" office:value="0.205969962284" calcext:value-type="float">
            <text:p>0.2059699623</text:p>
          </table:table-cell>
          <table:table-cell office:value-type="float" office:value="0.18439368218" calcext:value-type="float">
            <text:p>0.1843936822</text:p>
          </table:table-cell>
          <table:table-cell office:value-type="float" office:value="0.178122389063" calcext:value-type="float">
            <text:p>0.1781223891</text:p>
          </table:table-cell>
          <table:table-cell office:value-type="float" office:value="0.202996981488" calcext:value-type="float">
            <text:p>0.2029969815</text:p>
          </table:table-cell>
          <table:table-cell office:value-type="float" office:value="0.1943923718" calcext:value-type="float">
            <text:p>0.1943923718</text:p>
          </table:table-cell>
          <table:table-cell office:value-type="float" office:value="0.182597560991" calcext:value-type="float">
            <text:p>0.182597561</text:p>
          </table:table-cell>
          <table:table-cell office:value-type="float" office:value="0.150978564381" calcext:value-type="float">
            <text:p>0.1509785644</text:p>
          </table:table-cell>
          <table:table-cell office:value-type="float" office:value="0.172852015659" calcext:value-type="float">
            <text:p>0.1728520157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76042129956" calcext:value-type="float">
            <text:p>0.17604213</text:p>
          </table:table-cell>
          <table:table-cell office:value-type="float" office:value="0.178611649168" calcext:value-type="float">
            <text:p>0.1786116492</text:p>
          </table:table-cell>
          <table:table-cell office:value-type="float" office:value="0.16696660969" calcext:value-type="float">
            <text:p>0.1669666097</text:p>
          </table:table-cell>
          <table:table-cell office:value-type="float" office:value="0.16324878526" calcext:value-type="float">
            <text:p>0.1632487853</text:p>
          </table:table-cell>
          <table:table-cell office:value-type="float" office:value="0.15308736536" calcext:value-type="float">
            <text:p>0.1530873654</text:p>
          </table:table-cell>
          <table:table-cell office:value-type="float" office:value="0.148168772643" calcext:value-type="float">
            <text:p>0.1481687726</text:p>
          </table:table-cell>
          <table:table-cell office:value-type="float" office:value="0.148381227958" calcext:value-type="float">
            <text:p>0.148381228</text:p>
          </table:table-cell>
          <table:table-cell office:value-type="float" office:value="0.138202097539" calcext:value-type="float">
            <text:p>0.1382020975</text:p>
          </table:table-cell>
          <table:table-cell office:value-type="float" office:value="0.136933654307" calcext:value-type="float">
            <text:p>0.1369336543</text:p>
          </table:table-cell>
          <table:table-cell office:value-type="float" office:value="0.138780756965" calcext:value-type="float">
            <text:p>0.138780757</text:p>
          </table:table-cell>
          <table:table-cell office:value-type="float" office:value="0.144655828526" calcext:value-type="float">
            <text:p>0.1446558285</text:p>
          </table:table-cell>
          <table:table-cell office:value-type="float" office:value="0.130427997289" calcext:value-type="float">
            <text:p>0.1304279973</text:p>
          </table:table-cell>
          <table:table-cell office:value-type="float" office:value="0.114445391415" calcext:value-type="float">
            <text:p>0.1144453914</text:p>
          </table:table-cell>
          <table:table-cell office:value-type="float" office:value="0.125751981787" calcext:value-type="float">
            <text:p>0.1257519818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04290703973" calcext:value-type="float">
            <text:p>0.404290704</text:p>
          </table:table-cell>
          <table:table-cell office:value-type="float" office:value="0.400597122745" calcext:value-type="float">
            <text:p>0.4005971227</text:p>
          </table:table-cell>
          <table:table-cell office:value-type="float" office:value="0.377104885364" calcext:value-type="float">
            <text:p>0.3771048854</text:p>
          </table:table-cell>
          <table:table-cell office:value-type="float" office:value="0.362446709685" calcext:value-type="float">
            <text:p>0.3624467097</text:p>
          </table:table-cell>
          <table:table-cell office:value-type="float" office:value="0.336129909192" calcext:value-type="float">
            <text:p>0.3361299092</text:p>
          </table:table-cell>
          <table:table-cell office:value-type="float" office:value="0.339831838888" calcext:value-type="float">
            <text:p>0.3398318389</text:p>
          </table:table-cell>
          <table:table-cell office:value-type="float" office:value="0.336061405854" calcext:value-type="float">
            <text:p>0.3360614059</text:p>
          </table:table-cell>
          <table:table-cell office:value-type="float" office:value="0.307678352548" calcext:value-type="float">
            <text:p>0.3076783525</text:p>
          </table:table-cell>
          <table:table-cell office:value-type="float" office:value="0.302517675736" calcext:value-type="float">
            <text:p>0.3025176757</text:p>
          </table:table-cell>
          <table:table-cell office:value-type="float" office:value="0.3258674705" calcext:value-type="float">
            <text:p>0.3258674705</text:p>
          </table:table-cell>
          <table:table-cell office:value-type="float" office:value="0.322101698379" calcext:value-type="float">
            <text:p>0.3221016984</text:p>
          </table:table-cell>
          <table:table-cell office:value-type="float" office:value="0.296037572187" calcext:value-type="float">
            <text:p>0.2960375722</text:p>
          </table:table-cell>
          <table:table-cell office:value-type="float" office:value="0.251003717415" calcext:value-type="float">
            <text:p>0.2510037174</text:p>
          </table:table-cell>
          <table:table-cell office:value-type="float" office:value="0.285695594445" calcext:value-type="float">
            <text:p>0.2856955944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0.9143850015" calcext:value-type="float">
            <text:p>10.9143850015</text:p>
          </table:table-cell>
          <table:table-cell office:value-type="float" office:value="9.71279314293" calcext:value-type="float">
            <text:p>9.7127931429</text:p>
          </table:table-cell>
          <table:table-cell office:value-type="float" office:value="9.33048711947" calcext:value-type="float">
            <text:p>9.3304871195</text:p>
          </table:table-cell>
          <table:table-cell office:value-type="float" office:value="9.2473274769" calcext:value-type="float">
            <text:p>9.2473274769</text:p>
          </table:table-cell>
          <table:table-cell office:value-type="float" office:value="8.18204279321" calcext:value-type="float">
            <text:p>8.1820427932</text:p>
          </table:table-cell>
          <table:table-cell office:value-type="float" office:value="8.71144094191" calcext:value-type="float">
            <text:p>8.7114409419</text:p>
          </table:table-cell>
          <table:table-cell office:value-type="float" office:value="9.1189108757" calcext:value-type="float">
            <text:p>9.1189108757</text:p>
          </table:table-cell>
          <table:table-cell office:value-type="float" office:value="8.03854015532" calcext:value-type="float">
            <text:p>8.0385401553</text:p>
          </table:table-cell>
          <table:table-cell office:value-type="float" office:value="7.84504790685" calcext:value-type="float">
            <text:p>7.8450479069</text:p>
          </table:table-cell>
          <table:table-cell office:value-type="float" office:value="9.0062118702" calcext:value-type="float">
            <text:p>9.0062118702</text:p>
          </table:table-cell>
          <table:table-cell office:value-type="float" office:value="8.845163954" calcext:value-type="float">
            <text:p>8.845163954</text:p>
          </table:table-cell>
          <table:table-cell office:value-type="float" office:value="7.98372892832" calcext:value-type="float">
            <text:p>7.9837289283</text:p>
          </table:table-cell>
          <table:table-cell office:value-type="float" office:value="6.65385623907" calcext:value-type="float">
            <text:p>6.6538562391</text:p>
          </table:table-cell>
          <table:table-cell office:value-type="float" office:value="7.35373641428" calcext:value-type="float">
            <text:p>7.3537364143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77468605242" calcext:value-type="float">
            <text:p>0.3774686052</text:p>
          </table:table-cell>
          <table:table-cell office:value-type="float" office:value="0.387453593972" calcext:value-type="float">
            <text:p>0.387453594</text:p>
          </table:table-cell>
          <table:table-cell office:value-type="float" office:value="0.366055069388" calcext:value-type="float">
            <text:p>0.3660550694</text:p>
          </table:table-cell>
          <table:table-cell office:value-type="float" office:value="0.370851854328" calcext:value-type="float">
            <text:p>0.3708518543</text:p>
          </table:table-cell>
          <table:table-cell office:value-type="float" office:value="0.33568136691" calcext:value-type="float">
            <text:p>0.3356813669</text:p>
          </table:table-cell>
          <table:table-cell office:value-type="float" office:value="0.324456593006" calcext:value-type="float">
            <text:p>0.324456593</text:p>
          </table:table-cell>
          <table:table-cell office:value-type="float" office:value="0.352511772815" calcext:value-type="float">
            <text:p>0.3525117728</text:p>
          </table:table-cell>
          <table:table-cell office:value-type="float" office:value="0.322948996083" calcext:value-type="float">
            <text:p>0.3229489961</text:p>
          </table:table-cell>
          <table:table-cell office:value-type="float" office:value="0.311101889236" calcext:value-type="float">
            <text:p>0.3111018892</text:p>
          </table:table-cell>
          <table:table-cell office:value-type="float" office:value="0.335640122701" calcext:value-type="float">
            <text:p>0.3356401227</text:p>
          </table:table-cell>
          <table:table-cell office:value-type="float" office:value="0.334992042794" calcext:value-type="float">
            <text:p>0.3349920428</text:p>
          </table:table-cell>
          <table:table-cell office:value-type="float" office:value="0.330959181221" calcext:value-type="float">
            <text:p>0.3309591812</text:p>
          </table:table-cell>
          <table:table-cell office:value-type="float" office:value="0.293611286998" calcext:value-type="float">
            <text:p>0.293611287</text:p>
          </table:table-cell>
          <table:table-cell office:value-type="float" office:value="0.306829287782" calcext:value-type="float">
            <text:p>0.306829287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th_Wes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254.565679043" calcext:value-type="float">
            <text:p>254.565679043</text:p>
          </table:table-cell>
          <table:table-cell office:value-type="float" office:value="260.19786843" calcext:value-type="float">
            <text:p>260.19786843</text:p>
          </table:table-cell>
          <table:table-cell office:value-type="float" office:value="276.822927435" calcext:value-type="float">
            <text:p>276.822927435</text:p>
          </table:table-cell>
          <table:table-cell office:value-type="float" office:value="262.959487702" calcext:value-type="float">
            <text:p>262.959487702</text:p>
          </table:table-cell>
          <table:table-cell office:value-type="float" office:value="250.226135568" calcext:value-type="float">
            <text:p>250.226135568</text:p>
          </table:table-cell>
          <table:table-cell office:value-type="float" office:value="256.53271249" calcext:value-type="float">
            <text:p>256.53271249</text:p>
          </table:table-cell>
          <table:table-cell office:value-type="float" office:value="267.664875483" calcext:value-type="float">
            <text:p>267.664875483</text:p>
          </table:table-cell>
          <table:table-cell office:value-type="float" office:value="229.741283392" calcext:value-type="float">
            <text:p>229.741283392</text:p>
          </table:table-cell>
          <table:table-cell office:value-type="float" office:value="213.773468608" calcext:value-type="float">
            <text:p>213.773468608</text:p>
          </table:table-cell>
          <table:table-cell office:value-type="float" office:value="248.755901628" calcext:value-type="float">
            <text:p>248.755901628</text:p>
          </table:table-cell>
          <table:table-cell office:value-type="float" office:value="231.653910683" calcext:value-type="float">
            <text:p>231.653910683</text:p>
          </table:table-cell>
          <table:table-cell office:value-type="float" office:value="209.938031593" calcext:value-type="float">
            <text:p>209.938031593</text:p>
          </table:table-cell>
          <table:table-cell office:value-type="float" office:value="230.415858434" calcext:value-type="float">
            <text:p>230.415858434</text:p>
          </table:table-cell>
          <table:table-cell office:value-type="float" office:value="214.180671448" calcext:value-type="float">
            <text:p>214.180671448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74.3788102654" calcext:value-type="float">
            <text:p>74.3788102654</text:p>
          </table:table-cell>
          <table:table-cell office:value-type="float" office:value="73.2352016517" calcext:value-type="float">
            <text:p>73.2352016517</text:p>
          </table:table-cell>
          <table:table-cell office:value-type="float" office:value="78.4776921322" calcext:value-type="float">
            <text:p>78.4776921322</text:p>
          </table:table-cell>
          <table:table-cell office:value-type="float" office:value="75.4548590741" calcext:value-type="float">
            <text:p>75.4548590741</text:p>
          </table:table-cell>
          <table:table-cell office:value-type="float" office:value="73.4960932865" calcext:value-type="float">
            <text:p>73.4960932865</text:p>
          </table:table-cell>
          <table:table-cell office:value-type="float" office:value="73.0350904631" calcext:value-type="float">
            <text:p>73.0350904631</text:p>
          </table:table-cell>
          <table:table-cell office:value-type="float" office:value="77.3889716009" calcext:value-type="float">
            <text:p>77.3889716009</text:p>
          </table:table-cell>
          <table:table-cell office:value-type="float" office:value="67.6049416429" calcext:value-type="float">
            <text:p>67.6049416429</text:p>
          </table:table-cell>
          <table:table-cell office:value-type="float" office:value="62.6310377846" calcext:value-type="float">
            <text:p>62.6310377846</text:p>
          </table:table-cell>
          <table:table-cell office:value-type="float" office:value="72.0975204455" calcext:value-type="float">
            <text:p>72.0975204455</text:p>
          </table:table-cell>
          <table:table-cell office:value-type="float" office:value="67.2473861979" calcext:value-type="float">
            <text:p>67.2473861979</text:p>
          </table:table-cell>
          <table:table-cell office:value-type="float" office:value="61.2543277824" calcext:value-type="float">
            <text:p>61.2543277824</text:p>
          </table:table-cell>
          <table:table-cell office:value-type="float" office:value="68.2646744157" calcext:value-type="float">
            <text:p>68.2646744157</text:p>
          </table:table-cell>
          <table:table-cell office:value-type="float" office:value="64.575180171" calcext:value-type="float">
            <text:p>64.575180171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12726403489" calcext:value-type="float">
            <text:p>1.1272640349</text:p>
          </table:table-cell>
          <table:table-cell office:value-type="float" office:value="1.16312285664" calcext:value-type="float">
            <text:p>1.1631228566</text:p>
          </table:table-cell>
          <table:table-cell office:value-type="float" office:value="1.26099596331" calcext:value-type="float">
            <text:p>1.2609959633</text:p>
          </table:table-cell>
          <table:table-cell office:value-type="float" office:value="1.19543405235" calcext:value-type="float">
            <text:p>1.1954340524</text:p>
          </table:table-cell>
          <table:table-cell office:value-type="float" office:value="1.16752578414" calcext:value-type="float">
            <text:p>1.1675257841</text:p>
          </table:table-cell>
          <table:table-cell office:value-type="float" office:value="1.21330154513" calcext:value-type="float">
            <text:p>1.2133015451</text:p>
          </table:table-cell>
          <table:table-cell office:value-type="float" office:value="1.29405540636" calcext:value-type="float">
            <text:p>1.2940554064</text:p>
          </table:table-cell>
          <table:table-cell office:value-type="float" office:value="1.11260919573" calcext:value-type="float">
            <text:p>1.1126091957</text:p>
          </table:table-cell>
          <table:table-cell office:value-type="float" office:value="1.02760570893" calcext:value-type="float">
            <text:p>1.0276057089</text:p>
          </table:table-cell>
          <table:table-cell office:value-type="float" office:value="1.24520943611" calcext:value-type="float">
            <text:p>1.2452094361</text:p>
          </table:table-cell>
          <table:table-cell office:value-type="float" office:value="1.14809387949" calcext:value-type="float">
            <text:p>1.1480938795</text:p>
          </table:table-cell>
          <table:table-cell office:value-type="float" office:value="1.04273653854" calcext:value-type="float">
            <text:p>1.0427365385</text:p>
          </table:table-cell>
          <table:table-cell office:value-type="float" office:value="1.15014891371" calcext:value-type="float">
            <text:p>1.1501489137</text:p>
          </table:table-cell>
          <table:table-cell office:value-type="float" office:value="1.07176363196" calcext:value-type="float">
            <text:p>1.071763632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02245099835" calcext:value-type="float">
            <text:p>1.0224509984</text:p>
          </table:table-cell>
          <table:table-cell office:value-type="float" office:value="1.01711011196" calcext:value-type="float">
            <text:p>1.017110112</text:p>
          </table:table-cell>
          <table:table-cell office:value-type="float" office:value="1.12373477126" calcext:value-type="float">
            <text:p>1.1237347713</text:p>
          </table:table-cell>
          <table:table-cell office:value-type="float" office:value="1.0533849102" calcext:value-type="float">
            <text:p>1.0533849102</text:p>
          </table:table-cell>
          <table:table-cell office:value-type="float" office:value="1.02383449438" calcext:value-type="float">
            <text:p>1.0238344944</text:p>
          </table:table-cell>
          <table:table-cell office:value-type="float" office:value="1.05465156436" calcext:value-type="float">
            <text:p>1.0546515644</text:p>
          </table:table-cell>
          <table:table-cell office:value-type="float" office:value="1.12588339877" calcext:value-type="float">
            <text:p>1.1258833988</text:p>
          </table:table-cell>
          <table:table-cell office:value-type="float" office:value="0.990717730127" calcext:value-type="float">
            <text:p>0.9907177301</text:p>
          </table:table-cell>
          <table:table-cell office:value-type="float" office:value="0.881703771796" calcext:value-type="float">
            <text:p>0.8817037718</text:p>
          </table:table-cell>
          <table:table-cell office:value-type="float" office:value="1.0600117358" calcext:value-type="float">
            <text:p>1.0600117358</text:p>
          </table:table-cell>
          <table:table-cell office:value-type="float" office:value="0.972349967258" calcext:value-type="float">
            <text:p>0.9723499673</text:p>
          </table:table-cell>
          <table:table-cell office:value-type="float" office:value="0.885974913194" calcext:value-type="float">
            <text:p>0.8859749132</text:p>
          </table:table-cell>
          <table:table-cell office:value-type="float" office:value="0.977912720126" calcext:value-type="float">
            <text:p>0.9779127201</text:p>
          </table:table-cell>
          <table:table-cell office:value-type="float" office:value="0.932756680565" calcext:value-type="float">
            <text:p>0.9327566806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0.9038936924" calcext:value-type="float">
            <text:p>30.9038936924</text:p>
          </table:table-cell>
          <table:table-cell office:value-type="float" office:value="30.857333634" calcext:value-type="float">
            <text:p>30.857333634</text:p>
          </table:table-cell>
          <table:table-cell office:value-type="float" office:value="32.5217156949" calcext:value-type="float">
            <text:p>32.5217156949</text:p>
          </table:table-cell>
          <table:table-cell office:value-type="float" office:value="30.7046825621" calcext:value-type="float">
            <text:p>30.7046825621</text:p>
          </table:table-cell>
          <table:table-cell office:value-type="float" office:value="29.6334507315" calcext:value-type="float">
            <text:p>29.6334507315</text:p>
          </table:table-cell>
          <table:table-cell office:value-type="float" office:value="30.015721287" calcext:value-type="float">
            <text:p>30.015721287</text:p>
          </table:table-cell>
          <table:table-cell office:value-type="float" office:value="31.7485736353" calcext:value-type="float">
            <text:p>31.7485736353</text:p>
          </table:table-cell>
          <table:table-cell office:value-type="float" office:value="27.2968809973" calcext:value-type="float">
            <text:p>27.2968809973</text:p>
          </table:table-cell>
          <table:table-cell office:value-type="float" office:value="24.7234261932" calcext:value-type="float">
            <text:p>24.7234261932</text:p>
          </table:table-cell>
          <table:table-cell office:value-type="float" office:value="28.7449866298" calcext:value-type="float">
            <text:p>28.7449866298</text:p>
          </table:table-cell>
          <table:table-cell office:value-type="float" office:value="26.9079553536" calcext:value-type="float">
            <text:p>26.9079553536</text:p>
          </table:table-cell>
          <table:table-cell office:value-type="float" office:value="24.5389051383" calcext:value-type="float">
            <text:p>24.5389051383</text:p>
          </table:table-cell>
          <table:table-cell office:value-type="float" office:value="26.890564362" calcext:value-type="float">
            <text:p>26.890564362</text:p>
          </table:table-cell>
          <table:table-cell office:value-type="float" office:value="25.6456832464" calcext:value-type="float">
            <text:p>25.6456832464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96245817705" calcext:value-type="float">
            <text:p>0.1962458177</text:p>
          </table:table-cell>
          <table:table-cell office:value-type="float" office:value="0.192381718668" calcext:value-type="float">
            <text:p>0.1923817187</text:p>
          </table:table-cell>
          <table:table-cell office:value-type="float" office:value="0.212713417677" calcext:value-type="float">
            <text:p>0.2127134177</text:p>
          </table:table-cell>
          <table:table-cell office:value-type="float" office:value="0.19266342635" calcext:value-type="float">
            <text:p>0.1926634264</text:p>
          </table:table-cell>
          <table:table-cell office:value-type="float" office:value="0.194409489806" calcext:value-type="float">
            <text:p>0.1944094898</text:p>
          </table:table-cell>
          <table:table-cell office:value-type="float" office:value="0.198833071857" calcext:value-type="float">
            <text:p>0.1988330719</text:p>
          </table:table-cell>
          <table:table-cell office:value-type="float" office:value="0.214532975713" calcext:value-type="float">
            <text:p>0.2145329757</text:p>
          </table:table-cell>
          <table:table-cell office:value-type="float" office:value="0.188574075646" calcext:value-type="float">
            <text:p>0.1885740756</text:p>
          </table:table-cell>
          <table:table-cell office:value-type="float" office:value="0.169592175281" calcext:value-type="float">
            <text:p>0.1695921753</text:p>
          </table:table-cell>
          <table:table-cell office:value-type="float" office:value="0.201956187948" calcext:value-type="float">
            <text:p>0.2019561879</text:p>
          </table:table-cell>
          <table:table-cell office:value-type="float" office:value="0.177967523186" calcext:value-type="float">
            <text:p>0.1779675232</text:p>
          </table:table-cell>
          <table:table-cell office:value-type="float" office:value="0.166721792792" calcext:value-type="float">
            <text:p>0.1667217928</text:p>
          </table:table-cell>
          <table:table-cell office:value-type="float" office:value="0.19053820538" calcext:value-type="float">
            <text:p>0.1905382054</text:p>
          </table:table-cell>
          <table:table-cell office:value-type="float" office:value="0.181185587367" calcext:value-type="float">
            <text:p>0.1811855874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54758777094" calcext:value-type="float">
            <text:p>0.1547587771</text:p>
          </table:table-cell>
          <table:table-cell office:value-type="float" office:value="0.161961043142" calcext:value-type="float">
            <text:p>0.1619610431</text:p>
          </table:table-cell>
          <table:table-cell office:value-type="float" office:value="0.166033661077" calcext:value-type="float">
            <text:p>0.1660336611</text:p>
          </table:table-cell>
          <table:table-cell office:value-type="float" office:value="0.159489883363" calcext:value-type="float">
            <text:p>0.1594898834</text:p>
          </table:table-cell>
          <table:table-cell office:value-type="float" office:value="0.148266360854" calcext:value-type="float">
            <text:p>0.1482663609</text:p>
          </table:table-cell>
          <table:table-cell office:value-type="float" office:value="0.151323371667" calcext:value-type="float">
            <text:p>0.1513233717</text:p>
          </table:table-cell>
          <table:table-cell office:value-type="float" office:value="0.159882727537" calcext:value-type="float">
            <text:p>0.1598827275</text:p>
          </table:table-cell>
          <table:table-cell office:value-type="float" office:value="0.142066718712" calcext:value-type="float">
            <text:p>0.1420667187</text:p>
          </table:table-cell>
          <table:table-cell office:value-type="float" office:value="0.129620847598" calcext:value-type="float">
            <text:p>0.1296208476</text:p>
          </table:table-cell>
          <table:table-cell office:value-type="float" office:value="0.143285755748" calcext:value-type="float">
            <text:p>0.1432857557</text:p>
          </table:table-cell>
          <table:table-cell office:value-type="float" office:value="0.136213088506" calcext:value-type="float">
            <text:p>0.1362130885</text:p>
          </table:table-cell>
          <table:table-cell office:value-type="float" office:value="0.125256460185" calcext:value-type="float">
            <text:p>0.1252564602</text:p>
          </table:table-cell>
          <table:table-cell office:value-type="float" office:value="0.134908944895" calcext:value-type="float">
            <text:p>0.1349089449</text:p>
          </table:table-cell>
          <table:table-cell office:value-type="float" office:value="0.133437583649" calcext:value-type="float">
            <text:p>0.1334375836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358740114534" calcext:value-type="float">
            <text:p>0.3587401145</text:p>
          </table:table-cell>
          <table:table-cell office:value-type="float" office:value="0.360298676396" calcext:value-type="float">
            <text:p>0.3602986764</text:p>
          </table:table-cell>
          <table:table-cell office:value-type="float" office:value="0.382739717733" calcext:value-type="float">
            <text:p>0.3827397177</text:p>
          </table:table-cell>
          <table:table-cell office:value-type="float" office:value="0.355603919856" calcext:value-type="float">
            <text:p>0.3556039199</text:p>
          </table:table-cell>
          <table:table-cell office:value-type="float" office:value="0.340438690364" calcext:value-type="float">
            <text:p>0.3404386904</text:p>
          </table:table-cell>
          <table:table-cell office:value-type="float" office:value="0.356865401874" calcext:value-type="float">
            <text:p>0.3568654019</text:p>
          </table:table-cell>
          <table:table-cell office:value-type="float" office:value="0.367866673072" calcext:value-type="float">
            <text:p>0.3678666731</text:p>
          </table:table-cell>
          <table:table-cell office:value-type="float" office:value="0.317821853582" calcext:value-type="float">
            <text:p>0.3178218536</text:p>
          </table:table-cell>
          <table:table-cell office:value-type="float" office:value="0.287197777635" calcext:value-type="float">
            <text:p>0.2871977776</text:p>
          </table:table-cell>
          <table:table-cell office:value-type="float" office:value="0.334793432954" calcext:value-type="float">
            <text:p>0.334793433</text:p>
          </table:table-cell>
          <table:table-cell office:value-type="float" office:value="0.31133030205" calcext:value-type="float">
            <text:p>0.3113303021</text:p>
          </table:table-cell>
          <table:table-cell office:value-type="float" office:value="0.285605657794" calcext:value-type="float">
            <text:p>0.2856056578</text:p>
          </table:table-cell>
          <table:table-cell office:value-type="float" office:value="0.314206055227" calcext:value-type="float">
            <text:p>0.3142060552</text:p>
          </table:table-cell>
          <table:table-cell office:value-type="float" office:value="0.300520775624" calcext:value-type="float">
            <text:p>0.3005207756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9.52198006096" calcext:value-type="float">
            <text:p>9.521980061</text:p>
          </table:table-cell>
          <table:table-cell office:value-type="float" office:value="8.31707430514" calcext:value-type="float">
            <text:p>8.3170743051</text:p>
          </table:table-cell>
          <table:table-cell office:value-type="float" office:value="9.44771053899" calcext:value-type="float">
            <text:p>9.447710539</text:p>
          </table:table-cell>
          <table:table-cell office:value-type="float" office:value="8.51968064211" calcext:value-type="float">
            <text:p>8.5196806421</text:p>
          </table:table-cell>
          <table:table-cell office:value-type="float" office:value="8.63641013475" calcext:value-type="float">
            <text:p>8.6364101348</text:p>
          </table:table-cell>
          <table:table-cell office:value-type="float" office:value="9.06325266614" calcext:value-type="float">
            <text:p>9.0632526661</text:p>
          </table:table-cell>
          <table:table-cell office:value-type="float" office:value="9.4236040133" calcext:value-type="float">
            <text:p>9.4236040133</text:p>
          </table:table-cell>
          <table:table-cell office:value-type="float" office:value="8.16814750074" calcext:value-type="float">
            <text:p>8.1681475007</text:p>
          </table:table-cell>
          <table:table-cell office:value-type="float" office:value="7.6947615176" calcext:value-type="float">
            <text:p>7.6947615176</text:p>
          </table:table-cell>
          <table:table-cell office:value-type="float" office:value="8.59972899992" calcext:value-type="float">
            <text:p>8.5997289999</text:p>
          </table:table-cell>
          <table:table-cell office:value-type="float" office:value="7.66915786652" calcext:value-type="float">
            <text:p>7.6691578665</text:p>
          </table:table-cell>
          <table:table-cell office:value-type="float" office:value="7.25148186579" calcext:value-type="float">
            <text:p>7.2514818658</text:p>
          </table:table-cell>
          <table:table-cell office:value-type="float" office:value="8.35888770679" calcext:value-type="float">
            <text:p>8.3588877068</text:p>
          </table:table-cell>
          <table:table-cell office:value-type="float" office:value="7.89651646805" calcext:value-type="float">
            <text:p>7.8965164681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12329687514" calcext:value-type="float">
            <text:p>0.3123296875</text:p>
          </table:table-cell>
          <table:table-cell office:value-type="float" office:value="0.329766397218" calcext:value-type="float">
            <text:p>0.3297663972</text:p>
          </table:table-cell>
          <table:table-cell office:value-type="float" office:value="0.356152475757" calcext:value-type="float">
            <text:p>0.3561524758</text:p>
          </table:table-cell>
          <table:table-cell office:value-type="float" office:value="0.335850672507" calcext:value-type="float">
            <text:p>0.3358506725</text:p>
          </table:table-cell>
          <table:table-cell office:value-type="float" office:value="0.325512137082" calcext:value-type="float">
            <text:p>0.3255121371</text:p>
          </table:table-cell>
          <table:table-cell office:value-type="float" office:value="0.331745260385" calcext:value-type="float">
            <text:p>0.3317452604</text:p>
          </table:table-cell>
          <table:table-cell office:value-type="float" office:value="0.364775952375" calcext:value-type="float">
            <text:p>0.3647759524</text:p>
          </table:table-cell>
          <table:table-cell office:value-type="float" office:value="0.296012841395" calcext:value-type="float">
            <text:p>0.2960128414</text:p>
          </table:table-cell>
          <table:table-cell office:value-type="float" office:value="0.292143945672" calcext:value-type="float">
            <text:p>0.2921439457</text:p>
          </table:table-cell>
          <table:table-cell office:value-type="float" office:value="0.33875169962" calcext:value-type="float">
            <text:p>0.3387516996</text:p>
          </table:table-cell>
          <table:table-cell office:value-type="float" office:value="0.308901531902" calcext:value-type="float">
            <text:p>0.3089015319</text:p>
          </table:table-cell>
          <table:table-cell office:value-type="float" office:value="0.305661275113" calcext:value-type="float">
            <text:p>0.3056612751</text:p>
          </table:table-cell>
          <table:table-cell office:value-type="float" office:value="0.318894240176" calcext:value-type="float">
            <text:p>0.3188942402</text:p>
          </table:table-cell>
          <table:table-cell office:value-type="float" office:value="0.299620174753" calcext:value-type="float">
            <text:p>0.299620174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glan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07.77250531" calcext:value-type="float">
            <text:p>307.77250531</text:p>
          </table:table-cell>
          <table:table-cell office:value-type="float" office:value="308.382808843" calcext:value-type="float">
            <text:p>308.382808843</text:p>
          </table:table-cell>
          <table:table-cell office:value-type="float" office:value="298.569271232" calcext:value-type="float">
            <text:p>298.569271232</text:p>
          </table:table-cell>
          <table:table-cell office:value-type="float" office:value="290.296361767" calcext:value-type="float">
            <text:p>290.296361767</text:p>
          </table:table-cell>
          <table:table-cell office:value-type="float" office:value="277.322712412" calcext:value-type="float">
            <text:p>277.322712412</text:p>
          </table:table-cell>
          <table:table-cell office:value-type="float" office:value="276.157539867" calcext:value-type="float">
            <text:p>276.157539867</text:p>
          </table:table-cell>
          <table:table-cell office:value-type="float" office:value="268.328800919" calcext:value-type="float">
            <text:p>268.328800919</text:p>
          </table:table-cell>
          <table:table-cell office:value-type="float" office:value="247.920089965" calcext:value-type="float">
            <text:p>247.920089965</text:p>
          </table:table-cell>
          <table:table-cell office:value-type="float" office:value="248.815758096" calcext:value-type="float">
            <text:p>248.815758096</text:p>
          </table:table-cell>
          <table:table-cell office:value-type="float" office:value="257.919536069" calcext:value-type="float">
            <text:p>257.919536069</text:p>
          </table:table-cell>
          <table:table-cell office:value-type="float" office:value="235.292903918" calcext:value-type="float">
            <text:p>235.292903918</text:p>
          </table:table-cell>
          <table:table-cell office:value-type="float" office:value="222.644372611" calcext:value-type="float">
            <text:p>222.644372611</text:p>
          </table:table-cell>
          <table:table-cell office:value-type="float" office:value="219.206500942" calcext:value-type="float">
            <text:p>219.206500942</text:p>
          </table:table-cell>
          <table:table-cell office:value-type="float" office:value="223.471710662" calcext:value-type="float">
            <text:p>223.471710662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8.1191595732" calcext:value-type="float">
            <text:p>88.1191595732</text:p>
          </table:table-cell>
          <table:table-cell office:value-type="float" office:value="88.9594442755" calcext:value-type="float">
            <text:p>88.9594442755</text:p>
          </table:table-cell>
          <table:table-cell office:value-type="float" office:value="85.8211289494" calcext:value-type="float">
            <text:p>85.8211289494</text:p>
          </table:table-cell>
          <table:table-cell office:value-type="float" office:value="83.7637848905" calcext:value-type="float">
            <text:p>83.7637848905</text:p>
          </table:table-cell>
          <table:table-cell office:value-type="float" office:value="80.4061184947" calcext:value-type="float">
            <text:p>80.4061184947</text:p>
          </table:table-cell>
          <table:table-cell office:value-type="float" office:value="80.1266255013" calcext:value-type="float">
            <text:p>80.1266255013</text:p>
          </table:table-cell>
          <table:table-cell office:value-type="float" office:value="78.141140706" calcext:value-type="float">
            <text:p>78.141140706</text:p>
          </table:table-cell>
          <table:table-cell office:value-type="float" office:value="72.3918850192" calcext:value-type="float">
            <text:p>72.3918850192</text:p>
          </table:table-cell>
          <table:table-cell office:value-type="float" office:value="72.3741717347" calcext:value-type="float">
            <text:p>72.3741717347</text:p>
          </table:table-cell>
          <table:table-cell office:value-type="float" office:value="75.1082227371" calcext:value-type="float">
            <text:p>75.1082227371</text:p>
          </table:table-cell>
          <table:table-cell office:value-type="float" office:value="69.6094573581" calcext:value-type="float">
            <text:p>69.6094573581</text:p>
          </table:table-cell>
          <table:table-cell office:value-type="float" office:value="66.3616735892" calcext:value-type="float">
            <text:p>66.3616735892</text:p>
          </table:table-cell>
          <table:table-cell office:value-type="float" office:value="64.9245402894" calcext:value-type="float">
            <text:p>64.9245402894</text:p>
          </table:table-cell>
          <table:table-cell office:value-type="float" office:value="65.5348185783" calcext:value-type="float">
            <text:p>65.5348185783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4076863828" calcext:value-type="float">
            <text:p>1.3407686383</text:p>
          </table:table-cell>
          <table:table-cell office:value-type="float" office:value="1.36925128259" calcext:value-type="float">
            <text:p>1.3692512826</text:p>
          </table:table-cell>
          <table:table-cell office:value-type="float" office:value="1.33647928646" calcext:value-type="float">
            <text:p>1.3364792865</text:p>
          </table:table-cell>
          <table:table-cell office:value-type="float" office:value="1.33905929074" calcext:value-type="float">
            <text:p>1.3390592907</text:p>
          </table:table-cell>
          <table:table-cell office:value-type="float" office:value="1.27742775354" calcext:value-type="float">
            <text:p>1.2774277535</text:p>
          </table:table-cell>
          <table:table-cell office:value-type="float" office:value="1.29897867381" calcext:value-type="float">
            <text:p>1.2989786738</text:p>
          </table:table-cell>
          <table:table-cell office:value-type="float" office:value="1.30191949534" calcext:value-type="float">
            <text:p>1.3019194953</text:p>
          </table:table-cell>
          <table:table-cell office:value-type="float" office:value="1.19446391788" calcext:value-type="float">
            <text:p>1.1944639179</text:p>
          </table:table-cell>
          <table:table-cell office:value-type="float" office:value="1.20204963789" calcext:value-type="float">
            <text:p>1.2020496379</text:p>
          </table:table-cell>
          <table:table-cell office:value-type="float" office:value="1.28935129044" calcext:value-type="float">
            <text:p>1.2893512904</text:p>
          </table:table-cell>
          <table:table-cell office:value-type="float" office:value="1.17041209319" calcext:value-type="float">
            <text:p>1.1704120932</text:p>
          </table:table-cell>
          <table:table-cell office:value-type="float" office:value="1.10479478305" calcext:value-type="float">
            <text:p>1.1047947831</text:p>
          </table:table-cell>
          <table:table-cell office:value-type="float" office:value="1.09703823486" calcext:value-type="float">
            <text:p>1.0970382349</text:p>
          </table:table-cell>
          <table:table-cell office:value-type="float" office:value="1.12431709434" calcext:value-type="float">
            <text:p>1.1243170943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1803345547" calcext:value-type="float">
            <text:p>1.2180334555</text:p>
          </table:table-cell>
          <table:table-cell office:value-type="float" office:value="1.21763302181" calcext:value-type="float">
            <text:p>1.2176330218</text:p>
          </table:table-cell>
          <table:table-cell office:value-type="float" office:value="1.16985035198" calcext:value-type="float">
            <text:p>1.169850352</text:p>
          </table:table-cell>
          <table:table-cell office:value-type="float" office:value="1.15401008556" calcext:value-type="float">
            <text:p>1.1540100856</text:p>
          </table:table-cell>
          <table:table-cell office:value-type="float" office:value="1.11314110365" calcext:value-type="float">
            <text:p>1.1131411037</text:p>
          </table:table-cell>
          <table:table-cell office:value-type="float" office:value="1.13069514896" calcext:value-type="float">
            <text:p>1.130695149</text:p>
          </table:table-cell>
          <table:table-cell office:value-type="float" office:value="1.09616311308" calcext:value-type="float">
            <text:p>1.0961631131</text:p>
          </table:table-cell>
          <table:table-cell office:value-type="float" office:value="1.02312691215" calcext:value-type="float">
            <text:p>1.0231269122</text:p>
          </table:table-cell>
          <table:table-cell office:value-type="float" office:value="1.02500003427" calcext:value-type="float">
            <text:p>1.0250000343</text:p>
          </table:table-cell>
          <table:table-cell office:value-type="float" office:value="1.10058296377" calcext:value-type="float">
            <text:p>1.1005829638</text:p>
          </table:table-cell>
          <table:table-cell office:value-type="float" office:value="0.98425163879" calcext:value-type="float">
            <text:p>0.9842516388</text:p>
          </table:table-cell>
          <table:table-cell office:value-type="float" office:value="0.94458017349" calcext:value-type="float">
            <text:p>0.9445801735</text:p>
          </table:table-cell>
          <table:table-cell office:value-type="float" office:value="0.923557343238" calcext:value-type="float">
            <text:p>0.9235573432</text:p>
          </table:table-cell>
          <table:table-cell office:value-type="float" office:value="0.959263478052" calcext:value-type="float">
            <text:p>0.9592634781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6.7781316232" calcext:value-type="float">
            <text:p>36.7781316232</text:p>
          </table:table-cell>
          <table:table-cell office:value-type="float" office:value="36.1473636202" calcext:value-type="float">
            <text:p>36.1473636202</text:p>
          </table:table-cell>
          <table:table-cell office:value-type="float" office:value="34.748489319" calcext:value-type="float">
            <text:p>34.748489319</text:p>
          </table:table-cell>
          <table:table-cell office:value-type="float" office:value="34.0082757454" calcext:value-type="float">
            <text:p>34.0082757454</text:p>
          </table:table-cell>
          <table:table-cell office:value-type="float" office:value="32.5520152596" calcext:value-type="float">
            <text:p>32.5520152596</text:p>
          </table:table-cell>
          <table:table-cell office:value-type="float" office:value="32.4843413103" calcext:value-type="float">
            <text:p>32.4843413103</text:p>
          </table:table-cell>
          <table:table-cell office:value-type="float" office:value="31.3156402207" calcext:value-type="float">
            <text:p>31.3156402207</text:p>
          </table:table-cell>
          <table:table-cell office:value-type="float" office:value="28.7969106364" calcext:value-type="float">
            <text:p>28.7969106364</text:p>
          </table:table-cell>
          <table:table-cell office:value-type="float" office:value="28.8669446354" calcext:value-type="float">
            <text:p>28.8669446354</text:p>
          </table:table-cell>
          <table:table-cell office:value-type="float" office:value="30.0123557891" calcext:value-type="float">
            <text:p>30.0123557891</text:p>
          </table:table-cell>
          <table:table-cell office:value-type="float" office:value="27.3730818156" calcext:value-type="float">
            <text:p>27.3730818156</text:p>
          </table:table-cell>
          <table:table-cell office:value-type="float" office:value="26.0510253207" calcext:value-type="float">
            <text:p>26.0510253207</text:p>
          </table:table-cell>
          <table:table-cell office:value-type="float" office:value="25.5232536037" calcext:value-type="float">
            <text:p>25.5232536037</text:p>
          </table:table-cell>
          <table:table-cell office:value-type="float" office:value="26.2604629774" calcext:value-type="float">
            <text:p>26.2604629774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3677282341" calcext:value-type="float">
            <text:p>0.2367728234</text:p>
          </table:table-cell>
          <table:table-cell office:value-type="float" office:value="0.232322296324" calcext:value-type="float">
            <text:p>0.2323222963</text:p>
          </table:table-cell>
          <table:table-cell office:value-type="float" office:value="0.223049546907" calcext:value-type="float">
            <text:p>0.2230495469</text:p>
          </table:table-cell>
          <table:table-cell office:value-type="float" office:value="0.22112621018" calcext:value-type="float">
            <text:p>0.2211262102</text:p>
          </table:table-cell>
          <table:table-cell office:value-type="float" office:value="0.212512090176" calcext:value-type="float">
            <text:p>0.2125120902</text:p>
          </table:table-cell>
          <table:table-cell office:value-type="float" office:value="0.218308934927" calcext:value-type="float">
            <text:p>0.2183089349</text:p>
          </table:table-cell>
          <table:table-cell office:value-type="float" office:value="0.212106053677" calcext:value-type="float">
            <text:p>0.2121060537</text:p>
          </table:table-cell>
          <table:table-cell office:value-type="float" office:value="0.196047077506" calcext:value-type="float">
            <text:p>0.1960470775</text:p>
          </table:table-cell>
          <table:table-cell office:value-type="float" office:value="0.198918319041" calcext:value-type="float">
            <text:p>0.198918319</text:p>
          </table:table-cell>
          <table:table-cell office:value-type="float" office:value="0.213264360544" calcext:value-type="float">
            <text:p>0.2132643605</text:p>
          </table:table-cell>
          <table:table-cell office:value-type="float" office:value="0.190031100247" calcext:value-type="float">
            <text:p>0.1900311002</text:p>
          </table:table-cell>
          <table:table-cell office:value-type="float" office:value="0.180901712722" calcext:value-type="float">
            <text:p>0.1809017127</text:p>
          </table:table-cell>
          <table:table-cell office:value-type="float" office:value="0.178925298305" calcext:value-type="float">
            <text:p>0.1789252983</text:p>
          </table:table-cell>
          <table:table-cell office:value-type="float" office:value="0.185938003724" calcext:value-type="float">
            <text:p>0.1859380037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87184152847" calcext:value-type="float">
            <text:p>0.1871841528</text:p>
          </table:table-cell>
          <table:table-cell office:value-type="float" office:value="0.186390333673" calcext:value-type="float">
            <text:p>0.1863903337</text:p>
          </table:table-cell>
          <table:table-cell office:value-type="float" office:value="0.179003060288" calcext:value-type="float">
            <text:p>0.1790030603</text:p>
          </table:table-cell>
          <table:table-cell office:value-type="float" office:value="0.174563654412" calcext:value-type="float">
            <text:p>0.1745636544</text:p>
          </table:table-cell>
          <table:table-cell office:value-type="float" office:value="0.166511068444" calcext:value-type="float">
            <text:p>0.1665110684</text:p>
          </table:table-cell>
          <table:table-cell office:value-type="float" office:value="0.165833024219" calcext:value-type="float">
            <text:p>0.1658330242</text:p>
          </table:table-cell>
          <table:table-cell office:value-type="float" office:value="0.159175642563" calcext:value-type="float">
            <text:p>0.1591756426</text:p>
          </table:table-cell>
          <table:table-cell office:value-type="float" office:value="0.147479584752" calcext:value-type="float">
            <text:p>0.1474795848</text:p>
          </table:table-cell>
          <table:table-cell office:value-type="float" office:value="0.14707777821" calcext:value-type="float">
            <text:p>0.1470777782</text:p>
          </table:table-cell>
          <table:table-cell office:value-type="float" office:value="0.151553467412" calcext:value-type="float">
            <text:p>0.1515534674</text:p>
          </table:table-cell>
          <table:table-cell office:value-type="float" office:value="0.139299466902" calcext:value-type="float">
            <text:p>0.1392994669</text:p>
          </table:table-cell>
          <table:table-cell office:value-type="float" office:value="0.132824827238" calcext:value-type="float">
            <text:p>0.1328248272</text:p>
          </table:table-cell>
          <table:table-cell office:value-type="float" office:value="0.128016631319" calcext:value-type="float">
            <text:p>0.1280166313</text:p>
          </table:table-cell>
          <table:table-cell office:value-type="float" office:value="0.133927354196" calcext:value-type="float">
            <text:p>0.1339273542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37724751142" calcext:value-type="float">
            <text:p>0.4377247511</text:p>
          </table:table-cell>
          <table:table-cell office:value-type="float" office:value="0.42453617219" calcext:value-type="float">
            <text:p>0.4245361722</text:p>
          </table:table-cell>
          <table:table-cell office:value-type="float" office:value="0.406981576338" calcext:value-type="float">
            <text:p>0.4069815763</text:p>
          </table:table-cell>
          <table:table-cell office:value-type="float" office:value="0.398526551374" calcext:value-type="float">
            <text:p>0.3985265514</text:p>
          </table:table-cell>
          <table:table-cell office:value-type="float" office:value="0.38057551456" calcext:value-type="float">
            <text:p>0.3805755146</text:p>
          </table:table-cell>
          <table:table-cell office:value-type="float" office:value="0.385339549643" calcext:value-type="float">
            <text:p>0.3853395496</text:p>
          </table:table-cell>
          <table:table-cell office:value-type="float" office:value="0.366834393027" calcext:value-type="float">
            <text:p>0.366834393</text:p>
          </table:table-cell>
          <table:table-cell office:value-type="float" office:value="0.337128954148" calcext:value-type="float">
            <text:p>0.3371289541</text:p>
          </table:table-cell>
          <table:table-cell office:value-type="float" office:value="0.340260527343" calcext:value-type="float">
            <text:p>0.3402605273</text:p>
          </table:table-cell>
          <table:table-cell office:value-type="float" office:value="0.356172015648" calcext:value-type="float">
            <text:p>0.3561720156</text:p>
          </table:table-cell>
          <table:table-cell office:value-type="float" office:value="0.320176734414" calcext:value-type="float">
            <text:p>0.3201767344</text:p>
          </table:table-cell>
          <table:table-cell office:value-type="float" office:value="0.305333191162" calcext:value-type="float">
            <text:p>0.3053331912</text:p>
          </table:table-cell>
          <table:table-cell office:value-type="float" office:value="0.298835757556" calcext:value-type="float">
            <text:p>0.2988357576</text:p>
          </table:table-cell>
          <table:table-cell office:value-type="float" office:value="0.310656901503" calcext:value-type="float">
            <text:p>0.3106569015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1.310757771" calcext:value-type="float">
            <text:p>11.310757771</text:p>
          </table:table-cell>
          <table:table-cell office:value-type="float" office:value="10.0078071239" calcext:value-type="float">
            <text:p>10.0078071239</text:p>
          </table:table-cell>
          <table:table-cell office:value-type="float" office:value="9.66186676547" calcext:value-type="float">
            <text:p>9.6618667655</text:p>
          </table:table-cell>
          <table:table-cell office:value-type="float" office:value="9.45392535915" calcext:value-type="float">
            <text:p>9.4539253592</text:p>
          </table:table-cell>
          <table:table-cell office:value-type="float" office:value="9.27406927992" calcext:value-type="float">
            <text:p>9.2740692799</text:p>
          </table:table-cell>
          <table:table-cell office:value-type="float" office:value="9.70662706233" calcext:value-type="float">
            <text:p>9.7066270623</text:p>
          </table:table-cell>
          <table:table-cell office:value-type="float" office:value="9.17294583121" calcext:value-type="float">
            <text:p>9.1729458312</text:p>
          </table:table-cell>
          <table:table-cell office:value-type="float" office:value="8.52477597507" calcext:value-type="float">
            <text:p>8.5247759751</text:p>
          </table:table-cell>
          <table:table-cell office:value-type="float" office:value="8.66947191607" calcext:value-type="float">
            <text:p>8.6694719161</text:p>
          </table:table-cell>
          <table:table-cell office:value-type="float" office:value="9.22625153421" calcext:value-type="float">
            <text:p>9.2262515342</text:p>
          </table:table-cell>
          <table:table-cell office:value-type="float" office:value="8.16322265184" calcext:value-type="float">
            <text:p>8.1632226518</text:p>
          </table:table-cell>
          <table:table-cell office:value-type="float" office:value="7.79747398386" calcext:value-type="float">
            <text:p>7.7974739839</text:p>
          </table:table-cell>
          <table:table-cell office:value-type="float" office:value="7.73221861947" calcext:value-type="float">
            <text:p>7.7322186195</text:p>
          </table:table-cell>
          <table:table-cell office:value-type="float" office:value="8.02580327885" calcext:value-type="float">
            <text:p>8.0258032789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75522408631" calcext:value-type="float">
            <text:p>0.3755224086</text:p>
          </table:table-cell>
          <table:table-cell office:value-type="float" office:value="0.381220765426" calcext:value-type="float">
            <text:p>0.3812207654</text:p>
          </table:table-cell>
          <table:table-cell office:value-type="float" office:value="0.372275831045" calcext:value-type="float">
            <text:p>0.372275831</text:p>
          </table:table-cell>
          <table:table-cell office:value-type="float" office:value="0.367151891332" calcext:value-type="float">
            <text:p>0.3671518913</text:p>
          </table:table-cell>
          <table:table-cell office:value-type="float" office:value="0.35514867764" calcext:value-type="float">
            <text:p>0.3551486776</text:p>
          </table:table-cell>
          <table:table-cell office:value-type="float" office:value="0.355612530255" calcext:value-type="float">
            <text:p>0.3556125303</text:p>
          </table:table-cell>
          <table:table-cell office:value-type="float" office:value="0.352355524002" calcext:value-type="float">
            <text:p>0.352355524</text:p>
          </table:table-cell>
          <table:table-cell office:value-type="float" office:value="0.3292505677" calcext:value-type="float">
            <text:p>0.3292505677</text:p>
          </table:table-cell>
          <table:table-cell office:value-type="float" office:value="0.33241117363" calcext:value-type="float">
            <text:p>0.3324111736</text:p>
          </table:table-cell>
          <table:table-cell office:value-type="float" office:value="0.345653139394" calcext:value-type="float">
            <text:p>0.3456531394</text:p>
          </table:table-cell>
          <table:table-cell office:value-type="float" office:value="0.314036865594" calcext:value-type="float">
            <text:p>0.3140368656</text:p>
          </table:table-cell>
          <table:table-cell office:value-type="float" office:value="0.315191703612" calcext:value-type="float">
            <text:p>0.3151917036</text:p>
          </table:table-cell>
          <table:table-cell office:value-type="float" office:value="0.309810236573" calcext:value-type="float">
            <text:p>0.3098102366</text:p>
          </table:table-cell>
          <table:table-cell office:value-type="float" office:value="0.319948272127" calcext:value-type="float">
            <text:p>0.3199482721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les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06.35626717" calcext:value-type="float">
            <text:p>306.35626717</text:p>
          </table:table-cell>
          <table:table-cell office:value-type="float" office:value="288.53588374" calcext:value-type="float">
            <text:p>288.53588374</text:p>
          </table:table-cell>
          <table:table-cell office:value-type="float" office:value="297.512384469" calcext:value-type="float">
            <text:p>297.512384469</text:p>
          </table:table-cell>
          <table:table-cell office:value-type="float" office:value="277.520774202" calcext:value-type="float">
            <text:p>277.520774202</text:p>
          </table:table-cell>
          <table:table-cell office:value-type="float" office:value="278.365249996" calcext:value-type="float">
            <text:p>278.365249996</text:p>
          </table:table-cell>
          <table:table-cell office:value-type="float" office:value="288.692684525" calcext:value-type="float">
            <text:p>288.692684525</text:p>
          </table:table-cell>
          <table:table-cell office:value-type="float" office:value="236.458859849" calcext:value-type="float">
            <text:p>236.458859849</text:p>
          </table:table-cell>
          <table:table-cell office:value-type="float" office:value="225.405920682" calcext:value-type="float">
            <text:p>225.405920682</text:p>
          </table:table-cell>
          <table:table-cell office:value-type="float" office:value="230.577438983" calcext:value-type="float">
            <text:p>230.577438983</text:p>
          </table:table-cell>
          <table:table-cell office:value-type="float" office:value="240.26627124" calcext:value-type="float">
            <text:p>240.26627124</text:p>
          </table:table-cell>
          <table:table-cell office:value-type="float" office:value="216.280659423" calcext:value-type="float">
            <text:p>216.280659423</text:p>
          </table:table-cell>
          <table:table-cell office:value-type="float" office:value="167.963373294" calcext:value-type="float">
            <text:p>167.963373294</text:p>
          </table:table-cell>
          <table:table-cell office:value-type="float" office:value="229.634432218" calcext:value-type="float">
            <text:p>229.634432218</text:p>
          </table:table-cell>
          <table:table-cell office:value-type="float" office:value="236.814181837" calcext:value-type="float">
            <text:p>236.814181837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5.1048516563" calcext:value-type="float">
            <text:p>85.1048516563</text:p>
          </table:table-cell>
          <table:table-cell office:value-type="float" office:value="79.2738853721" calcext:value-type="float">
            <text:p>79.2738853721</text:p>
          </table:table-cell>
          <table:table-cell office:value-type="float" office:value="85.2085631945" calcext:value-type="float">
            <text:p>85.2085631945</text:p>
          </table:table-cell>
          <table:table-cell office:value-type="float" office:value="78.6824861137" calcext:value-type="float">
            <text:p>78.6824861137</text:p>
          </table:table-cell>
          <table:table-cell office:value-type="float" office:value="74.7893758675" calcext:value-type="float">
            <text:p>74.7893758675</text:p>
          </table:table-cell>
          <table:table-cell office:value-type="float" office:value="78.9387626667" calcext:value-type="float">
            <text:p>78.9387626667</text:p>
          </table:table-cell>
          <table:table-cell office:value-type="float" office:value="69.8571179174" calcext:value-type="float">
            <text:p>69.8571179174</text:p>
          </table:table-cell>
          <table:table-cell office:value-type="float" office:value="66.7385889732" calcext:value-type="float">
            <text:p>66.7385889732</text:p>
          </table:table-cell>
          <table:table-cell office:value-type="float" office:value="67.3184001152" calcext:value-type="float">
            <text:p>67.3184001152</text:p>
          </table:table-cell>
          <table:table-cell office:value-type="float" office:value="65.5992186575" calcext:value-type="float">
            <text:p>65.5992186575</text:p>
          </table:table-cell>
          <table:table-cell office:value-type="float" office:value="64.1934207124" calcext:value-type="float">
            <text:p>64.1934207124</text:p>
          </table:table-cell>
          <table:table-cell office:value-type="float" office:value="51.4754738298" calcext:value-type="float">
            <text:p>51.4754738298</text:p>
          </table:table-cell>
          <table:table-cell office:value-type="float" office:value="68.062253264" calcext:value-type="float">
            <text:p>68.062253264</text:p>
          </table:table-cell>
          <table:table-cell office:value-type="float" office:value="69.7214834311" calcext:value-type="float">
            <text:p>69.7214834311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806319909" calcext:value-type="float">
            <text:p>1.2806319909</text:p>
          </table:table-cell>
          <table:table-cell office:value-type="float" office:value="1.25859077611" calcext:value-type="float">
            <text:p>1.2585907761</text:p>
          </table:table-cell>
          <table:table-cell office:value-type="float" office:value="1.29786935862" calcext:value-type="float">
            <text:p>1.2978693586</text:p>
          </table:table-cell>
          <table:table-cell office:value-type="float" office:value="1.26408250619" calcext:value-type="float">
            <text:p>1.2640825062</text:p>
          </table:table-cell>
          <table:table-cell office:value-type="float" office:value="1.25144180212" calcext:value-type="float">
            <text:p>1.2514418021</text:p>
          </table:table-cell>
          <table:table-cell office:value-type="float" office:value="1.32029642545" calcext:value-type="float">
            <text:p>1.3202964255</text:p>
          </table:table-cell>
          <table:table-cell office:value-type="float" office:value="1.08129666331" calcext:value-type="float">
            <text:p>1.0812966633</text:p>
          </table:table-cell>
          <table:table-cell office:value-type="float" office:value="1.04185893582" calcext:value-type="float">
            <text:p>1.0418589358</text:p>
          </table:table-cell>
          <table:table-cell office:value-type="float" office:value="1.08783455144" calcext:value-type="float">
            <text:p>1.0878345514</text:p>
          </table:table-cell>
          <table:table-cell office:value-type="float" office:value="1.20875113293" calcext:value-type="float">
            <text:p>1.2087511329</text:p>
          </table:table-cell>
          <table:table-cell office:value-type="float" office:value="1.03242045548" calcext:value-type="float">
            <text:p>1.0324204555</text:p>
          </table:table-cell>
          <table:table-cell office:value-type="float" office:value="0.802061905655" calcext:value-type="float">
            <text:p>0.8020619057</text:p>
          </table:table-cell>
          <table:table-cell office:value-type="float" office:value="1.16755796608" calcext:value-type="float">
            <text:p>1.1675579661</text:p>
          </table:table-cell>
          <table:table-cell office:value-type="float" office:value="1.17163696355" calcext:value-type="float">
            <text:p>1.1716369636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18410347926" calcext:value-type="float">
            <text:p>1.1841034793</text:p>
          </table:table-cell>
          <table:table-cell office:value-type="float" office:value="1.12343258641" calcext:value-type="float">
            <text:p>1.1234325864</text:p>
          </table:table-cell>
          <table:table-cell office:value-type="float" office:value="1.20458591462" calcext:value-type="float">
            <text:p>1.2045859146</text:p>
          </table:table-cell>
          <table:table-cell office:value-type="float" office:value="1.17645669645" calcext:value-type="float">
            <text:p>1.1764566965</text:p>
          </table:table-cell>
          <table:table-cell office:value-type="float" office:value="1.14186717293" calcext:value-type="float">
            <text:p>1.1418671729</text:p>
          </table:table-cell>
          <table:table-cell office:value-type="float" office:value="1.13821166984" calcext:value-type="float">
            <text:p>1.1382116698</text:p>
          </table:table-cell>
          <table:table-cell office:value-type="float" office:value="0.95345563536" calcext:value-type="float">
            <text:p>0.9534556354</text:p>
          </table:table-cell>
          <table:table-cell office:value-type="float" office:value="0.924163866991" calcext:value-type="float">
            <text:p>0.924163867</text:p>
          </table:table-cell>
          <table:table-cell office:value-type="float" office:value="0.958590951676" calcext:value-type="float">
            <text:p>0.9585909517</text:p>
          </table:table-cell>
          <table:table-cell office:value-type="float" office:value="1.03478799836" calcext:value-type="float">
            <text:p>1.0347879984</text:p>
          </table:table-cell>
          <table:table-cell office:value-type="float" office:value="0.887193775187" calcext:value-type="float">
            <text:p>0.8871937752</text:p>
          </table:table-cell>
          <table:table-cell office:value-type="float" office:value="0.700963993481" calcext:value-type="float">
            <text:p>0.7009639935</text:p>
          </table:table-cell>
          <table:table-cell office:value-type="float" office:value="1.00510639317" calcext:value-type="float">
            <text:p>1.0051063932</text:p>
          </table:table-cell>
          <table:table-cell office:value-type="float" office:value="1.08252134244" calcext:value-type="float">
            <text:p>1.0825213424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6.8247410266" calcext:value-type="float">
            <text:p>36.8247410266</text:p>
          </table:table-cell>
          <table:table-cell office:value-type="float" office:value="33.3889641011" calcext:value-type="float">
            <text:p>33.3889641011</text:p>
          </table:table-cell>
          <table:table-cell office:value-type="float" office:value="34.6297738648" calcext:value-type="float">
            <text:p>34.6297738648</text:p>
          </table:table-cell>
          <table:table-cell office:value-type="float" office:value="32.3732807086" calcext:value-type="float">
            <text:p>32.3732807086</text:p>
          </table:table-cell>
          <table:table-cell office:value-type="float" office:value="33.0034887268" calcext:value-type="float">
            <text:p>33.0034887268</text:p>
          </table:table-cell>
          <table:table-cell office:value-type="float" office:value="33.7980745664" calcext:value-type="float">
            <text:p>33.7980745664</text:p>
          </table:table-cell>
          <table:table-cell office:value-type="float" office:value="27.5685411009" calcext:value-type="float">
            <text:p>27.5685411009</text:p>
          </table:table-cell>
          <table:table-cell office:value-type="float" office:value="26.6735330472" calcext:value-type="float">
            <text:p>26.6735330472</text:p>
          </table:table-cell>
          <table:table-cell office:value-type="float" office:value="27.0805406454" calcext:value-type="float">
            <text:p>27.0805406454</text:p>
          </table:table-cell>
          <table:table-cell office:value-type="float" office:value="28.0921734076" calcext:value-type="float">
            <text:p>28.0921734076</text:p>
          </table:table-cell>
          <table:table-cell office:value-type="float" office:value="24.7921832831" calcext:value-type="float">
            <text:p>24.7921832831</text:p>
          </table:table-cell>
          <table:table-cell office:value-type="float" office:value="19.2792923584" calcext:value-type="float">
            <text:p>19.2792923584</text:p>
          </table:table-cell>
          <table:table-cell office:value-type="float" office:value="26.2037454213" calcext:value-type="float">
            <text:p>26.2037454213</text:p>
          </table:table-cell>
          <table:table-cell office:value-type="float" office:value="27.4508670161" calcext:value-type="float">
            <text:p>27.4508670161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17284674172" calcext:value-type="float">
            <text:p>0.2172846742</text:p>
          </table:table-cell>
          <table:table-cell office:value-type="float" office:value="0.210706750912" calcext:value-type="float">
            <text:p>0.2107067509</text:p>
          </table:table-cell>
          <table:table-cell office:value-type="float" office:value="0.223256532159" calcext:value-type="float">
            <text:p>0.2232565322</text:p>
          </table:table-cell>
          <table:table-cell office:value-type="float" office:value="0.224777824519" calcext:value-type="float">
            <text:p>0.2247778245</text:p>
          </table:table-cell>
          <table:table-cell office:value-type="float" office:value="0.212983514894" calcext:value-type="float">
            <text:p>0.2129835149</text:p>
          </table:table-cell>
          <table:table-cell office:value-type="float" office:value="0.220802729159" calcext:value-type="float">
            <text:p>0.2208027292</text:p>
          </table:table-cell>
          <table:table-cell office:value-type="float" office:value="0.181299745816" calcext:value-type="float">
            <text:p>0.1812997458</text:p>
          </table:table-cell>
          <table:table-cell office:value-type="float" office:value="0.175591984736" calcext:value-type="float">
            <text:p>0.1755919847</text:p>
          </table:table-cell>
          <table:table-cell office:value-type="float" office:value="0.179886616182" calcext:value-type="float">
            <text:p>0.1798866162</text:p>
          </table:table-cell>
          <table:table-cell office:value-type="float" office:value="0.198568382758" calcext:value-type="float">
            <text:p>0.1985683828</text:p>
          </table:table-cell>
          <table:table-cell office:value-type="float" office:value="0.172121796598" calcext:value-type="float">
            <text:p>0.1721217966</text:p>
          </table:table-cell>
          <table:table-cell office:value-type="float" office:value="0.126711621644" calcext:value-type="float">
            <text:p>0.1267116216</text:p>
          </table:table-cell>
          <table:table-cell office:value-type="float" office:value="0.196738784519" calcext:value-type="float">
            <text:p>0.1967387845</text:p>
          </table:table-cell>
          <table:table-cell office:value-type="float" office:value="0.210958020385" calcext:value-type="float">
            <text:p>0.2109580204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92025266998" calcext:value-type="float">
            <text:p>0.192025267</text:p>
          </table:table-cell>
          <table:table-cell office:value-type="float" office:value="0.175831993096" calcext:value-type="float">
            <text:p>0.1758319931</text:p>
          </table:table-cell>
          <table:table-cell office:value-type="float" office:value="0.189730495004" calcext:value-type="float">
            <text:p>0.189730495</text:p>
          </table:table-cell>
          <table:table-cell office:value-type="float" office:value="0.170580158485" calcext:value-type="float">
            <text:p>0.1705801585</text:p>
          </table:table-cell>
          <table:table-cell office:value-type="float" office:value="0.171126541624" calcext:value-type="float">
            <text:p>0.1711265416</text:p>
          </table:table-cell>
          <table:table-cell office:value-type="float" office:value="0.17134441747" calcext:value-type="float">
            <text:p>0.1713444175</text:p>
          </table:table-cell>
          <table:table-cell office:value-type="float" office:value="0.139402352021" calcext:value-type="float">
            <text:p>0.139402352</text:p>
          </table:table-cell>
          <table:table-cell office:value-type="float" office:value="0.140926303987" calcext:value-type="float">
            <text:p>0.140926304</text:p>
          </table:table-cell>
          <table:table-cell office:value-type="float" office:value="0.141475381285" calcext:value-type="float">
            <text:p>0.1414753813</text:p>
          </table:table-cell>
          <table:table-cell office:value-type="float" office:value="0.140030950789" calcext:value-type="float">
            <text:p>0.1400309508</text:p>
          </table:table-cell>
          <table:table-cell office:value-type="float" office:value="0.128001181307" calcext:value-type="float">
            <text:p>0.1280011813</text:p>
          </table:table-cell>
          <table:table-cell office:value-type="float" office:value="0.101520994883" calcext:value-type="float">
            <text:p>0.1015209949</text:p>
          </table:table-cell>
          <table:table-cell office:value-type="float" office:value="0.137939127913" calcext:value-type="float">
            <text:p>0.1379391279</text:p>
          </table:table-cell>
          <table:table-cell office:value-type="float" office:value="0.146868553048" calcext:value-type="float">
            <text:p>0.146868553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46593502861" calcext:value-type="float">
            <text:p>0.4465935029</text:p>
          </table:table-cell>
          <table:table-cell office:value-type="float" office:value="0.40750159888" calcext:value-type="float">
            <text:p>0.4075015989</text:p>
          </table:table-cell>
          <table:table-cell office:value-type="float" office:value="0.418743948415" calcext:value-type="float">
            <text:p>0.4187439484</text:p>
          </table:table-cell>
          <table:table-cell office:value-type="float" office:value="0.396519645682" calcext:value-type="float">
            <text:p>0.3965196457</text:p>
          </table:table-cell>
          <table:table-cell office:value-type="float" office:value="0.41545181268" calcext:value-type="float">
            <text:p>0.4154518127</text:p>
          </table:table-cell>
          <table:table-cell office:value-type="float" office:value="0.405459893951" calcext:value-type="float">
            <text:p>0.405459894</text:p>
          </table:table-cell>
          <table:table-cell office:value-type="float" office:value="0.323580881086" calcext:value-type="float">
            <text:p>0.3235808811</text:p>
          </table:table-cell>
          <table:table-cell office:value-type="float" office:value="0.318586569731" calcext:value-type="float">
            <text:p>0.3185865697</text:p>
          </table:table-cell>
          <table:table-cell office:value-type="float" office:value="0.323407497603" calcext:value-type="float">
            <text:p>0.3234074976</text:p>
          </table:table-cell>
          <table:table-cell office:value-type="float" office:value="0.345563416062" calcext:value-type="float">
            <text:p>0.3455634161</text:p>
          </table:table-cell>
          <table:table-cell office:value-type="float" office:value="0.296675977636" calcext:value-type="float">
            <text:p>0.2966759776</text:p>
          </table:table-cell>
          <table:table-cell office:value-type="float" office:value="0.221752278767" calcext:value-type="float">
            <text:p>0.2217522788</text:p>
          </table:table-cell>
          <table:table-cell office:value-type="float" office:value="0.318680646705" calcext:value-type="float">
            <text:p>0.3186806467</text:p>
          </table:table-cell>
          <table:table-cell office:value-type="float" office:value="0.341373886725" calcext:value-type="float">
            <text:p>0.3413738867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9.92577540796" calcext:value-type="float">
            <text:p>9.925775408</text:p>
          </table:table-cell>
          <table:table-cell office:value-type="float" office:value="9.09244827221" calcext:value-type="float">
            <text:p>9.0924482722</text:p>
          </table:table-cell>
          <table:table-cell office:value-type="float" office:value="9.19445054718" calcext:value-type="float">
            <text:p>9.1944505472</text:p>
          </table:table-cell>
          <table:table-cell office:value-type="float" office:value="9.40726496085" calcext:value-type="float">
            <text:p>9.4072649609</text:p>
          </table:table-cell>
          <table:table-cell office:value-type="float" office:value="9.12462898249" calcext:value-type="float">
            <text:p>9.1246289825</text:p>
          </table:table-cell>
          <table:table-cell office:value-type="float" office:value="9.34687910514" calcext:value-type="float">
            <text:p>9.3468791051</text:p>
          </table:table-cell>
          <table:table-cell office:value-type="float" office:value="7.55123883635" calcext:value-type="float">
            <text:p>7.5512388364</text:p>
          </table:table-cell>
          <table:table-cell office:value-type="float" office:value="7.36850391474" calcext:value-type="float">
            <text:p>7.3685039147</text:p>
          </table:table-cell>
          <table:table-cell office:value-type="float" office:value="7.74445493775" calcext:value-type="float">
            <text:p>7.7444549378</text:p>
          </table:table-cell>
          <table:table-cell office:value-type="float" office:value="8.5310857972" calcext:value-type="float">
            <text:p>8.5310857972</text:p>
          </table:table-cell>
          <table:table-cell office:value-type="float" office:value="6.83115497049" calcext:value-type="float">
            <text:p>6.8311549705</text:p>
          </table:table-cell>
          <table:table-cell office:value-type="float" office:value="5.54341789987" calcext:value-type="float">
            <text:p>5.5434178999</text:p>
          </table:table-cell>
          <table:table-cell office:value-type="float" office:value="8.26774221431" calcext:value-type="float">
            <text:p>8.2677422143</text:p>
          </table:table-cell>
          <table:table-cell office:value-type="float" office:value="8.9964460946" calcext:value-type="float">
            <text:p>8.9964460946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4337332408" calcext:value-type="float">
            <text:p>0.3433733241</text:p>
          </table:table-cell>
          <table:table-cell office:value-type="float" office:value="0.333092505506" calcext:value-type="float">
            <text:p>0.3330925055</text:p>
          </table:table-cell>
          <table:table-cell office:value-type="float" office:value="0.365157393136" calcext:value-type="float">
            <text:p>0.3651573931</text:p>
          </table:table-cell>
          <table:table-cell office:value-type="float" office:value="0.351483825172" calcext:value-type="float">
            <text:p>0.3514838252</text:p>
          </table:table-cell>
          <table:table-cell office:value-type="float" office:value="0.330643644449" calcext:value-type="float">
            <text:p>0.3306436444</text:p>
          </table:table-cell>
          <table:table-cell office:value-type="float" office:value="0.354323407796" calcext:value-type="float">
            <text:p>0.3543234078</text:p>
          </table:table-cell>
          <table:table-cell office:value-type="float" office:value="0.279278666745" calcext:value-type="float">
            <text:p>0.2792786667</text:p>
          </table:table-cell>
          <table:table-cell office:value-type="float" office:value="0.291201871188" calcext:value-type="float">
            <text:p>0.2912018712</text:p>
          </table:table-cell>
          <table:table-cell office:value-type="float" office:value="0.284165686908" calcext:value-type="float">
            <text:p>0.2841656869</text:p>
          </table:table-cell>
          <table:table-cell office:value-type="float" office:value="0.312227449048" calcext:value-type="float">
            <text:p>0.312227449</text:p>
          </table:table-cell>
          <table:table-cell office:value-type="float" office:value="0.275047922037" calcext:value-type="float">
            <text:p>0.275047922</text:p>
          </table:table-cell>
          <table:table-cell office:value-type="float" office:value="0.220046943758" calcext:value-type="float">
            <text:p>0.2200469438</text:p>
          </table:table-cell>
          <table:table-cell office:value-type="float" office:value="0.319347352783" calcext:value-type="float">
            <text:p>0.3193473528</text:p>
          </table:table-cell>
          <table:table-cell office:value-type="float" office:value="0.307184582357" calcext:value-type="float">
            <text:p>0.3071845824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tlan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28.123452295" calcext:value-type="float">
            <text:p>328.123452295</text:p>
          </table:table-cell>
          <table:table-cell office:value-type="float" office:value="321.568706847" calcext:value-type="float">
            <text:p>321.568706847</text:p>
          </table:table-cell>
          <table:table-cell office:value-type="float" office:value="331.706941489" calcext:value-type="float">
            <text:p>331.706941489</text:p>
          </table:table-cell>
          <table:table-cell office:value-type="float" office:value="276.606740417" calcext:value-type="float">
            <text:p>276.606740417</text:p>
          </table:table-cell>
          <table:table-cell office:value-type="float" office:value="300.02453413" calcext:value-type="float">
            <text:p>300.02453413</text:p>
          </table:table-cell>
          <table:table-cell office:value-type="float" office:value="270.781058898" calcext:value-type="float">
            <text:p>270.781058898</text:p>
          </table:table-cell>
          <table:table-cell office:value-type="float" office:value="277.052348024" calcext:value-type="float">
            <text:p>277.052348024</text:p>
          </table:table-cell>
          <table:table-cell office:value-type="float" office:value="261.456721919" calcext:value-type="float">
            <text:p>261.456721919</text:p>
          </table:table-cell>
          <table:table-cell office:value-type="float" office:value="257.903534018" calcext:value-type="float">
            <text:p>257.903534018</text:p>
          </table:table-cell>
          <table:table-cell office:value-type="float" office:value="257.676059096" calcext:value-type="float">
            <text:p>257.676059096</text:p>
          </table:table-cell>
          <table:table-cell office:value-type="float" office:value="233.679529444" calcext:value-type="float">
            <text:p>233.679529444</text:p>
          </table:table-cell>
          <table:table-cell office:value-type="float" office:value="208.407401644" calcext:value-type="float">
            <text:p>208.407401644</text:p>
          </table:table-cell>
          <table:table-cell office:value-type="float" office:value="214.788601692" calcext:value-type="float">
            <text:p>214.788601692</text:p>
          </table:table-cell>
          <table:table-cell office:value-type="float" office:value="230.64274749" calcext:value-type="float">
            <text:p>230.64274749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91.3895720578" calcext:value-type="float">
            <text:p>91.3895720578</text:p>
          </table:table-cell>
          <table:table-cell office:value-type="float" office:value="91.9916135698" calcext:value-type="float">
            <text:p>91.9916135698</text:p>
          </table:table-cell>
          <table:table-cell office:value-type="float" office:value="92.4331963256" calcext:value-type="float">
            <text:p>92.4331963256</text:p>
          </table:table-cell>
          <table:table-cell office:value-type="float" office:value="82.7483910429" calcext:value-type="float">
            <text:p>82.7483910429</text:p>
          </table:table-cell>
          <table:table-cell office:value-type="float" office:value="84.9117151707" calcext:value-type="float">
            <text:p>84.9117151707</text:p>
          </table:table-cell>
          <table:table-cell office:value-type="float" office:value="79.044038542" calcext:value-type="float">
            <text:p>79.044038542</text:p>
          </table:table-cell>
          <table:table-cell office:value-type="float" office:value="79.2508527835" calcext:value-type="float">
            <text:p>79.2508527835</text:p>
          </table:table-cell>
          <table:table-cell office:value-type="float" office:value="77.3688594552" calcext:value-type="float">
            <text:p>77.3688594552</text:p>
          </table:table-cell>
          <table:table-cell office:value-type="float" office:value="75.7854112076" calcext:value-type="float">
            <text:p>75.7854112076</text:p>
          </table:table-cell>
          <table:table-cell office:value-type="float" office:value="76.5311547429" calcext:value-type="float">
            <text:p>76.5311547429</text:p>
          </table:table-cell>
          <table:table-cell office:value-type="float" office:value="72.1544794806" calcext:value-type="float">
            <text:p>72.1544794806</text:p>
          </table:table-cell>
          <table:table-cell office:value-type="float" office:value="63.3462279659" calcext:value-type="float">
            <text:p>63.3462279659</text:p>
          </table:table-cell>
          <table:table-cell office:value-type="float" office:value="61.5210373839" calcext:value-type="float">
            <text:p>61.5210373839</text:p>
          </table:table-cell>
          <table:table-cell office:value-type="float" office:value="68.5585430445" calcext:value-type="float">
            <text:p>68.5585430445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839117067" calcext:value-type="float">
            <text:p>1.3839117067</text:p>
          </table:table-cell>
          <table:table-cell office:value-type="float" office:value="1.36434828305" calcext:value-type="float">
            <text:p>1.3643482831</text:p>
          </table:table-cell>
          <table:table-cell office:value-type="float" office:value="1.47297997614" calcext:value-type="float">
            <text:p>1.4729799761</text:p>
          </table:table-cell>
          <table:table-cell office:value-type="float" office:value="1.28157779796" calcext:value-type="float">
            <text:p>1.281577798</text:p>
          </table:table-cell>
          <table:table-cell office:value-type="float" office:value="1.35637891665" calcext:value-type="float">
            <text:p>1.3563789167</text:p>
          </table:table-cell>
          <table:table-cell office:value-type="float" office:value="1.22529616882" calcext:value-type="float">
            <text:p>1.2252961688</text:p>
          </table:table-cell>
          <table:table-cell office:value-type="float" office:value="1.27841413129" calcext:value-type="float">
            <text:p>1.2784141313</text:p>
          </table:table-cell>
          <table:table-cell office:value-type="float" office:value="1.23816441813" calcext:value-type="float">
            <text:p>1.2381644181</text:p>
          </table:table-cell>
          <table:table-cell office:value-type="float" office:value="1.20039990638" calcext:value-type="float">
            <text:p>1.2003999064</text:p>
          </table:table-cell>
          <table:table-cell office:value-type="float" office:value="1.24844014931" calcext:value-type="float">
            <text:p>1.2484401493</text:p>
          </table:table-cell>
          <table:table-cell office:value-type="float" office:value="1.14644270278" calcext:value-type="float">
            <text:p>1.1464427028</text:p>
          </table:table-cell>
          <table:table-cell office:value-type="float" office:value="0.987062163994" calcext:value-type="float">
            <text:p>0.987062164</text:p>
          </table:table-cell>
          <table:table-cell office:value-type="float" office:value="1.04117209404" calcext:value-type="float">
            <text:p>1.041172094</text:p>
          </table:table-cell>
          <table:table-cell office:value-type="float" office:value="1.11667979197" calcext:value-type="float">
            <text:p>1.116679792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23032000936" calcext:value-type="float">
            <text:p>1.2303200094</text:p>
          </table:table-cell>
          <table:table-cell office:value-type="float" office:value="1.19101937633" calcext:value-type="float">
            <text:p>1.1910193763</text:p>
          </table:table-cell>
          <table:table-cell office:value-type="float" office:value="1.27728959788" calcext:value-type="float">
            <text:p>1.2772895979</text:p>
          </table:table-cell>
          <table:table-cell office:value-type="float" office:value="1.08172501235" calcext:value-type="float">
            <text:p>1.0817250124</text:p>
          </table:table-cell>
          <table:table-cell office:value-type="float" office:value="1.12766719869" calcext:value-type="float">
            <text:p>1.1276671987</text:p>
          </table:table-cell>
          <table:table-cell office:value-type="float" office:value="1.01908400411" calcext:value-type="float">
            <text:p>1.0190840041</text:p>
          </table:table-cell>
          <table:table-cell office:value-type="float" office:value="1.08553867065" calcext:value-type="float">
            <text:p>1.0855386707</text:p>
          </table:table-cell>
          <table:table-cell office:value-type="float" office:value="1.04317036589" calcext:value-type="float">
            <text:p>1.0431703659</text:p>
          </table:table-cell>
          <table:table-cell office:value-type="float" office:value="1.00870618253" calcext:value-type="float">
            <text:p>1.0087061825</text:p>
          </table:table-cell>
          <table:table-cell office:value-type="float" office:value="1.03856139223" calcext:value-type="float">
            <text:p>1.0385613922</text:p>
          </table:table-cell>
          <table:table-cell office:value-type="float" office:value="0.965319937017" calcext:value-type="float">
            <text:p>0.965319937</text:p>
          </table:table-cell>
          <table:table-cell office:value-type="float" office:value="0.855853051348" calcext:value-type="float">
            <text:p>0.8558530513</text:p>
          </table:table-cell>
          <table:table-cell office:value-type="float" office:value="0.831624047383" calcext:value-type="float">
            <text:p>0.8316240474</text:p>
          </table:table-cell>
          <table:table-cell office:value-type="float" office:value="0.947588507069" calcext:value-type="float">
            <text:p>0.9475885071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6.6477741033" calcext:value-type="float">
            <text:p>36.6477741033</text:p>
          </table:table-cell>
          <table:table-cell office:value-type="float" office:value="35.3721396809" calcext:value-type="float">
            <text:p>35.3721396809</text:p>
          </table:table-cell>
          <table:table-cell office:value-type="float" office:value="36.5505891927" calcext:value-type="float">
            <text:p>36.5505891927</text:p>
          </table:table-cell>
          <table:table-cell office:value-type="float" office:value="30.8852194578" calcext:value-type="float">
            <text:p>30.8852194578</text:p>
          </table:table-cell>
          <table:table-cell office:value-type="float" office:value="33.4409046193" calcext:value-type="float">
            <text:p>33.4409046193</text:p>
          </table:table-cell>
          <table:table-cell office:value-type="float" office:value="29.8462266593" calcext:value-type="float">
            <text:p>29.8462266593</text:p>
          </table:table-cell>
          <table:table-cell office:value-type="float" office:value="30.519522679" calcext:value-type="float">
            <text:p>30.519522679</text:p>
          </table:table-cell>
          <table:table-cell office:value-type="float" office:value="29.4544610818" calcext:value-type="float">
            <text:p>29.4544610818</text:p>
          </table:table-cell>
          <table:table-cell office:value-type="float" office:value="28.8206002584" calcext:value-type="float">
            <text:p>28.8206002584</text:p>
          </table:table-cell>
          <table:table-cell office:value-type="float" office:value="28.5339926387" calcext:value-type="float">
            <text:p>28.5339926387</text:p>
          </table:table-cell>
          <table:table-cell office:value-type="float" office:value="26.8703530342" calcext:value-type="float">
            <text:p>26.8703530342</text:p>
          </table:table-cell>
          <table:table-cell office:value-type="float" office:value="23.4056869772" calcext:value-type="float">
            <text:p>23.4056869772</text:p>
          </table:table-cell>
          <table:table-cell office:value-type="float" office:value="23.777719222" calcext:value-type="float">
            <text:p>23.777719222</text:p>
          </table:table-cell>
          <table:table-cell office:value-type="float" office:value="26.1767709634" calcext:value-type="float">
            <text:p>26.1767709634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502736975" calcext:value-type="float">
            <text:p>0.2502736975</text:p>
          </table:table-cell>
          <table:table-cell office:value-type="float" office:value="0.237282849911" calcext:value-type="float">
            <text:p>0.2372828499</text:p>
          </table:table-cell>
          <table:table-cell office:value-type="float" office:value="0.26516415943" calcext:value-type="float">
            <text:p>0.2651641594</text:p>
          </table:table-cell>
          <table:table-cell office:value-type="float" office:value="0.216716505583" calcext:value-type="float">
            <text:p>0.2167165056</text:p>
          </table:table-cell>
          <table:table-cell office:value-type="float" office:value="0.225941769445" calcext:value-type="float">
            <text:p>0.2259417694</text:p>
          </table:table-cell>
          <table:table-cell office:value-type="float" office:value="0.201569863078" calcext:value-type="float">
            <text:p>0.2015698631</text:p>
          </table:table-cell>
          <table:table-cell office:value-type="float" office:value="0.220909116818" calcext:value-type="float">
            <text:p>0.2209091168</text:p>
          </table:table-cell>
          <table:table-cell office:value-type="float" office:value="0.20852903029" calcext:value-type="float">
            <text:p>0.2085290303</text:p>
          </table:table-cell>
          <table:table-cell office:value-type="float" office:value="0.199726852841" calcext:value-type="float">
            <text:p>0.1997268528</text:p>
          </table:table-cell>
          <table:table-cell office:value-type="float" office:value="0.207372969367" calcext:value-type="float">
            <text:p>0.2073729694</text:p>
          </table:table-cell>
          <table:table-cell office:value-type="float" office:value="0.194649337233" calcext:value-type="float">
            <text:p>0.1946493372</text:p>
          </table:table-cell>
          <table:table-cell office:value-type="float" office:value="0.170761702055" calcext:value-type="float">
            <text:p>0.1707617021</text:p>
          </table:table-cell>
          <table:table-cell office:value-type="float" office:value="0.17094054029" calcext:value-type="float">
            <text:p>0.1709405403</text:p>
          </table:table-cell>
          <table:table-cell office:value-type="float" office:value="0.188584195341" calcext:value-type="float">
            <text:p>0.1885841953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83092910397" calcext:value-type="float">
            <text:p>0.1830929104</text:p>
          </table:table-cell>
          <table:table-cell office:value-type="float" office:value="0.17796471644" calcext:value-type="float">
            <text:p>0.1779647164</text:p>
          </table:table-cell>
          <table:table-cell office:value-type="float" office:value="0.186681416138" calcext:value-type="float">
            <text:p>0.1866814161</text:p>
          </table:table-cell>
          <table:table-cell office:value-type="float" office:value="0.157537106562" calcext:value-type="float">
            <text:p>0.1575371066</text:p>
          </table:table-cell>
          <table:table-cell office:value-type="float" office:value="0.169198427964" calcext:value-type="float">
            <text:p>0.169198428</text:p>
          </table:table-cell>
          <table:table-cell office:value-type="float" office:value="0.153851077486" calcext:value-type="float">
            <text:p>0.1538510775</text:p>
          </table:table-cell>
          <table:table-cell office:value-type="float" office:value="0.149901641785" calcext:value-type="float">
            <text:p>0.1499016418</text:p>
          </table:table-cell>
          <table:table-cell office:value-type="float" office:value="0.147983786651" calcext:value-type="float">
            <text:p>0.1479837867</text:p>
          </table:table-cell>
          <table:table-cell office:value-type="float" office:value="0.142738589539" calcext:value-type="float">
            <text:p>0.1427385895</text:p>
          </table:table-cell>
          <table:table-cell office:value-type="float" office:value="0.145463299379" calcext:value-type="float">
            <text:p>0.1454632994</text:p>
          </table:table-cell>
          <table:table-cell office:value-type="float" office:value="0.134982497188" calcext:value-type="float">
            <text:p>0.1349824972</text:p>
          </table:table-cell>
          <table:table-cell office:value-type="float" office:value="0.118010242557" calcext:value-type="float">
            <text:p>0.1180102426</text:p>
          </table:table-cell>
          <table:table-cell office:value-type="float" office:value="0.115090684942" calcext:value-type="float">
            <text:p>0.1150906849</text:p>
          </table:table-cell>
          <table:table-cell office:value-type="float" office:value="0.133225378474" calcext:value-type="float">
            <text:p>0.1332253785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44991717855" calcext:value-type="float">
            <text:p>0.4449917179</text:p>
          </table:table-cell>
          <table:table-cell office:value-type="float" office:value="0.413300917437" calcext:value-type="float">
            <text:p>0.4133009174</text:p>
          </table:table-cell>
          <table:table-cell office:value-type="float" office:value="0.439825527385" calcext:value-type="float">
            <text:p>0.4398255274</text:p>
          </table:table-cell>
          <table:table-cell office:value-type="float" office:value="0.357490149036" calcext:value-type="float">
            <text:p>0.357490149</text:p>
          </table:table-cell>
          <table:table-cell office:value-type="float" office:value="0.391021592549" calcext:value-type="float">
            <text:p>0.3910215925</text:p>
          </table:table-cell>
          <table:table-cell office:value-type="float" office:value="0.342883914104" calcext:value-type="float">
            <text:p>0.3428839141</text:p>
          </table:table-cell>
          <table:table-cell office:value-type="float" office:value="0.357946440857" calcext:value-type="float">
            <text:p>0.3579464409</text:p>
          </table:table-cell>
          <table:table-cell office:value-type="float" office:value="0.340915263718" calcext:value-type="float">
            <text:p>0.3409152637</text:p>
          </table:table-cell>
          <table:table-cell office:value-type="float" office:value="0.327170002409" calcext:value-type="float">
            <text:p>0.3271700024</text:p>
          </table:table-cell>
          <table:table-cell office:value-type="float" office:value="0.330253462351" calcext:value-type="float">
            <text:p>0.3302534624</text:p>
          </table:table-cell>
          <table:table-cell office:value-type="float" office:value="0.311953183991" calcext:value-type="float">
            <text:p>0.311953184</text:p>
          </table:table-cell>
          <table:table-cell office:value-type="float" office:value="0.273224174235" calcext:value-type="float">
            <text:p>0.2732241742</text:p>
          </table:table-cell>
          <table:table-cell office:value-type="float" office:value="0.277925929379" calcext:value-type="float">
            <text:p>0.2779259294</text:p>
          </table:table-cell>
          <table:table-cell office:value-type="float" office:value="0.309641079464" calcext:value-type="float">
            <text:p>0.3096410795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3.550251697" calcext:value-type="float">
            <text:p>13.550251697</text:p>
          </table:table-cell>
          <table:table-cell office:value-type="float" office:value="10.4314624584" calcext:value-type="float">
            <text:p>10.4314624584</text:p>
          </table:table-cell>
          <table:table-cell office:value-type="float" office:value="11.6647761012" calcext:value-type="float">
            <text:p>11.6647761012</text:p>
          </table:table-cell>
          <table:table-cell office:value-type="float" office:value="9.30810190028" calcext:value-type="float">
            <text:p>9.3081019003</text:p>
          </table:table-cell>
          <table:table-cell office:value-type="float" office:value="9.87768609486" calcext:value-type="float">
            <text:p>9.8776860949</text:p>
          </table:table-cell>
          <table:table-cell office:value-type="float" office:value="8.99259909297" calcext:value-type="float">
            <text:p>8.992599093</text:p>
          </table:table-cell>
          <table:table-cell office:value-type="float" office:value="9.83046351913" calcext:value-type="float">
            <text:p>9.8304635191</text:p>
          </table:table-cell>
          <table:table-cell office:value-type="float" office:value="9.0700479161" calcext:value-type="float">
            <text:p>9.0700479161</text:p>
          </table:table-cell>
          <table:table-cell office:value-type="float" office:value="9.10395505964" calcext:value-type="float">
            <text:p>9.1039550596</text:p>
          </table:table-cell>
          <table:table-cell office:value-type="float" office:value="9.87312631493" calcext:value-type="float">
            <text:p>9.8731263149</text:p>
          </table:table-cell>
          <table:table-cell office:value-type="float" office:value="9.17669377109" calcext:value-type="float">
            <text:p>9.1766937711</text:p>
          </table:table-cell>
          <table:table-cell office:value-type="float" office:value="7.2570942218" calcext:value-type="float">
            <text:p>7.2570942218</text:p>
          </table:table-cell>
          <table:table-cell office:value-type="float" office:value="7.61326507449" calcext:value-type="float">
            <text:p>7.6132650745</text:p>
          </table:table-cell>
          <table:table-cell office:value-type="float" office:value="8.56870225958" calcext:value-type="float">
            <text:p>8.5687022596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71214778163" calcext:value-type="float">
            <text:p>0.3712147782</text:p>
          </table:table-cell>
          <table:table-cell office:value-type="float" office:value="0.369608444763" calcext:value-type="float">
            <text:p>0.3696084448</text:p>
          </table:table-cell>
          <table:table-cell office:value-type="float" office:value="0.408220633905" calcext:value-type="float">
            <text:p>0.4082206339</text:p>
          </table:table-cell>
          <table:table-cell office:value-type="float" office:value="0.346120422173" calcext:value-type="float">
            <text:p>0.3461204222</text:p>
          </table:table-cell>
          <table:table-cell office:value-type="float" office:value="0.360760464561" calcext:value-type="float">
            <text:p>0.3607604646</text:p>
          </table:table-cell>
          <table:table-cell office:value-type="float" office:value="0.338869359403" calcext:value-type="float">
            <text:p>0.3388693594</text:p>
          </table:table-cell>
          <table:table-cell office:value-type="float" office:value="0.351152886814" calcext:value-type="float">
            <text:p>0.3511528868</text:p>
          </table:table-cell>
          <table:table-cell office:value-type="float" office:value="0.331801853405" calcext:value-type="float">
            <text:p>0.3318018534</text:p>
          </table:table-cell>
          <table:table-cell office:value-type="float" office:value="0.335870570174" calcext:value-type="float">
            <text:p>0.3358705702</text:p>
          </table:table-cell>
          <table:table-cell office:value-type="float" office:value="0.343347362284" calcext:value-type="float">
            <text:p>0.3433473623</text:p>
          </table:table-cell>
          <table:table-cell office:value-type="float" office:value="0.319850251403" calcext:value-type="float">
            <text:p>0.3198502514</text:p>
          </table:table-cell>
          <table:table-cell office:value-type="float" office:value="0.277875782052" calcext:value-type="float">
            <text:p>0.2778757821</text:p>
          </table:table-cell>
          <table:table-cell office:value-type="float" office:value="0.281452677872" calcext:value-type="float">
            <text:p>0.2814526779</text:p>
          </table:table-cell>
          <table:table-cell office:value-type="float" office:value="0.296912063603" calcext:value-type="float">
            <text:p>0.2969120636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rthern_Irelan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2002-03</text:p>
          </table:table-cell>
          <table:table-cell office:value-type="string" calcext:value-type="string">
            <text:p>2003-04</text:p>
          </table:table-cell>
          <table:table-cell office:value-type="string" calcext:value-type="string">
            <text:p>2004-05</text:p>
          </table:table-cell>
          <table:table-cell office:value-type="string" calcext:value-type="string">
            <text:p>2005-06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343.132563085" calcext:value-type="float">
            <text:p>343.132563085</text:p>
          </table:table-cell>
          <table:table-cell office:value-type="float" office:value="318.753450155" calcext:value-type="float">
            <text:p>318.753450155</text:p>
          </table:table-cell>
          <table:table-cell office:value-type="float" office:value="345.214732035" calcext:value-type="float">
            <text:p>345.214732035</text:p>
          </table:table-cell>
          <table:table-cell office:value-type="float" office:value="283.393620074" calcext:value-type="float">
            <text:p>283.393620074</text:p>
          </table:table-cell>
          <table:table-cell office:value-type="float" office:value="302.565357533" calcext:value-type="float">
            <text:p>302.565357533</text:p>
          </table:table-cell>
          <table:table-cell office:value-type="float" office:value="278.391746822" calcext:value-type="float">
            <text:p>278.391746822</text:p>
          </table:table-cell>
          <table:table-cell office:value-type="float" office:value="287.965403755" calcext:value-type="float">
            <text:p>287.965403755</text:p>
          </table:table-cell>
          <table:table-cell office:value-type="float" office:value="265.330176819" calcext:value-type="float">
            <text:p>265.330176819</text:p>
          </table:table-cell>
          <table:table-cell office:value-type="float" office:value="295.481481127" calcext:value-type="float">
            <text:p>295.481481127</text:p>
          </table:table-cell>
          <table:table-cell office:value-type="float" office:value="286.495564617" calcext:value-type="float">
            <text:p>286.495564617</text:p>
          </table:table-cell>
          <table:table-cell office:value-type="float" office:value="302.925437902" calcext:value-type="float">
            <text:p>302.925437902</text:p>
          </table:table-cell>
          <table:table-cell office:value-type="float" office:value="225.285503867" calcext:value-type="float">
            <text:p>225.285503867</text:p>
          </table:table-cell>
          <table:table-cell office:value-type="float" office:value="236.866240695" calcext:value-type="float">
            <text:p>236.866240695</text:p>
          </table:table-cell>
          <table:table-cell office:value-type="float" office:value="276.448274126" calcext:value-type="float">
            <text:p>276.448274126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89.9804799898" calcext:value-type="float">
            <text:p>89.9804799898</text:p>
          </table:table-cell>
          <table:table-cell office:value-type="float" office:value="83.3288187523" calcext:value-type="float">
            <text:p>83.3288187523</text:p>
          </table:table-cell>
          <table:table-cell office:value-type="float" office:value="90.2739051241" calcext:value-type="float">
            <text:p>90.2739051241</text:p>
          </table:table-cell>
          <table:table-cell office:value-type="float" office:value="73.1574457371" calcext:value-type="float">
            <text:p>73.1574457371</text:p>
          </table:table-cell>
          <table:table-cell office:value-type="float" office:value="81.2596148656" calcext:value-type="float">
            <text:p>81.2596148656</text:p>
          </table:table-cell>
          <table:table-cell office:value-type="float" office:value="76.2255781737" calcext:value-type="float">
            <text:p>76.2255781737</text:p>
          </table:table-cell>
          <table:table-cell office:value-type="float" office:value="78.2579610545" calcext:value-type="float">
            <text:p>78.2579610545</text:p>
          </table:table-cell>
          <table:table-cell office:value-type="float" office:value="72.8356093975" calcext:value-type="float">
            <text:p>72.8356093975</text:p>
          </table:table-cell>
          <table:table-cell office:value-type="float" office:value="79.691931421" calcext:value-type="float">
            <text:p>79.691931421</text:p>
          </table:table-cell>
          <table:table-cell office:value-type="float" office:value="76.3870325424" calcext:value-type="float">
            <text:p>76.3870325424</text:p>
          </table:table-cell>
          <table:table-cell office:value-type="float" office:value="82.3396280127" calcext:value-type="float">
            <text:p>82.3396280127</text:p>
          </table:table-cell>
          <table:table-cell office:value-type="float" office:value="61.969360146" calcext:value-type="float">
            <text:p>61.969360146</text:p>
          </table:table-cell>
          <table:table-cell office:value-type="float" office:value="64.7065463609" calcext:value-type="float">
            <text:p>64.7065463609</text:p>
          </table:table-cell>
          <table:table-cell office:value-type="float" office:value="77.3844764793" calcext:value-type="float">
            <text:p>77.3844764793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45683494348" calcext:value-type="float">
            <text:p>1.4568349435</text:p>
          </table:table-cell>
          <table:table-cell office:value-type="float" office:value="1.37534505714" calcext:value-type="float">
            <text:p>1.3753450571</text:p>
          </table:table-cell>
          <table:table-cell office:value-type="float" office:value="1.52892706975" calcext:value-type="float">
            <text:p>1.5289270698</text:p>
          </table:table-cell>
          <table:table-cell office:value-type="float" office:value="1.25518004486" calcext:value-type="float">
            <text:p>1.2551800449</text:p>
          </table:table-cell>
          <table:table-cell office:value-type="float" office:value="1.38170198619" calcext:value-type="float">
            <text:p>1.3817019862</text:p>
          </table:table-cell>
          <table:table-cell office:value-type="float" office:value="1.28636118995" calcext:value-type="float">
            <text:p>1.28636119</text:p>
          </table:table-cell>
          <table:table-cell office:value-type="float" office:value="1.30582751337" calcext:value-type="float">
            <text:p>1.3058275134</text:p>
          </table:table-cell>
          <table:table-cell office:value-type="float" office:value="1.21610386432" calcext:value-type="float">
            <text:p>1.2161038643</text:p>
          </table:table-cell>
          <table:table-cell office:value-type="float" office:value="1.37972230196" calcext:value-type="float">
            <text:p>1.379722302</text:p>
          </table:table-cell>
          <table:table-cell office:value-type="float" office:value="1.34626638059" calcext:value-type="float">
            <text:p>1.3462663806</text:p>
          </table:table-cell>
          <table:table-cell office:value-type="float" office:value="1.5664994476" calcext:value-type="float">
            <text:p>1.5664994476</text:p>
          </table:table-cell>
          <table:table-cell office:value-type="float" office:value="1.02595030108" calcext:value-type="float">
            <text:p>1.0259503011</text:p>
          </table:table-cell>
          <table:table-cell office:value-type="float" office:value="1.18784816257" calcext:value-type="float">
            <text:p>1.1878481626</text:p>
          </table:table-cell>
          <table:table-cell office:value-type="float" office:value="1.33035878596" calcext:value-type="float">
            <text:p>1.330358786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30141528397" calcext:value-type="float">
            <text:p>1.301415284</text:p>
          </table:table-cell>
          <table:table-cell office:value-type="float" office:value="1.21960198801" calcext:value-type="float">
            <text:p>1.219601988</text:p>
          </table:table-cell>
          <table:table-cell office:value-type="float" office:value="1.30157560887" calcext:value-type="float">
            <text:p>1.3015756089</text:p>
          </table:table-cell>
          <table:table-cell office:value-type="float" office:value="1.08360700424" calcext:value-type="float">
            <text:p>1.0836070042</text:p>
          </table:table-cell>
          <table:table-cell office:value-type="float" office:value="1.20129657461" calcext:value-type="float">
            <text:p>1.2012965746</text:p>
          </table:table-cell>
          <table:table-cell office:value-type="float" office:value="1.10833844805" calcext:value-type="float">
            <text:p>1.1083384481</text:p>
          </table:table-cell>
          <table:table-cell office:value-type="float" office:value="1.122752055" calcext:value-type="float">
            <text:p>1.122752055</text:p>
          </table:table-cell>
          <table:table-cell office:value-type="float" office:value="1.04383797093" calcext:value-type="float">
            <text:p>1.0438379709</text:p>
          </table:table-cell>
          <table:table-cell office:value-type="float" office:value="1.16493654801" calcext:value-type="float">
            <text:p>1.164936548</text:p>
          </table:table-cell>
          <table:table-cell office:value-type="float" office:value="1.1357654693" calcext:value-type="float">
            <text:p>1.1357654693</text:p>
          </table:table-cell>
          <table:table-cell office:value-type="float" office:value="1.29715525584" calcext:value-type="float">
            <text:p>1.2971552558</text:p>
          </table:table-cell>
          <table:table-cell office:value-type="float" office:value="0.866781992998" calcext:value-type="float">
            <text:p>0.866781993</text:p>
          </table:table-cell>
          <table:table-cell office:value-type="float" office:value="0.962218372013" calcext:value-type="float">
            <text:p>0.962218372</text:p>
          </table:table-cell>
          <table:table-cell office:value-type="float" office:value="1.19031163582" calcext:value-type="float">
            <text:p>1.1903116358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38.4174621085" calcext:value-type="float">
            <text:p>38.4174621085</text:p>
          </table:table-cell>
          <table:table-cell office:value-type="float" office:value="35.4044067708" calcext:value-type="float">
            <text:p>35.4044067708</text:p>
          </table:table-cell>
          <table:table-cell office:value-type="float" office:value="37.4060464585" calcext:value-type="float">
            <text:p>37.4060464585</text:p>
          </table:table-cell>
          <table:table-cell office:value-type="float" office:value="31.2958823234" calcext:value-type="float">
            <text:p>31.2958823234</text:p>
          </table:table-cell>
          <table:table-cell office:value-type="float" office:value="33.5046814527" calcext:value-type="float">
            <text:p>33.5046814527</text:p>
          </table:table-cell>
          <table:table-cell office:value-type="float" office:value="30.7745549418" calcext:value-type="float">
            <text:p>30.7745549418</text:p>
          </table:table-cell>
          <table:table-cell office:value-type="float" office:value="31.4950102998" calcext:value-type="float">
            <text:p>31.4950102998</text:p>
          </table:table-cell>
          <table:table-cell office:value-type="float" office:value="28.4260400517" calcext:value-type="float">
            <text:p>28.4260400517</text:p>
          </table:table-cell>
          <table:table-cell office:value-type="float" office:value="32.8523939471" calcext:value-type="float">
            <text:p>32.8523939471</text:p>
          </table:table-cell>
          <table:table-cell office:value-type="float" office:value="33.2502574266" calcext:value-type="float">
            <text:p>33.2502574266</text:p>
          </table:table-cell>
          <table:table-cell office:value-type="float" office:value="33.9475311607" calcext:value-type="float">
            <text:p>33.9475311607</text:p>
          </table:table-cell>
          <table:table-cell office:value-type="float" office:value="25.6244525321" calcext:value-type="float">
            <text:p>25.6244525321</text:p>
          </table:table-cell>
          <table:table-cell office:value-type="float" office:value="27.2068317911" calcext:value-type="float">
            <text:p>27.2068317911</text:p>
          </table:table-cell>
          <table:table-cell office:value-type="float" office:value="32.1833556024" calcext:value-type="float">
            <text:p>32.1833556024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27459895017" calcext:value-type="float">
            <text:p>0.2745989502</text:p>
          </table:table-cell>
          <table:table-cell office:value-type="float" office:value="0.254017788417" calcext:value-type="float">
            <text:p>0.2540177884</text:p>
          </table:table-cell>
          <table:table-cell office:value-type="float" office:value="0.272900664192" calcext:value-type="float">
            <text:p>0.2729006642</text:p>
          </table:table-cell>
          <table:table-cell office:value-type="float" office:value="0.226181217686" calcext:value-type="float">
            <text:p>0.2261812177</text:p>
          </table:table-cell>
          <table:table-cell office:value-type="float" office:value="0.247170675205" calcext:value-type="float">
            <text:p>0.2471706752</text:p>
          </table:table-cell>
          <table:table-cell office:value-type="float" office:value="0.22596737246" calcext:value-type="float">
            <text:p>0.2259673725</text:p>
          </table:table-cell>
          <table:table-cell office:value-type="float" office:value="0.224769528814" calcext:value-type="float">
            <text:p>0.2247695288</text:p>
          </table:table-cell>
          <table:table-cell office:value-type="float" office:value="0.207467023729" calcext:value-type="float">
            <text:p>0.2074670237</text:p>
          </table:table-cell>
          <table:table-cell office:value-type="float" office:value="0.237961688278" calcext:value-type="float">
            <text:p>0.2379616883</text:p>
          </table:table-cell>
          <table:table-cell office:value-type="float" office:value="0.233771557651" calcext:value-type="float">
            <text:p>0.2337715577</text:p>
          </table:table-cell>
          <table:table-cell office:value-type="float" office:value="0.269762998962" calcext:value-type="float">
            <text:p>0.269762999</text:p>
          </table:table-cell>
          <table:table-cell office:value-type="float" office:value="0.177989042478" calcext:value-type="float">
            <text:p>0.1779890425</text:p>
          </table:table-cell>
          <table:table-cell office:value-type="float" office:value="0.194038036981" calcext:value-type="float">
            <text:p>0.194038037</text:p>
          </table:table-cell>
          <table:table-cell office:value-type="float" office:value="0.238073351459" calcext:value-type="float">
            <text:p>0.2380733515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92270331286" calcext:value-type="float">
            <text:p>0.1922703313</text:p>
          </table:table-cell>
          <table:table-cell office:value-type="float" office:value="0.178414941567" calcext:value-type="float">
            <text:p>0.1784149416</text:p>
          </table:table-cell>
          <table:table-cell office:value-type="float" office:value="0.189375323664" calcext:value-type="float">
            <text:p>0.1893753237</text:p>
          </table:table-cell>
          <table:table-cell office:value-type="float" office:value="0.158933302867" calcext:value-type="float">
            <text:p>0.1589333029</text:p>
          </table:table-cell>
          <table:table-cell office:value-type="float" office:value="0.168269130752" calcext:value-type="float">
            <text:p>0.1682691308</text:p>
          </table:table-cell>
          <table:table-cell office:value-type="float" office:value="0.157606947899" calcext:value-type="float">
            <text:p>0.1576069479</text:p>
          </table:table-cell>
          <table:table-cell office:value-type="float" office:value="0.162130389487" calcext:value-type="float">
            <text:p>0.1621303895</text:p>
          </table:table-cell>
          <table:table-cell office:value-type="float" office:value="0.145299844435" calcext:value-type="float">
            <text:p>0.1452998444</text:p>
          </table:table-cell>
          <table:table-cell office:value-type="float" office:value="0.167146313744" calcext:value-type="float">
            <text:p>0.1671463137</text:p>
          </table:table-cell>
          <table:table-cell office:value-type="float" office:value="0.166299651609" calcext:value-type="float">
            <text:p>0.1662996516</text:p>
          </table:table-cell>
          <table:table-cell office:value-type="float" office:value="0.17181654356" calcext:value-type="float">
            <text:p>0.1718165436</text:p>
          </table:table-cell>
          <table:table-cell office:value-type="float" office:value="0.133225845272" calcext:value-type="float">
            <text:p>0.1332258453</text:p>
          </table:table-cell>
          <table:table-cell office:value-type="float" office:value="0.131959934253" calcext:value-type="float">
            <text:p>0.1319599343</text:p>
          </table:table-cell>
          <table:table-cell office:value-type="float" office:value="0.165968202025" calcext:value-type="float">
            <text:p>0.165968202</text:p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486936657946" calcext:value-type="float">
            <text:p>0.4869366579</text:p>
          </table:table-cell>
          <table:table-cell office:value-type="float" office:value="0.448037936929" calcext:value-type="float">
            <text:p>0.4480379369</text:p>
          </table:table-cell>
          <table:table-cell office:value-type="float" office:value="0.46589020833" calcext:value-type="float">
            <text:p>0.4658902083</text:p>
          </table:table-cell>
          <table:table-cell office:value-type="float" office:value="0.393738370846" calcext:value-type="float">
            <text:p>0.3937383708</text:p>
          </table:table-cell>
          <table:table-cell office:value-type="float" office:value="0.415200381749" calcext:value-type="float">
            <text:p>0.4152003817</text:p>
          </table:table-cell>
          <table:table-cell office:value-type="float" office:value="0.375944981887" calcext:value-type="float">
            <text:p>0.3759449819</text:p>
          </table:table-cell>
          <table:table-cell office:value-type="float" office:value="0.382146962441" calcext:value-type="float">
            <text:p>0.3821469624</text:p>
          </table:table-cell>
          <table:table-cell office:value-type="float" office:value="0.342960706162" calcext:value-type="float">
            <text:p>0.3429607062</text:p>
          </table:table-cell>
          <table:table-cell office:value-type="float" office:value="0.404966779497" calcext:value-type="float">
            <text:p>0.4049667795</text:p>
          </table:table-cell>
          <table:table-cell office:value-type="float" office:value="0.407283806437" calcext:value-type="float">
            <text:p>0.4072838064</text:p>
          </table:table-cell>
          <table:table-cell office:value-type="float" office:value="0.422916781646" calcext:value-type="float">
            <text:p>0.4229167816</text:p>
          </table:table-cell>
          <table:table-cell office:value-type="float" office:value="0.316342086581" calcext:value-type="float">
            <text:p>0.3163420866</text:p>
          </table:table-cell>
          <table:table-cell office:value-type="float" office:value="0.31997178232" calcext:value-type="float">
            <text:p>0.3199717823</text:p>
          </table:table-cell>
          <table:table-cell office:value-type="float" office:value="0.405442659693" calcext:value-type="float">
            <text:p>0.4054426597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3.4063728767" calcext:value-type="float">
            <text:p>13.4063728767</text:p>
          </table:table-cell>
          <table:table-cell office:value-type="float" office:value="10.9052535861" calcext:value-type="float">
            <text:p>10.9052535861</text:p>
          </table:table-cell>
          <table:table-cell office:value-type="float" office:value="11.5093103903" calcext:value-type="float">
            <text:p>11.5093103903</text:p>
          </table:table-cell>
          <table:table-cell office:value-type="float" office:value="10.0470455954" calcext:value-type="float">
            <text:p>10.0470455954</text:p>
          </table:table-cell>
          <table:table-cell office:value-type="float" office:value="10.9196488543" calcext:value-type="float">
            <text:p>10.9196488543</text:p>
          </table:table-cell>
          <table:table-cell office:value-type="float" office:value="9.91571322759" calcext:value-type="float">
            <text:p>9.9157132276</text:p>
          </table:table-cell>
          <table:table-cell office:value-type="float" office:value="9.53999524927" calcext:value-type="float">
            <text:p>9.5399952493</text:p>
          </table:table-cell>
          <table:table-cell office:value-type="float" office:value="8.68867253688" calcext:value-type="float">
            <text:p>8.6886725369</text:p>
          </table:table-cell>
          <table:table-cell office:value-type="float" office:value="10.4376690878" calcext:value-type="float">
            <text:p>10.4376690878</text:p>
          </table:table-cell>
          <table:table-cell office:value-type="float" office:value="9.88951823466" calcext:value-type="float">
            <text:p>9.8895182347</text:p>
          </table:table-cell>
          <table:table-cell office:value-type="float" office:value="11.5607595813" calcext:value-type="float">
            <text:p>11.5607595813</text:p>
          </table:table-cell>
          <table:table-cell office:value-type="float" office:value="7.65221848989" calcext:value-type="float">
            <text:p>7.6522184899</text:p>
          </table:table-cell>
          <table:table-cell office:value-type="float" office:value="7.83693771462" calcext:value-type="float">
            <text:p>7.8369377146</text:p>
          </table:table-cell>
          <table:table-cell office:value-type="float" office:value="9.94919650649" calcext:value-type="float">
            <text:p>9.9491965065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tamin D</text:p>
          </table:table-cell>
          <table:table-cell/>
          <table:table-cell office:value-type="string" calcext:value-type="string">
            <text:p>μg</text:p>
          </table:table-cell>
          <table:table-cell office:value-type="float" office:value="0.36493105819" calcext:value-type="float">
            <text:p>0.3649310582</text:p>
          </table:table-cell>
          <table:table-cell office:value-type="float" office:value="0.352706845611" calcext:value-type="float">
            <text:p>0.3527068456</text:p>
          </table:table-cell>
          <table:table-cell office:value-type="float" office:value="0.399324496755" calcext:value-type="float">
            <text:p>0.3993244968</text:p>
          </table:table-cell>
          <table:table-cell office:value-type="float" office:value="0.327215660102" calcext:value-type="float">
            <text:p>0.3272156601</text:p>
          </table:table-cell>
          <table:table-cell office:value-type="float" office:value="0.35662452695" calcext:value-type="float">
            <text:p>0.356624527</text:p>
          </table:table-cell>
          <table:table-cell office:value-type="float" office:value="0.342420918749" calcext:value-type="float">
            <text:p>0.3424209187</text:p>
          </table:table-cell>
          <table:table-cell office:value-type="float" office:value="0.349555619135" calcext:value-type="float">
            <text:p>0.3495556191</text:p>
          </table:table-cell>
          <table:table-cell office:value-type="float" office:value="0.32994079515" calcext:value-type="float">
            <text:p>0.3299407952</text:p>
          </table:table-cell>
          <table:table-cell office:value-type="float" office:value="0.373662729605" calcext:value-type="float">
            <text:p>0.3736627296</text:p>
          </table:table-cell>
          <table:table-cell office:value-type="float" office:value="0.334626467583" calcext:value-type="float">
            <text:p>0.3346264676</text:p>
          </table:table-cell>
          <table:table-cell office:value-type="float" office:value="0.424199461808" calcext:value-type="float">
            <text:p>0.4241994618</text:p>
          </table:table-cell>
          <table:table-cell office:value-type="float" office:value="0.284765469154" calcext:value-type="float">
            <text:p>0.2847654692</text:p>
          </table:table-cell>
          <table:table-cell office:value-type="float" office:value="0.290681014931" calcext:value-type="float">
            <text:p>0.2906810149</text:p>
          </table:table-cell>
          <table:table-cell office:value-type="float" office:value="0.367654454584" calcext:value-type="float">
            <text:p>0.3676544546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yr_averag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Units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Yorks &amp; the Humber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Northern Ire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verage intake per person per day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kcal</text:p>
          </table:table-cell>
          <table:table-cell office:value-type="float" office:value="226.115088252" calcext:value-type="float">
            <text:p>226.115088252</text:p>
          </table:table-cell>
          <table:table-cell office:value-type="float" office:value="211.407311418" calcext:value-type="float">
            <text:p>211.407311418</text:p>
          </table:table-cell>
          <table:table-cell office:value-type="float" office:value="226.884865255" calcext:value-type="float">
            <text:p>226.884865255</text:p>
          </table:table-cell>
          <table:table-cell office:value-type="float" office:value="206.707132786" calcext:value-type="float">
            <text:p>206.707132786</text:p>
          </table:table-cell>
          <table:table-cell office:value-type="float" office:value="194.578011659" calcext:value-type="float">
            <text:p>194.578011659</text:p>
          </table:table-cell>
          <table:table-cell office:value-type="float" office:value="214.023006086" calcext:value-type="float">
            <text:p>214.023006086</text:p>
          </table:table-cell>
          <table:table-cell office:value-type="float" office:value="272.597559491" calcext:value-type="float">
            <text:p>272.597559491</text:p>
          </table:table-cell>
          <table:table-cell office:value-type="float" office:value="210.694559541" calcext:value-type="float">
            <text:p>210.694559541</text:p>
          </table:table-cell>
          <table:table-cell office:value-type="float" office:value="218.178187158" calcext:value-type="float">
            <text:p>218.178187158</text:p>
          </table:table-cell>
          <table:table-cell office:value-type="float" office:value="221.774194738" calcext:value-type="float">
            <text:p>221.774194738</text:p>
          </table:table-cell>
          <table:table-cell office:value-type="float" office:value="211.47066245" calcext:value-type="float">
            <text:p>211.47066245</text:p>
          </table:table-cell>
          <table:table-cell office:value-type="float" office:value="217.946250275" calcext:value-type="float">
            <text:p>217.946250275</text:p>
          </table:table-cell>
          <table:table-cell office:value-type="float" office:value="246.200006229" calcext:value-type="float">
            <text:p>246.200006229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c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64.0437936313" calcext:value-type="float">
            <text:p>64.0437936313</text:p>
          </table:table-cell>
          <table:table-cell office:value-type="float" office:value="61.9605078618" calcext:value-type="float">
            <text:p>61.9605078618</text:p>
          </table:table-cell>
          <table:table-cell office:value-type="float" office:value="66.5981927234" calcext:value-type="float">
            <text:p>66.5981927234</text:p>
          </table:table-cell>
          <table:table-cell office:value-type="float" office:value="61.9679185236" calcext:value-type="float">
            <text:p>61.9679185236</text:p>
          </table:table-cell>
          <table:table-cell office:value-type="float" office:value="56.7965680432" calcext:value-type="float">
            <text:p>56.7965680432</text:p>
          </table:table-cell>
          <table:table-cell office:value-type="float" office:value="63.7997556153" calcext:value-type="float">
            <text:p>63.7997556153</text:p>
          </table:table-cell>
          <table:table-cell office:value-type="float" office:value="81.2280525232" calcext:value-type="float">
            <text:p>81.2280525232</text:p>
          </table:table-cell>
          <table:table-cell office:value-type="float" office:value="62.9947157299" calcext:value-type="float">
            <text:p>62.9947157299</text:p>
          </table:table-cell>
          <table:table-cell office:value-type="float" office:value="64.6980607897" calcext:value-type="float">
            <text:p>64.6980607897</text:p>
          </table:table-cell>
          <table:table-cell office:value-type="float" office:value="65.6070108189" calcext:value-type="float">
            <text:p>65.6070108189</text:p>
          </table:table-cell>
          <table:table-cell office:value-type="float" office:value="63.0864035083" calcext:value-type="float">
            <text:p>63.0864035083</text:p>
          </table:table-cell>
          <table:table-cell office:value-type="float" office:value="64.4752694648" calcext:value-type="float">
            <text:p>64.4752694648</text:p>
          </table:table-cell>
          <table:table-cell office:value-type="float" office:value="68.0201276621" calcext:value-type="float">
            <text:p>68.0201276621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1.06204494782" calcext:value-type="float">
            <text:p>1.0620449478</text:p>
          </table:table-cell>
          <table:table-cell office:value-type="float" office:value="1.01956090763" calcext:value-type="float">
            <text:p>1.0195609076</text:p>
          </table:table-cell>
          <table:table-cell office:value-type="float" office:value="1.09243642999" calcext:value-type="float">
            <text:p>1.09243643</text:p>
          </table:table-cell>
          <table:table-cell office:value-type="float" office:value="1.00838980039" calcext:value-type="float">
            <text:p>1.0083898004</text:p>
          </table:table-cell>
          <table:table-cell office:value-type="float" office:value="0.967968785578" calcext:value-type="float">
            <text:p>0.9679687856</text:p>
          </table:table-cell>
          <table:table-cell office:value-type="float" office:value="1.06909001262" calcext:value-type="float">
            <text:p>1.0690900126</text:p>
          </table:table-cell>
          <table:table-cell office:value-type="float" office:value="1.44581570744" calcext:value-type="float">
            <text:p>1.4458157074</text:p>
          </table:table-cell>
          <table:table-cell office:value-type="float" office:value="1.06707987449" calcext:value-type="float">
            <text:p>1.0670798745</text:p>
          </table:table-cell>
          <table:table-cell office:value-type="float" office:value="1.0882163614" calcext:value-type="float">
            <text:p>1.0882163614</text:p>
          </table:table-cell>
          <table:table-cell office:value-type="float" office:value="1.10871670408" calcext:value-type="float">
            <text:p>1.1087167041</text:p>
          </table:table-cell>
          <table:table-cell office:value-type="float" office:value="1.04708561176" calcext:value-type="float">
            <text:p>1.0470856118</text:p>
          </table:table-cell>
          <table:table-cell office:value-type="float" office:value="1.04830468333" calcext:value-type="float">
            <text:p>1.0483046833</text:p>
          </table:table-cell>
          <table:table-cell office:value-type="float" office:value="1.18138574987" calcext:value-type="float">
            <text:p>1.1813857499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942456380442" calcext:value-type="float">
            <text:p>0.9424563804</text:p>
          </table:table-cell>
          <table:table-cell office:value-type="float" office:value="0.894030809227" calcext:value-type="float">
            <text:p>0.8940308092</text:p>
          </table:table-cell>
          <table:table-cell office:value-type="float" office:value="0.950009638368" calcext:value-type="float">
            <text:p>0.9500096384</text:p>
          </table:table-cell>
          <table:table-cell office:value-type="float" office:value="0.862424506" calcext:value-type="float">
            <text:p>0.862424506</text:p>
          </table:table-cell>
          <table:table-cell office:value-type="float" office:value="0.804732918502" calcext:value-type="float">
            <text:p>0.8047329185</text:p>
          </table:table-cell>
          <table:table-cell office:value-type="float" office:value="0.924586358571" calcext:value-type="float">
            <text:p>0.9245863586</text:p>
          </table:table-cell>
          <table:table-cell office:value-type="float" office:value="1.190921962" calcext:value-type="float">
            <text:p>1.190921962</text:p>
          </table:table-cell>
          <table:table-cell office:value-type="float" office:value="0.890948876515" calcext:value-type="float">
            <text:p>0.8909488765</text:p>
          </table:table-cell>
          <table:table-cell office:value-type="float" office:value="0.932214771295" calcext:value-type="float">
            <text:p>0.9322147713</text:p>
          </table:table-cell>
          <table:table-cell office:value-type="float" office:value="0.94246699826" calcext:value-type="float">
            <text:p>0.9424669983</text:p>
          </table:table-cell>
          <table:table-cell office:value-type="float" office:value="0.929530576361" calcext:value-type="float">
            <text:p>0.9295305764</text:p>
          </table:table-cell>
          <table:table-cell office:value-type="float" office:value="0.878355201933" calcext:value-type="float">
            <text:p>0.8783552019</text:p>
          </table:table-cell>
          <table:table-cell office:value-type="float" office:value="1.00643733361" calcext:value-type="float">
            <text:p>1.0064373336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gnesium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26.6758997407" calcext:value-type="float">
            <text:p>26.6758997407</text:p>
          </table:table-cell>
          <table:table-cell office:value-type="float" office:value="24.5987225569" calcext:value-type="float">
            <text:p>24.5987225569</text:p>
          </table:table-cell>
          <table:table-cell office:value-type="float" office:value="26.6193891713" calcext:value-type="float">
            <text:p>26.6193891713</text:p>
          </table:table-cell>
          <table:table-cell office:value-type="float" office:value="24.3077180481" calcext:value-type="float">
            <text:p>24.3077180481</text:p>
          </table:table-cell>
          <table:table-cell office:value-type="float" office:value="22.523133164" calcext:value-type="float">
            <text:p>22.523133164</text:p>
          </table:table-cell>
          <table:table-cell office:value-type="float" office:value="25.0647644231" calcext:value-type="float">
            <text:p>25.0647644231</text:p>
          </table:table-cell>
          <table:table-cell office:value-type="float" office:value="31.9403730908" calcext:value-type="float">
            <text:p>31.9403730908</text:p>
          </table:table-cell>
          <table:table-cell office:value-type="float" office:value="24.573276131" calcext:value-type="float">
            <text:p>24.573276131</text:p>
          </table:table-cell>
          <table:table-cell office:value-type="float" office:value="25.6917175822" calcext:value-type="float">
            <text:p>25.6917175822</text:p>
          </table:table-cell>
          <table:table-cell office:value-type="float" office:value="25.9449139673" calcext:value-type="float">
            <text:p>25.9449139673</text:p>
          </table:table-cell>
          <table:table-cell office:value-type="float" office:value="24.3113015986" calcext:value-type="float">
            <text:p>24.3113015986</text:p>
          </table:table-cell>
          <table:table-cell office:value-type="float" office:value="24.4533923875" calcext:value-type="float">
            <text:p>24.4533923875</text:p>
          </table:table-cell>
          <table:table-cell office:value-type="float" office:value="28.3382133085" calcext:value-type="float">
            <text:p>28.3382133085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82272193734" calcext:value-type="float">
            <text:p>0.1822721937</text:p>
          </table:table-cell>
          <table:table-cell office:value-type="float" office:value="0.169003395724" calcext:value-type="float">
            <text:p>0.1690033957</text:p>
          </table:table-cell>
          <table:table-cell office:value-type="float" office:value="0.183229264541" calcext:value-type="float">
            <text:p>0.1832292645</text:p>
          </table:table-cell>
          <table:table-cell office:value-type="float" office:value="0.165158260741" calcext:value-type="float">
            <text:p>0.1651582607</text:p>
          </table:table-cell>
          <table:table-cell office:value-type="float" office:value="0.154803022937" calcext:value-type="float">
            <text:p>0.1548030229</text:p>
          </table:table-cell>
          <table:table-cell office:value-type="float" office:value="0.176864251059" calcext:value-type="float">
            <text:p>0.1768642511</text:p>
          </table:table-cell>
          <table:table-cell office:value-type="float" office:value="0.238668003708" calcext:value-type="float">
            <text:p>0.2386680037</text:p>
          </table:table-cell>
          <table:table-cell office:value-type="float" office:value="0.168809380344" calcext:value-type="float">
            <text:p>0.1688093803</text:p>
          </table:table-cell>
          <table:table-cell office:value-type="float" office:value="0.179481861846" calcext:value-type="float">
            <text:p>0.1794818618</text:p>
          </table:table-cell>
          <table:table-cell office:value-type="float" office:value="0.181921671584" calcext:value-type="float">
            <text:p>0.1819216716</text:p>
          </table:table-cell>
          <table:table-cell office:value-type="float" office:value="0.178136142182" calcext:value-type="float">
            <text:p>0.1781361422</text:p>
          </table:table-cell>
          <table:table-cell office:value-type="float" office:value="0.176762145895" calcext:value-type="float">
            <text:p>0.1767621459</text:p>
          </table:table-cell>
          <table:table-cell office:value-type="float" office:value="0.203366810306" calcext:value-type="float">
            <text:p>0.2033668103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134144855434" calcext:value-type="float">
            <text:p>0.1341448554</text:p>
          </table:table-cell>
          <table:table-cell office:value-type="float" office:value="0.125928164225" calcext:value-type="float">
            <text:p>0.1259281642</text:p>
          </table:table-cell>
          <table:table-cell office:value-type="float" office:value="0.136981950108" calcext:value-type="float">
            <text:p>0.1369819501</text:p>
          </table:table-cell>
          <table:table-cell office:value-type="float" office:value="0.122415170895" calcext:value-type="float">
            <text:p>0.1224151709</text:p>
          </table:table-cell>
          <table:table-cell office:value-type="float" office:value="0.114047491755" calcext:value-type="float">
            <text:p>0.1140474918</text:p>
          </table:table-cell>
          <table:table-cell office:value-type="float" office:value="0.12668424679" calcext:value-type="float">
            <text:p>0.1266842468</text:p>
          </table:table-cell>
          <table:table-cell office:value-type="float" office:value="0.161590612266" calcext:value-type="float">
            <text:p>0.1615906123</text:p>
          </table:table-cell>
          <table:table-cell office:value-type="float" office:value="0.123541790164" calcext:value-type="float">
            <text:p>0.1235417902</text:p>
          </table:table-cell>
          <table:table-cell office:value-type="float" office:value="0.131200996243" calcext:value-type="float">
            <text:p>0.1312009962</text:p>
          </table:table-cell>
          <table:table-cell office:value-type="float" office:value="0.131589604251" calcext:value-type="float">
            <text:p>0.1315896043</text:p>
          </table:table-cell>
          <table:table-cell office:value-type="float" office:value="0.128776225282" calcext:value-type="float">
            <text:p>0.1287762253</text:p>
          </table:table-cell>
          <table:table-cell office:value-type="float" office:value="0.122108768658" calcext:value-type="float">
            <text:p>0.1221087687</text:p>
          </table:table-cell>
          <table:table-cell office:value-type="float" office:value="0.14371799385" calcext:value-type="float">
            <text:p>0.1437179939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itamin B6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0.32287461216" calcext:value-type="float">
            <text:p>0.3228746122</text:p>
          </table:table-cell>
          <table:table-cell office:value-type="float" office:value="0.291668119576" calcext:value-type="float">
            <text:p>0.2916681196</text:p>
          </table:table-cell>
          <table:table-cell office:value-type="float" office:value="0.318274875941" calcext:value-type="float">
            <text:p>0.3182748759</text:p>
          </table:table-cell>
          <table:table-cell office:value-type="float" office:value="0.282257119307" calcext:value-type="float">
            <text:p>0.2822571193</text:p>
          </table:table-cell>
          <table:table-cell office:value-type="float" office:value="0.26593335491" calcext:value-type="float">
            <text:p>0.2659333549</text:p>
          </table:table-cell>
          <table:table-cell office:value-type="float" office:value="0.291764109758" calcext:value-type="float">
            <text:p>0.2917641098</text:p>
          </table:table-cell>
          <table:table-cell office:value-type="float" office:value="0.382985308943" calcext:value-type="float">
            <text:p>0.3829853089</text:p>
          </table:table-cell>
          <table:table-cell office:value-type="float" office:value="0.277578961349" calcext:value-type="float">
            <text:p>0.2775789613</text:p>
          </table:table-cell>
          <table:table-cell office:value-type="float" office:value="0.300110829548" calcext:value-type="float">
            <text:p>0.3001108295</text:p>
          </table:table-cell>
          <table:table-cell office:value-type="float" office:value="0.304941950074" calcext:value-type="float">
            <text:p>0.3049419501</text:p>
          </table:table-cell>
          <table:table-cell office:value-type="float" office:value="0.293935604066" calcext:value-type="float">
            <text:p>0.2939356041</text:p>
          </table:table-cell>
          <table:table-cell office:value-type="float" office:value="0.28693039436" calcext:value-type="float">
            <text:p>0.2869303944</text:p>
          </table:table-cell>
          <table:table-cell office:value-type="float" office:value="0.347252176198" calcext:value-type="float">
            <text:p>0.3472521762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tamin C</text:p>
          </table:table-cell>
          <table:table-cell/>
          <table:table-cell office:value-type="string" calcext:value-type="string">
            <text:p>mg</text:p>
          </table:table-cell>
          <table:table-cell office:value-type="float" office:value="7.80781248869" calcext:value-type="float">
            <text:p>7.8078124887</text:p>
          </table:table-cell>
          <table:table-cell office:value-type="float" office:value="7.18223613561" calcext:value-type="float">
            <text:p>7.1822361356</text:p>
          </table:table-cell>
          <table:table-cell office:value-type="float" office:value="7.77386980444" calcext:value-type="float">
            <text:p>7.7738698044</text:p>
          </table:table-cell>
          <table:table-cell office:value-type="float" office:value="7.09381172161" calcext:value-type="float">
            <text:p>7.0938117216</text:p>
          </table:table-cell>
          <table:table-cell office:value-type="float" office:value="6.44716134334" calcext:value-type="float">
            <text:p>6.4471613433</text:p>
          </table:table-cell>
          <table:table-cell office:value-type="float" office:value="7.49079803129" calcext:value-type="float">
            <text:p>7.4907980313</text:p>
          </table:table-cell>
          <table:table-cell office:value-type="float" office:value="10.6795900533" calcext:value-type="float">
            <text:p>10.6795900533</text:p>
          </table:table-cell>
          <table:table-cell office:value-type="float" office:value="7.33044052722" calcext:value-type="float">
            <text:p>7.3304405272</text:p>
          </table:table-cell>
          <table:table-cell office:value-type="float" office:value="7.83562868021" calcext:value-type="float">
            <text:p>7.8356286802</text:p>
          </table:table-cell>
          <table:table-cell office:value-type="float" office:value="7.85183196073" calcext:value-type="float">
            <text:p>7.8518319607</text:p>
          </table:table-cell>
          <table:table-cell office:value-type="float" office:value="7.60253540293" calcext:value-type="float">
            <text:p>7.6025354029</text:p>
          </table:table-cell>
          <table:table-cell office:value-type="float" office:value="7.81302051863" calcext:value-type="float">
            <text:p>7.8130205186</text:p>
          </table:table-cell>
          <table:table-cell office:value-type="float" office:value="8.47945090367" calcext:value-type="float">
            <text:p>8.4794509037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poorv</meta:initial-creator>
    <meta:creation-date>2017-04-05T13:42:51Z</meta:creation-date>
    <dc:date>2017-04-05T19:25:24.069949278</dc:date>
    <meta:editing-duration>PT5M42S</meta:editing-duration>
    <meta:editing-cycles>1</meta:editing-cycles>
    <meta:document-statistic meta:table-count="14" meta:cell-count="2605" meta:object-count="0"/>
  </office:meta>
</office:document-meta>
</file>